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center"/>
    </style:style>
    <style:style style:name="Таблица1.A" style:family="table-column">
      <style:table-column-properties style:column-width="1.794cm"/>
    </style:style>
    <style:style style:name="Таблица1.B" style:family="table-column">
      <style:table-column-properties style:column-width="15.206cm"/>
    </style:style>
    <style:style style:name="Таблица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B1" style:family="table-cell">
      <style:table-cell-properties style:vertical-align="middle" style:border-line-width="0.002cm 0.088cm 0.002cm" fo:padding="0.049cm" fo:border="0.092cm double #808080"/>
    </style:style>
    <style:style style:name="Таблица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2" style:family="table">
      <style:table-properties style:width="13.753cm" table:align="center"/>
    </style:style>
    <style:style style:name="Таблица2.A" style:family="table-column">
      <style:table-column-properties style:column-width="1.794cm"/>
    </style:style>
    <style:style style:name="Таблица2.B" style:family="table-column">
      <style:table-column-properties style:column-width="11.959cm"/>
    </style:style>
    <style:style style:name="Таблица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2.B1" style:family="table-cell">
      <style:table-cell-properties style:vertical-align="middle" style:border-line-width="0.002cm 0.088cm 0.002cm" fo:padding="0.049cm" fo:border="0.092cm double #808080"/>
    </style:style>
    <style:style style:name="Таблица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3" style:family="table">
      <style:table-properties style:width="8.387cm" table:align="left"/>
    </style:style>
    <style:style style:name="Таблица3.A" style:family="table-column">
      <style:table-column-properties style:column-width="3.009cm"/>
    </style:style>
    <style:style style:name="Таблица3.B" style:family="table-column">
      <style:table-column-properties style:column-width="5.378cm"/>
    </style:style>
    <style:style style:name="Таблица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3.B1" style:family="table-cell">
      <style:table-cell-properties style:vertical-align="middle" style:border-line-width="0.002cm 0.088cm 0.002cm" fo:padding="0.049cm" fo:border="0.092cm double #808080"/>
    </style:style>
    <style:style style:name="Таблица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4" style:family="table">
      <style:table-properties style:width="17cm" table:align="center"/>
    </style:style>
    <style:style style:name="Таблица4.A" style:family="table-column">
      <style:table-column-properties style:column-width="4.334cm"/>
    </style:style>
    <style:style style:name="Таблица4.B" style:family="table-column">
      <style:table-column-properties style:column-width="12.666cm"/>
    </style:style>
    <style:style style:name="Таблица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4.B1" style:family="table-cell">
      <style:table-cell-properties style:vertical-align="middle" style:border-line-width="0.002cm 0.088cm 0.002cm" fo:padding="0.049cm" fo:border="0.092cm double #808080"/>
    </style:style>
    <style:style style:name="Таблица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5" style:family="table">
      <style:table-properties style:width="17cm" table:align="center"/>
    </style:style>
    <style:style style:name="Таблица5.A" style:family="table-column">
      <style:table-column-properties style:column-width="2.683cm"/>
    </style:style>
    <style:style style:name="Таблица5.B" style:family="table-column">
      <style:table-column-properties style:column-width="2.295cm"/>
    </style:style>
    <style:style style:name="Таблица5.C" style:family="table-column">
      <style:table-column-properties style:column-width="7.133cm"/>
    </style:style>
    <style:style style:name="Таблица5.D" style:family="table-column">
      <style:table-column-properties style:column-width="1.884cm"/>
    </style:style>
    <style:style style:name="Таблица5.E" style:family="table-column">
      <style:table-column-properties style:column-width="3.006cm"/>
    </style:style>
    <style:style style:name="Таблица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5.E1" style:family="table-cell">
      <style:table-cell-properties style:vertical-align="middle" style:border-line-width="0.002cm 0.088cm 0.002cm" fo:padding="0.049cm" fo:border="0.092cm double #808080"/>
    </style:style>
    <style:style style:name="Таблица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5.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Heading_20_1">
      <style:paragraph-properties fo:text-align="center" style:justify-single-word="false" fo:break-before="page"/>
    </style:style>
    <style:style style:name="P7" style:family="paragraph" style:parent-style-name="Heading_20_2">
      <style:paragraph-properties fo:break-before="page"/>
    </style:style>
    <style:style style:name="P8" style:family="paragraph" style:parent-style-name="Heading_20_1">
      <style:paragraph-properties fo:text-align="center" style:justify-single-word="false"/>
    </style:style>
    <style:style style:name="P9" style:family="paragraph" style:parent-style-name="Table_20_Contents">
      <style:paragraph-properties fo:margin-top="0cm" fo:margin-bottom="0.499cm"/>
    </style:style>
    <style:style style:name="P10" style:family="paragraph" style:parent-style-name="Preformatted_20_Text">
      <style:paragraph-properties fo:margin-top="0cm" fo:margin-bottom="0.499cm"/>
    </style:style>
    <style:style style:name="P11" style:family="paragraph" style:parent-style-name="Preformatted_20_Text">
      <style:paragraph-properties fo:margin-top="0cm" fo:margin-bottom="0.499cm" fo:text-align="start" style:justify-single-word="false"/>
    </style:style>
    <style:style style:name="P12" style:family="paragraph" style:parent-style-name="Preformatted_20_Text">
      <style:paragraph-properties fo:text-align="start" style:justify-single-word="false"/>
    </style:style>
    <style:style style:name="P13" style:family="paragraph" style:parent-style-name="Standard">
      <style:paragraph-properties fo:break-before="page"/>
    </style:style>
    <style:style style:name="P14" style:family="paragraph" style:parent-style-name="Preformatted_20_Text">
      <style:paragraph-properties fo:margin-top="0cm" fo:margin-bottom="0.499cm"/>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paragraph-properties fo:text-align="center" style:justify-single-word="false"/>
    </style:style>
    <style:style style:name="P17" style:family="paragraph" style:parent-style-name="Heading_20_1">
      <style:paragraph-properties fo:break-before="pag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paragraph-properties fo:text-align="center" style:justify-single-word="false"/>
    </style:style>
    <style:style style:name="P55" style:family="paragraph" style:parent-style-name="Text_20_body" style:list-style-name="L1">
      <style:paragraph-properties fo:margin-top="0cm" fo:margin-bottom="0cm"/>
    </style:style>
    <style:style style:name="P56" style:family="paragraph" style:parent-style-name="Text_20_body" style:list-style-name="L2">
      <style:paragraph-properties fo:margin-top="0cm" fo:margin-bottom="0cm"/>
    </style:style>
    <style:style style:name="P57" style:family="paragraph" style:parent-style-name="Text_20_body" style:list-style-name="L3">
      <style:paragraph-properties fo:margin-top="0cm" fo:margin-bottom="0cm"/>
    </style:style>
    <style:style style:name="P58" style:family="paragraph" style:parent-style-name="Text_20_body" style:list-style-name="L4">
      <style:paragraph-properties fo:margin-top="0cm" fo:margin-bottom="0cm"/>
    </style:style>
    <style:style style:name="P59" style:family="paragraph" style:parent-style-name="Text_20_body" style:list-style-name="L5">
      <style:paragraph-properties fo:margin-top="0cm" fo:margin-bottom="0cm"/>
    </style:style>
    <style:style style:name="P60" style:family="paragraph" style:parent-style-name="Text_20_body" style:list-style-name="L6">
      <style:paragraph-properties fo:margin-top="0cm" fo:margin-bottom="0cm"/>
    </style:style>
    <style:style style:name="P61" style:family="paragraph" style:parent-style-name="Text_20_body" style:list-style-name="L7">
      <style:paragraph-properties fo:margin-top="0cm" fo:margin-bottom="0cm"/>
    </style:style>
    <style:style style:name="P62" style:family="paragraph" style:parent-style-name="Text_20_body" style:list-style-name="L8">
      <style:paragraph-properties fo:margin-top="0cm" fo:margin-bottom="0cm"/>
    </style:style>
    <style:style style:name="P63" style:family="paragraph" style:parent-style-name="Text_20_body" style:list-style-name="L9">
      <style:paragraph-properties fo:margin-top="0cm" fo:margin-bottom="0cm"/>
    </style:style>
    <style:style style:name="P64" style:family="paragraph" style:parent-style-name="Text_20_body" style:list-style-name="L10">
      <style:paragraph-properties fo:margin-top="0cm" fo:margin-bottom="0cm"/>
    </style:style>
    <style:style style:name="P65" style:family="paragraph" style:parent-style-name="Text_20_body" style:list-style-name="L11">
      <style:paragraph-properties fo:margin-top="0cm" fo:margin-bottom="0cm"/>
    </style:style>
    <style:style style:name="P66" style:family="paragraph" style:parent-style-name="Text_20_body" style:list-style-name="L12">
      <style:paragraph-properties fo:margin-top="0cm" fo:margin-bottom="0cm"/>
    </style:style>
    <style:style style:name="P67" style:family="paragraph" style:parent-style-name="Text_20_body" style:list-style-name="L13">
      <style:paragraph-properties fo:margin-top="0cm" fo:margin-bottom="0cm"/>
    </style:style>
    <style:style style:name="P68" style:family="paragraph" style:parent-style-name="Text_20_body" style:list-style-name="L14">
      <style:paragraph-properties fo:margin-top="0cm" fo:margin-bottom="0cm"/>
    </style:style>
    <style:style style:name="P69" style:family="paragraph" style:parent-style-name="Text_20_body" style:list-style-name="L15">
      <style:paragraph-properties fo:margin-top="0cm" fo:margin-bottom="0cm"/>
    </style:style>
    <style:style style:name="P70" style:family="paragraph" style:parent-style-name="Text_20_body" style:list-style-name="L16">
      <style:paragraph-properties fo:margin-top="0cm" fo:margin-bottom="0cm"/>
    </style:style>
    <style:style style:name="P71" style:family="paragraph" style:parent-style-name="Text_20_body" style:list-style-name="L17">
      <style:paragraph-properties fo:margin-top="0cm" fo:margin-bottom="0cm"/>
    </style:style>
    <style:style style:name="P72" style:family="paragraph" style:parent-style-name="Text_20_body" style:list-style-name="L19">
      <style:paragraph-properties fo:margin-top="0cm" fo:margin-bottom="0cm"/>
    </style:style>
    <style:style style:name="P73" style:family="paragraph" style:parent-style-name="Text_20_body" style:list-style-name="L20">
      <style:paragraph-properties fo:margin-top="0cm" fo:margin-bottom="0cm"/>
    </style:style>
    <style:style style:name="P74" style:family="paragraph" style:parent-style-name="Text_20_body" style:list-style-name="L21">
      <style:paragraph-properties fo:margin-top="0cm" fo:margin-bottom="0cm"/>
    </style:style>
    <style:style style:name="P75" style:family="paragraph" style:parent-style-name="Text_20_body" style:list-style-name="L22">
      <style:paragraph-properties fo:margin-top="0cm" fo:margin-bottom="0cm"/>
    </style:style>
    <style:style style:name="P76" style:family="paragraph" style:parent-style-name="Text_20_body" style:list-style-name="L23">
      <style:paragraph-properties fo:margin-top="0cm" fo:margin-bottom="0cm"/>
    </style:style>
    <style:style style:name="P77" style:family="paragraph" style:parent-style-name="Text_20_body" style:list-style-name="L24">
      <style:paragraph-properties fo:margin-top="0cm" fo:margin-bottom="0cm"/>
    </style:style>
    <style:style style:name="P78" style:family="paragraph" style:parent-style-name="Text_20_body" style:list-style-name="L25">
      <style:paragraph-properties fo:margin-top="0cm" fo:margin-bottom="0cm"/>
    </style:style>
    <style:style style:name="P79" style:family="paragraph" style:parent-style-name="Text_20_body" style:list-style-name="L26">
      <style:paragraph-properties fo:margin-top="0cm" fo:margin-bottom="0cm"/>
    </style:style>
    <style:style style:name="P80" style:family="paragraph" style:parent-style-name="Text_20_body" style:list-style-name="L29">
      <style:paragraph-properties fo:margin-top="0cm" fo:margin-bottom="0cm"/>
    </style:style>
    <style:style style:name="P81" style:family="paragraph" style:parent-style-name="Text_20_body" style:list-style-name="L30">
      <style:paragraph-properties fo:margin-top="0cm" fo:margin-bottom="0cm"/>
    </style:style>
    <style:style style:name="P82" style:family="paragraph" style:parent-style-name="Text_20_body" style:list-style-name="L31">
      <style:paragraph-properties fo:margin-top="0cm" fo:margin-bottom="0cm"/>
    </style:style>
    <style:style style:name="P83" style:family="paragraph" style:parent-style-name="Text_20_body" style:list-style-name="L33">
      <style:paragraph-properties fo:margin-top="0cm" fo:margin-bottom="0cm"/>
    </style:style>
    <style:style style:name="T1" style:family="text">
      <style:text-properties fo:color="#ff4363"/>
    </style:style>
    <style:style style:name="T2" style:family="text">
      <style:text-properties fo:color="#00bdff"/>
    </style:style>
    <style:style style:name="T3" style:family="text">
      <style:text-properties fo:language="en" fo:country="US"/>
    </style:style>
    <style:style style:name="T4" style:family="text">
      <style:text-properties style:font-name="Times New Roma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МОДУЛЬ Re. 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Оглавление1_Head">
            <text:p text:style-name="Contents_20_Heading">МОДУЛЬ Re. Оглавление</text:p>
          </text:index-title>
          <text:p text:style-name="P15">[2.7] Шаблоны<text:tab/>5</text:p>
          <text:p text:style-name="P18">Часто используемые шаблоны<text:tab/>5</text:p>
          <text:p text:style-name="P18">Остальные шаблоны<text:tab/>5</text:p>
          <text:p text:style-name="P15">Вариации использования<text:tab/>6</text:p>
          <text:p text:style-name="P18">$<text:tab/>6</text:p>
          <text:p text:style-name="P18">^<text:tab/>6</text:p>
          <text:p text:style-name="P18">.<text:tab/>6</text:p>
          <text:p text:style-name="P18">-<text:tab/>7</text:p>
          <text:p text:style-name="P18">[]<text:tab/>7</text:p>
          <text:p text:style-name="P18">Шаблоны и квадратные скобки<text:tab/>7</text:p>
          <text:p text:style-name="P15">\b и \B<text:tab/>7</text:p>
          <text:p text:style-name="P18">\b<text:tab/>8</text:p>
          <text:p text:style-name="P19">В чём же подвох?<text:tab/>10</text:p>
          <text:p text:style-name="P18">\B<text:tab/>11</text:p>
          <text:p text:style-name="P15">[2.8] Квантификаторы<text:tab/>12</text:p>
          <text:p text:style-name="P18">Что же такое квантификатор?<text:tab/>12</text:p>
          <text:p text:style-name="P18">Примеры использования<text:tab/>12</text:p>
          <text:p text:style-name="P18">Интересные факты о квантификаторах<text:tab/>13</text:p>
          <text:p text:style-name="P15">[2.9] Жадные и ленивые квантификаторы<text:tab/>13</text:p>
          <text:p text:style-name="P18">Жадные квантификаторы<text:tab/>13</text:p>
          <text:p text:style-name="P18">Но что делать, если не всегда нужно находить самое длинное вхождение?<text:tab/>13</text:p>
          <text:p text:style-name="P18">Ленивые квантификаторы<text:tab/>14</text:p>
          <text:p text:style-name="P15">[2.10] Группирующие скобки<text:tab/>15</text:p>
          <text:p text:style-name="P15">Группирующие скобки<text:tab/>15</text:p>
          <text:p text:style-name="P15">Ссылки на нумерованные группы<text:tab/>16</text:p>
          <text:p text:style-name="P15">Условие (?(n)yes|no)<text:tab/>17</text:p>
          <text:p text:style-name="P15">[2.11] Скобочные выражения<text:tab/>20</text:p>
          <text:p text:style-name="P15">Non-capturing group, Comment group<text:tab/>20</text:p>
          <text:p text:style-name="P18">Comment group<text:tab/>20</text:p>
          <text:p text:style-name="P18">Non-capturing group<text:tab/>20</text:p>
          <text:p text:style-name="P18">В чём же разница между группой и Non-capturing group?<text:tab/>21</text:p>
          <text:p text:style-name="P15">Lookahead и Lookbehind<text:tab/>22</text:p>
          <text:p text:style-name="P15">Ограничение Lookbehind<text:tab/>23</text:p>
          <text:p text:style-name="P15">[2.12] Операция или<text:tab/>24</text:p>
          <text:p text:style-name="P19">Оператор "Или" в скобочных выражениях и группах<text:tab/>24</text:p>
          <text:p text:style-name="P19">Оператор "Или" в lookbehind<text:tab/>24</text:p>
          <text:p text:style-name="P19">Оператор "Или" в квадратных скобках<text:tab/>24</text:p>
          <text:p text:style-name="P15">catastrophic backtracking и ReDoS-атака<text:tab/>25</text:p>
          <text:p text:style-name="P18">Что такое ReDoS-атака?<text:tab/>25</text:p>
          <text:p text:style-name="P18">В чём суть catastrophic backtracking?<text:tab/>25</text:p>
          <text:p text:style-name="P18">Регулярные выражения, которые попадают под catastrophic backtracking:<text:tab/>26</text:p>
          <text:p text:style-name="P18">Что делать если в выражении есть catastrophic backtracking?<text:tab/>26</text:p>
          <text:p text:style-name="P15">Притяжательные квантификаторы ?<text:tab/>26</text:p>
          <text:p text:style-name="P15">Атомарная группировка ?<text:tab/>27</text:p>
          <text:p text:style-name="P15">[3.2] Объект Match<text:tab/>28</text:p>
          <text:p text:style-name="P18">Нулевая группа<text:tab/>28</text:p>
          <text:p text:style-name="P18">Методы<text:tab/>28</text:p>
          <text:p text:style-name="P19">group([group1, ...])<text:tab/>29</text:p>
          <text:p text:style-name="P19"><text:soft-page-break/>start(__group=0), end(__group=0)<text:tab/>29</text:p>
          <text:p text:style-name="P19">span(__group=0)<text:tab/>29</text:p>
          <text:p text:style-name="P18"> <text:tab/>29</text:p>
          <text:p text:style-name="P18">Атрибуты<text:tab/>30</text:p>
          <text:p text:style-name="P19">pos<text:tab/>30</text:p>
          <text:p text:style-name="P19">endpos<text:tab/>30</text:p>
          <text:p text:style-name="P19">re<text:tab/>30</text:p>
          <text:p text:style-name="P19">string<text:tab/>30</text:p>
          <text:p text:style-name="P15">[3.3] re.search()<text:tab/>31</text:p>
          <text:p text:style-name="P19">Параметры:<text:tab/>31</text:p>
          <text:p text:style-name="P19">Возвращаемое значение:<text:tab/>31</text:p>
          <text:p text:style-name="P19">Примеры использования:<text:tab/>31</text:p>
          <text:p text:style-name="P15">[3.4] re.match()<text:tab/>32</text:p>
          <text:p text:style-name="P19">Параметры:<text:tab/>32</text:p>
          <text:p text:style-name="P19">Возвращаемое значение:<text:tab/>32</text:p>
          <text:p text:style-name="P19">Примеры использования:<text:tab/>32</text:p>
          <text:p text:style-name="P15">[3.5] re.fullmatch()<text:tab/>33</text:p>
          <text:p text:style-name="P19">Параметры:<text:tab/>33</text:p>
          <text:p text:style-name="P19">Возвращаемое значение:<text:tab/>33</text:p>
          <text:p text:style-name="P19">Примеры использования:<text:tab/>33</text:p>
          <text:p text:style-name="P15">[3.6] re.finditer()<text:tab/>33</text:p>
          <text:p text:style-name="P19">Параметры:<text:tab/>33</text:p>
          <text:p text:style-name="P19">Возвращаемое значение:<text:tab/>33</text:p>
          <text:p text:style-name="P19">Примеры использования:<text:tab/>33</text:p>
          <text:p text:style-name="P15">[3.7] re.findall()<text:tab/>34</text:p>
          <text:p text:style-name="P19">Параметры:<text:tab/>34</text:p>
          <text:p text:style-name="P19">Возвращаемое значение:<text:tab/>34</text:p>
          <text:p text:style-name="P19">Примеры использования:<text:tab/>34</text:p>
          <text:p text:style-name="P15">[3.8] re.split()<text:tab/>35</text:p>
          <text:p text:style-name="P19">Параметры:<text:tab/>35</text:p>
          <text:p text:style-name="P19">Возвращаемое значение:<text:tab/>35</text:p>
          <text:p text:style-name="P19">Примеры использования:<text:tab/>35</text:p>
          <text:p text:style-name="P15">[3.9] re.sub()<text:tab/>36</text:p>
          <text:p text:style-name="P19">Параметры:<text:tab/>36</text:p>
          <text:p text:style-name="P19">Возвращаемое значение:<text:tab/>36</text:p>
          <text:p text:style-name="P19">Примеры использования:<text:tab/>36</text:p>
          <text:p text:style-name="P15">match.expand()<text:tab/>37</text:p>
          <text:p text:style-name="P19">match.expand(template)<text:tab/>37</text:p>
          <text:p text:style-name="P19">Зачем нужен match.expand()?<text:tab/>37</text:p>
          <text:p text:style-name="P15">[3.10] re.subn()<text:tab/>37</text:p>
          <text:p text:style-name="P19">Параметры:<text:tab/>37</text:p>
          <text:p text:style-name="P19">Возвращаемое значение:<text:tab/>38</text:p>
          <text:p text:style-name="P19">Примеры использования:<text:tab/>38</text:p>
          <text:p text:style-name="P15">[3.11] re.escape()<text:tab/>39</text:p>
          <text:p text:style-name="P19">Параметры:<text:tab/>39</text:p>
          <text:p text:style-name="P19">Возвращаемое значение:<text:tab/>39</text:p>
          <text:p text:style-name="P19">Примеры использования:<text:tab/>39</text:p>
          <text:p text:style-name="P15">[4.1] Объект Match<text:tab/>40</text:p>
          <text:p text:style-name="P18"> <text:tab/>40</text:p>
          <text:p text:style-name="P18">Методы<text:tab/>40</text:p>
          <text:p text:style-name="P19"><text:soft-page-break/>group([group1, ...])<text:tab/>40</text:p>
          <text:p text:style-name="P19">start(__group=0), end(__group=0)<text:tab/>41</text:p>
          <text:p text:style-name="P19">span(__group=0)<text:tab/>41</text:p>
          <text:p text:style-name="P19">groups(default=None)<text:tab/>42</text:p>
          <text:p text:style-name="P19">groupdict(default=None)<text:tab/>42</text:p>
          <text:p text:style-name="P19">expand(template)<text:tab/>42</text:p>
          <text:p text:style-name="P18"> <text:tab/>42</text:p>
          <text:p text:style-name="P18">Атрибуты<text:tab/>42</text:p>
          <text:p text:style-name="P19">pos<text:tab/>42</text:p>
          <text:p text:style-name="P19">endpos<text:tab/>43</text:p>
          <text:p text:style-name="P19">re<text:tab/>43</text:p>
          <text:p text:style-name="P19">string<text:tab/>43</text:p>
          <text:p text:style-name="P19">lastindex<text:tab/>43</text:p>
          <text:p text:style-name="P19">lastgroup<text:tab/>43</text:p>
          <text:p text:style-name="P15">[4.2] Группы и re.findall()<text:tab/>44</text:p>
          <text:p text:style-name="P15">[4.3] Группы и re.split()<text:tab/>44</text:p>
          <text:p text:style-name="P15">[4.4] Группы в re.sub() и re.subn()<text:tab/>44</text:p>
          <text:p text:style-name="P15">[4.5] Функции в re.sub() и re.subn()<text:tab/>45</text:p>
          <text:p text:style-name="P15">[5] re.compile()<text:tab/>46</text:p>
          <text:p text:style-name="P19">Параметры:<text:tab/>46</text:p>
          <text:p text:style-name="P19">Возвращаемое значение:<text:tab/>46</text:p>
          <text:p text:style-name="P19">Зачем нужен re.compile()?<text:tab/>46</text:p>
          <text:p text:style-name="P19">Примеры использования:<text:tab/>46</text:p>
          <text:p text:style-name="P15">Объект Pattern<text:tab/>47</text:p>
          <text:p text:style-name="P18">Атрибуты<text:tab/>47</text:p>
          <text:p text:style-name="P19">pattern.flags<text:tab/>47</text:p>
          <text:p text:style-name="P19">pattern.groups<text:tab/>47</text:p>
          <text:p text:style-name="P19">pattern.groupindex<text:tab/>47</text:p>
          <text:p text:style-name="P19">pattern.pattern<text:tab/>47</text:p>
          <text:p text:style-name="P18">Методы<text:tab/>47</text:p>
          <text:p text:style-name="P15">Для чего нужны флаги?<text:tab/>48</text:p>
          <text:p text:style-name="P15">[6.1] Как использовать флаги?<text:tab/>48</text:p>
          <text:p text:style-name="P15">Сокращённые версии<text:tab/>48</text:p>
          <text:p text:style-name="P15">Встроенные флаги<text:tab/>49</text:p>
          <text:p text:style-name="P15">Локальные и глобальные флаги<text:tab/>49</text:p>
          <text:p text:style-name="P15">Объект RegexFlag<text:tab/>49</text:p>
          <text:p text:style-name="P15">[6.2] re.IGNORECASE<text:tab/>50</text:p>
          <text:p text:style-name="P19">Зачем нужен:<text:tab/>50</text:p>
          <text:p text:style-name="P19">Полная версия:<text:tab/>50</text:p>
          <text:p text:style-name="P19">Сокращённая версия:<text:tab/>50</text:p>
          <text:p text:style-name="P19">Встроенный флаг:<text:tab/>50</text:p>
          <text:p text:style-name="P19">Числовое представление:<text:tab/>50</text:p>
          <text:p text:style-name="P19">Примеры использования:<text:tab/>50</text:p>
          <text:p text:style-name="P15">[6.3] re.MULTILINE<text:tab/>50</text:p>
          <text:p text:style-name="P19">Зачем нужен:<text:tab/>50</text:p>
          <text:p text:style-name="P19">Полная версия:<text:tab/>51</text:p>
          <text:p text:style-name="P19">Сокращённая версия:<text:tab/>51</text:p>
          <text:p text:style-name="P19">Встроенный флаг:<text:tab/>51</text:p>
          <text:p text:style-name="P19">Числовое представление:<text:tab/>51</text:p>
          <text:p text:style-name="P19">Примеры использования:<text:tab/>51</text:p>
          <text:p text:style-name="P15"><text:soft-page-break/>[6.4] re.ASCII, re.UNICODE<text:tab/>51</text:p>
          <text:p text:style-name="P19">Зачем нужен:<text:tab/>51</text:p>
          <text:p text:style-name="P19">Полная версия:<text:tab/>51</text:p>
          <text:p text:style-name="P19">Сокращённая версия:<text:tab/>51</text:p>
          <text:p text:style-name="P19">Встроенный флаг:<text:tab/>51</text:p>
          <text:p text:style-name="P19">Числовое представление:<text:tab/>52</text:p>
          <text:p text:style-name="P19">Примеры использования:<text:tab/>52</text:p>
          <text:p text:style-name="P15">re.UNICODE<text:tab/>52</text:p>
          <text:p text:style-name="P19">Зачем нужен:<text:tab/>52</text:p>
          <text:p text:style-name="P19">Полная версия:<text:tab/>52</text:p>
          <text:p text:style-name="P19">Сокращённая версия:<text:tab/>52</text:p>
          <text:p text:style-name="P19">Встроенный флаг:<text:tab/>52</text:p>
          <text:p text:style-name="P19">Числовое представление:<text:tab/>52</text:p>
          <text:p text:style-name="P19">Примеры использования:<text:tab/>52</text:p>
          <text:p text:style-name="P15">[6.5] re.LOCALE<text:tab/>52</text:p>
          <text:p text:style-name="P19">Зачем нужен:<text:tab/>52</text:p>
          <text:p text:style-name="P19">Полная версия:<text:tab/>53</text:p>
          <text:p text:style-name="P19">Сокращённая версия:<text:tab/>53</text:p>
          <text:p text:style-name="P19">Встроенный флаг:<text:tab/>53</text:p>
          <text:p text:style-name="P19">Числовое представление:<text:tab/>53</text:p>
          <text:p text:style-name="P19">Примеры использования:<text:tab/>53</text:p>
          <text:p text:style-name="P15">[6.6] re.DOTALL<text:tab/>53</text:p>
          <text:p text:style-name="P19">Зачем нужен:<text:tab/>53</text:p>
          <text:p text:style-name="P19">Полная версия:<text:tab/>53</text:p>
          <text:p text:style-name="P19">Сокращённая версия:<text:tab/>53</text:p>
          <text:p text:style-name="P19">Встроенный флаг:<text:tab/>53</text:p>
          <text:p text:style-name="P19">Числовое представление:<text:tab/>53</text:p>
          <text:p text:style-name="P19">Примеры использования:<text:tab/>53</text:p>
          <text:p text:style-name="P15">[6.7] re.VERBOSE<text:tab/>54</text:p>
          <text:p text:style-name="P19">Зачем нужен:<text:tab/>54</text:p>
          <text:p text:style-name="P19">Полная версия:<text:tab/>54</text:p>
          <text:p text:style-name="P19">Сокращённая версия:<text:tab/>54</text:p>
          <text:p text:style-name="P19">Встроенный флаг:<text:tab/>54</text:p>
          <text:p text:style-name="P19">Числовое представление:<text:tab/>54</text:p>
          <text:p text:style-name="P19">Примеры использования:<text:tab/>54</text:p>
          <text:p text:style-name="P15">[6.8] re.DEBUG<text:tab/>55</text:p>
          <text:p text:style-name="P19">Зачем нужен:<text:tab/>55</text:p>
          <text:p text:style-name="P19">Полная версия:<text:tab/>55</text:p>
          <text:p text:style-name="P19">Сокращённая версия:<text:tab/>55</text:p>
          <text:p text:style-name="P19">Встроенный флаг:<text:tab/>55</text:p>
          <text:p text:style-name="P19">Числовое представление:<text:tab/>55</text:p>
          <text:p text:style-name="P19">Примеры использования:<text:tab/>55</text:p>
          <text:p text:style-name="P15">[6.9] re.NOFLAG<text:tab/>56</text:p>
          <text:p text:style-name="P19">Зачем нужен:<text:tab/>56</text:p>
          <text:p text:style-name="P19">Полная версия:<text:tab/>56</text:p>
          <text:p text:style-name="P19">Сокращённая версия:<text:tab/>56</text:p>
          <text:p text:style-name="P19">Встроенный флаг:<text:tab/>56</text:p>
          <text:p text:style-name="P19">Числовое представление:<text:tab/>56</text:p>
          <text:p text:style-name="P19">Примеры использования:<text:tab/>56</text:p>
        </text:index-body>
      </text:table-of-content>
      <text:p text:style-name="P3"/>
      <text:p text:style-name="P5">2.7 Шаблоны для поиска и проверки </text:p>
      <text:section text:style-name="Sect2" text:name="ember11271">
        <text:p text:style-name="Standard"/>
      </text:section>
      <text:section text:style-name="Sect2" text:name="ember14782">
        <text:section text:style-name="Sect2" text:name="ember14783">
          <text:h text:style-name="P8" text:outline-level="1"><text:span text:style-name="T3">[2.7] </text:span>Шаблоны</text:h>
          <text:p text:style-name="Text_20_body">В регулярных выражениях можно использовать специальные шаблоны, которые могут соответствовать каким-либо символам или не соответствовать ни одному символу вообще, но служить проверкой для тестовых данных.</text:p>
          <text:h text:style-name="Heading_20_2" text:outline-level="2">Часто используемые шаблоны</text:h>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Шаблон</text:p>
                </table:table-cell>
                <table:table-cell table:style-name="Таблица1.B1" office:value-type="string">
                  <text:p text:style-name="Table_20_Heading">Соответствие</text:p>
                </table:table-cell>
              </table:table-row>
            </table:table-header-rows>
            <table:table-row>
              <table:table-cell table:style-name="Таблица1.A2" office:value-type="string">
                <text:p text:style-name="Table_20_Contents"><text:span text:style-name="Source_20_Text">\n</text:span></text:p>
              </table:table-cell>
              <table:table-cell table:style-name="Таблица1.B2" office:value-type="string">
                <text:p text:style-name="P9">Новая строка</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Любой символ, кроме символа новой строки. Если <text:span text:style-name="Source_20_Text">flags=re.DOTALL</text:span> - любой символ.</text:p>
              </table:table-cell>
            </table:table-row>
            <table:table-row>
              <table:table-cell table:style-name="Таблица1.A2" office:value-type="string">
                <text:p text:style-name="Table_20_Contents"><text:span text:style-name="Source_20_Text">\s</text:span></text:p>
              </table:table-cell>
              <table:table-cell table:style-name="Таблица1.B2" office:value-type="string">
                <text:p text:style-name="P11">Любой символ пробела, табуляции или новой строки.</text:p>
              </table:table-cell>
            </table:table-row>
            <table:table-row>
              <table:table-cell table:style-name="Таблица1.A2" office:value-type="string">
                <text:p text:style-name="Table_20_Contents"><text:span text:style-name="Source_20_Text">\S</text:span></text:p>
              </table:table-cell>
              <table:table-cell table:style-name="Таблица1.B2" office:value-type="string">
                <text:p text:style-name="P11">Любой символ, кроме пробела, табуляции или новой строки.</text:p>
              </table:table-cell>
            </table:table-row>
            <table:table-row>
              <table:table-cell table:style-name="Таблица1.A2" office:value-type="string">
                <text:p text:style-name="Table_20_Contents"><text:span text:style-name="Source_20_Text">\d</text:span></text:p>
              </table:table-cell>
              <table:table-cell table:style-name="Таблица1.B2" office:value-type="string">
                <text:p text:style-name="Table_20_Contents">Любая цифра. Ищет все цифры: арабские, персидские, индийские, и так далее. Не эквивалентен <text:span text:style-name="Source_20_Text">[0-9]</text:span></text:p>
              </table:table-cell>
            </table:table-row>
            <table:table-row>
              <table:table-cell table:style-name="Таблица1.A2" office:value-type="string">
                <text:p text:style-name="Table_20_Contents"><text:span text:style-name="Source_20_Text">\D</text:span></text:p>
              </table:table-cell>
              <table:table-cell table:style-name="Таблица1.B2" office:value-type="string">
                <text:p text:style-name="Table_20_Contents">Любой символ, кроме цифр.</text:p>
              </table:table-cell>
            </table:table-row>
            <table:table-row>
              <table:table-cell table:style-name="Таблица1.A2" office:value-type="string">
                <text:p text:style-name="Table_20_Contents"><text:span text:style-name="Source_20_Text">\w</text:span></text:p>
              </table:table-cell>
              <table:table-cell table:style-name="Таблица1.B2" office:value-type="string">
                <text:p text:style-name="Table_20_Contents">Любая буква, цифра, или <text:span text:style-name="Source_20_Text">_</text:span>. Шаблон не соответствует выражению <text:span text:style-name="Source_20_Text">[a-zA-Z0-9_]</text:span>! Буквы используются не только латинские, туда входит множество языков.</text:p>
              </table:table-cell>
            </table:table-row>
            <table:table-row>
              <table:table-cell table:style-name="Таблица1.A2" office:value-type="string">
                <text:p text:style-name="Table_20_Contents"><text:span text:style-name="Source_20_Text">\W</text:span></text:p>
              </table:table-cell>
              <table:table-cell table:style-name="Таблица1.B2" office:value-type="string">
                <text:p text:style-name="Table_20_Contents">Любой символ, кроме букв, цифр, и <text:span text:style-name="Source_20_Text">_</text:span>.</text:p>
              </table:table-cell>
            </table:table-row>
            <table:table-row>
              <table:table-cell table:style-name="Таблица1.A2" office:value-type="string">
                <text:p text:style-name="Table_20_Contents"><text:span text:style-name="Source_20_Text">\b</text:span></text:p>
              </table:table-cell>
              <table:table-cell table:style-name="Таблица1.B2" office:value-type="string">
                <text:p text:style-name="P12">Промежуток между символом, совпадающим с \w,</text:p>
                <text:p text:style-name="P11">и символом, не совпадающим с \w в любом порядке.</text:p>
              </table:table-cell>
            </table:table-row>
            <table:table-row>
              <table:table-cell table:style-name="Таблица1.A2" office:value-type="string">
                <text:p text:style-name="Table_20_Contents"><text:span text:style-name="Source_20_Text">\B</text:span></text:p>
              </table:table-cell>
              <table:table-cell table:style-name="Таблица1.B2" office:value-type="string">
                <text:p text:style-name="P12">Промежуток между двумя символами,</text:p>
                <text:p text:style-name="P11">совпадающими с \w или \W.</text:p>
              </table:table-cell>
            </table:table-row>
            <table:table-row>
              <table:table-cell table:style-name="Таблица1.A2" office:value-type="string">
                <text:p text:style-name="Table_20_Contents"><text:span text:style-name="Source_20_Text">\A</text:span></text:p>
              </table:table-cell>
              <table:table-cell table:style-name="Таблица1.B2" office:value-type="string">
                <text:p text:style-name="Table_20_Contents">Начало всего текста</text:p>
              </table:table-cell>
            </table:table-row>
            <table:table-row>
              <table:table-cell table:style-name="Таблица1.A2" office:value-type="string">
                <text:p text:style-name="Table_20_Contents"><text:span text:style-name="Source_20_Text">\Z</text:span></text:p>
              </table:table-cell>
              <table:table-cell table:style-name="Таблица1.B2" office:value-type="string">
                <text:p text:style-name="Table_20_Contents">Конец всего текста</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Начало всего текста или начало строчки текста, если <text:span text:style-name="Source_20_Text">flags=re.MULTILINE</text:span></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Конец всего текста или конец строчки текста, если <text:span text:style-name="Source_20_Text">flags=re.MULTILINE</text:span></text:p>
              </table:table-cell>
            </table:table-row>
          </table:table>
          <text:h text:style-name="Heading_20_2" text:outline-level="2">Остальные шаблоны</text:h>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Table_20_Heading">Шаблон</text:p>
                </table:table-cell>
                <table:table-cell table:style-name="Таблица2.B1" office:value-type="string">
                  <text:p text:style-name="Table_20_Heading">Соответствие</text:p>
                </table:table-cell>
              </table:table-row>
            </table:table-header-rows>
            <table:table-row>
              <table:table-cell table:style-name="Таблица2.A2" office:value-type="string">
                <text:p text:style-name="Table_20_Contents"><text:span text:style-name="Source_20_Text">\r</text:span></text:p>
              </table:table-cell>
              <table:table-cell table:style-name="Таблица2.B2" office:value-type="string">
                <text:p text:style-name="P9">carriage return или CR, символ Юникода U+240D.</text:p>
              </table:table-cell>
            </table:table-row>
            <table:table-row>
              <table:table-cell table:style-name="Таблица2.A2" office:value-type="string">
                <text:p text:style-name="Table_20_Contents"><text:span text:style-name="Source_20_Text">\t</text:span></text:p>
              </table:table-cell>
              <table:table-cell table:style-name="Таблица2.B2" office:value-type="string">
                <text:p text:style-name="Table_20_Contents">Tab символ</text:p>
              </table:table-cell>
            </table:table-row>
            <text:soft-page-break/>
            <table:table-row>
              <table:table-cell table:style-name="Таблица2.A2" office:value-type="string">
                <text:p text:style-name="Table_20_Contents"><text:span text:style-name="Source_20_Text">\0</text:span></text:p>
              </table:table-cell>
              <table:table-cell table:style-name="Таблица2.B2" office:value-type="string">
                <text:p text:style-name="P11">null, символ Юникода U+2400.</text:p>
              </table:table-cell>
            </table:table-row>
            <table:table-row>
              <table:table-cell table:style-name="Таблица2.A2" office:value-type="string">
                <text:p text:style-name="Table_20_Contents"><text:span text:style-name="Source_20_Text">\v</text:span></text:p>
              </table:table-cell>
              <table:table-cell table:style-name="Таблица2.B2" office:value-type="string">
                <text:p text:style-name="Table_20_Contents">Вертикальный пробел в Юникоде</text:p>
              </table:table-cell>
            </table:table-row>
            <table:table-row>
              <table:table-cell table:style-name="Таблица2.A2" office:value-type="string">
                <text:p text:style-name="P9"><text:span text:style-name="Source_20_Text">\xYY</text:span></text:p>
              </table:table-cell>
              <table:table-cell table:style-name="Таблица2.B2" office:value-type="string">
                <text:p text:style-name="P11">8-битный символ с заданным шестнадцатеричным значением.</text:p>
                <text:p text:style-name="P9"><text:a xlink:type="simple" xlink:href="https://unicode-table.com/en/" office:target-frame-name="_blank" xlink:show="new" text:style-name="Internet_20_link" text:visited-style-name="Visited_20_Internet_20_Link">Таблица юникода</text:a></text:p>
                <text:p text:style-name="P9">Например <text:span text:style-name="Source_20_Text">\x2A</text:span> находит символ <text:span text:style-name="Source_20_Text">*</text:span>.</text:p>
              </table:table-cell>
            </table:table-row>
            <table:table-row>
              <table:table-cell table:style-name="Таблица2.A2" office:value-type="string">
                <text:p text:style-name="Table_20_Contents"><text:span text:style-name="Source_20_Text">\ddd</text:span></text:p>
              </table:table-cell>
              <table:table-cell table:style-name="Таблица2.B2" office:value-type="string">
                <text:p text:style-name="P11">8-битный символ с заданным восьмеричным значением. </text:p>
                <text:p text:style-name="P9"><text:a xlink:type="simple" xlink:href="https://www.utf8-chartable.de/unicode-utf8-table.pl?utf8=oct" office:target-frame-name="_blank" xlink:show="new" text:style-name="Internet_20_link" text:visited-style-name="Visited_20_Internet_20_Link">Таблица UTF-8</text:a></text:p>
                <text:p text:style-name="P9">Например <text:span text:style-name="Source_20_Text">\052</text:span> находит символ <text:span text:style-name="Source_20_Text">*</text:span>.</text:p>
              </table:table-cell>
            </table:table-row>
            <table:table-row>
              <table:table-cell table:style-name="Таблица2.A2" office:value-type="string">
                <text:p text:style-name="P9"><text:span text:style-name="Source_20_Text">[\b]</text:span></text:p>
              </table:table-cell>
              <table:table-cell table:style-name="Таблица2.B2" office:value-type="string">
                <text:p text:style-name="P9">Символ backspace или BS.</text:p>
                <text:p text:style-name="P9">В скобках, т.к. <text:span text:style-name="Source_20_Text">\b</text:span> уже занято другим спецсимволом.</text:p>
              </table:table-cell>
            </table:table-row>
            <table:table-row>
              <table:table-cell table:style-name="Таблица2.A2" office:value-type="string">
                <text:p text:style-name="Table_20_Contents"><text:span text:style-name="Source_20_Text">\f</text:span></text:p>
              </table:table-cell>
              <table:table-cell table:style-name="Таблица2.B2" office:value-type="string">
                <text:p text:style-name="Table_20_Contents">Символ разрыва страницы.</text:p>
              </table:table-cell>
            </table:table-row>
          </table:table>
        </text:section>
      </text:section>
      <text:p text:style-name="Standard"/>
      <text:p text:style-name="Standard"/>
      <text:section text:style-name="Sect2" text:name="ember14950">
        <text:section text:style-name="Sect2" text:name="ember14951">
          <text:h text:style-name="P8" text:outline-level="1">Вариации использования</text:h>
          <text:p text:style-name="Text_20_body">Некоторые спецсимволы, например такие: <text:span text:style-name="Source_20_Text">$^.-[]</text:span>, используются по-разному в регулярных выражениях в зависимости от контекста:</text:p>
          <text:h text:style-name="Heading_20_2" text:outline-level="2"><text:span text:style-name="Source_20_Text">$</text:span></text:h>
          <text:p text:style-name="Preformatted_20_Text"><text:span text:style-name="Source_20_Text">r'[A$Z]' <text:s/># Ищет символы A,$,Z</text:span></text:p>
          <text:p text:style-name="Preformatted_20_Text"><text:span text:style-name="Source_20_Text">r'^text$' # Ищет text между началом и концом строки</text:span></text:p>
          <text:p text:style-name="P10"><text:span text:style-name="Source_20_Text">r'100\$' <text:s/># Ищет 100$</text:span></text:p>
          <text:h text:style-name="Heading_20_2" text:outline-level="2"><text:span text:style-name="Source_20_Text">^</text:span></text:h>
          <text:p text:style-name="Preformatted_20_Text"><text:span text:style-name="Source_20_Text">r"[^abc]" <text:s text:c="5"/># Ищет любой символ, кроме a,b,c</text:span></text:p>
          <text:p text:style-name="Preformatted_20_Text"><text:span text:style-name="Source_20_Text">r"^Some text$" # Ищет Some text между началом и концом строки</text:span></text:p>
          <text:p text:style-name="Preformatted_20_Text"><text:span text:style-name="Source_20_Text">r"\^" <text:s text:c="9"/># Ищет символ ^ </text:span></text:p>
          <text:p text:style-name="P10"><text:span text:style-name="Source_20_Text">r"[a^bc]" <text:s text:c="5"/># Символ ^ не стоит первым в скобках, поэтому выражение ищет символы a,b,c,^</text:span></text:p>
          <text:h text:style-name="Heading_20_2" text:outline-level="2"><text:span text:style-name="Source_20_Text">.</text:span></text:h>
          <text:p text:style-name="Preformatted_20_Text"><text:span text:style-name="Source_20_Text">r'[A.Z]' <text:s text:c="4"/># Ищет символы A,.,Z</text:span></text:p>
          <text:p text:style-name="Preformatted_20_Text"><text:span text:style-name="Source_20_Text">r'text.' <text:s text:c="4"/># Ищет text с любым символом, кроме перехода на новую строку</text:span></text:p>
          <text:p text:style-name="P10"><text:soft-page-break/><text:span text:style-name="Source_20_Text">r'1\.000\$' <text:s/># Ищет 1.000$</text:span></text:p>
          <text:h text:style-name="Heading_20_2" text:outline-level="2"><text:span text:style-name="Source_20_Text">-</text:span></text:h>
          <text:p text:style-name="Preformatted_20_Text"><text:span text:style-name="Source_20_Text">r'Как-то так' # Ищет Как-то так</text:span></text:p>
          <text:p text:style-name="Preformatted_20_Text"><text:span text:style-name="Source_20_Text">r'[+-]' <text:s text:c="6"/># Ищет символы +,-</text:span></text:p>
          <text:p text:style-name="Preformatted_20_Text"><text:span text:style-name="Source_20_Text">r'[^-+]' <text:s text:c="5"/># Ищет любой символ, кроме +, -</text:span></text:p>
          <text:p text:style-name="Preformatted_20_Text"><text:span text:style-name="Source_20_Text">r'[a-z]' <text:s text:c="5"/># Ищет все буквы латинского алфавита в нижнем регистре</text:span></text:p>
          <text:p text:style-name="P10"><text:span text:style-name="Source_20_Text">r'[a\-z]' <text:s text:c="4"/># Ищет символы a,-,z</text:span></text:p>
          <text:h text:style-name="Heading_20_2" text:outline-level="2"><text:span text:style-name="Source_20_Text">[]</text:span></text:h>
          <text:p text:style-name="Preformatted_20_Text"><text:span text:style-name="Source_20_Text">r'[abc]' <text:s text:c="2"/># Ищет символы a,b,c</text:span></text:p>
          <text:p text:style-name="Preformatted_20_Text"><text:span text:style-name="Source_20_Text">r'\[abc\]' # Ищет [abc]</text:span></text:p>
          <text:p text:style-name="P10"><text:span text:style-name="Source_20_Text">r'[\[abc\]]' # Ищет символы [,a,b,c,]</text:span></text:p>
          <text:p text:style-name="Text_20_body">Таких уникальных способов применения шаблонов много, сгруппировать их по какому-то признаку сложно, поэтому придётся просто запомнить каждый случай отдельно.</text:p>
          <text:h text:style-name="Heading_20_2" text:outline-level="2">Шаблоны и квадратные скобки</text:h>
          <text:p text:style-name="Text_20_body">Не все шаблоны в квадратных скобках используются как текстовые символы: </text:p>
          <text:p text:style-name="Preformatted_20_Text"><text:span text:style-name="Source_20_Text">r'[.]' <text:s/># Находит точку</text:span></text:p>
          <text:p text:style-name="Preformatted_20_Text"/>
          <text:p text:style-name="P10"><text:span text:style-name="Source_20_Text">r'[\d]' # То же самое, что и \d</text:span></text:p>
        </text:section>
      </text:section>
      <text:p text:style-name="Standard"/>
      <text:section text:style-name="Sect2" text:name="ember15464">
        <text:section text:style-name="Sect2" text:name="ember15465">
          <text:h text:style-name="P8" text:outline-level="1"><text:span text:style-name="Source_20_Text">\b</text:span> и <text:span text:style-name="Source_20_Text">\B</text:span></text:h>
          <text:p text:style-name="Text_20_body">Заметил, что все путаются с этими двумя шаблонами. Если остальные ещё можно понять, то тут действительно непонятное описание, которое может ввести в ступор. Особенно если добавить ко всему этому факт, что шаблоны <text:span text:style-name="Source_20_Text">\b</text:span> и <text:span text:style-name="Source_20_Text">\B</text:span> являются "пустыми" и не занимают места в тексте, они являются промежутком между символами, вследствие чего их невозможно увидеть. </text:p>
          <text:p text:style-name="P2"><draw:frame draw:style-name="fr1" draw:name="kw5rflnuz8-likbpgl5vbg8b_5k.png" text:anchor-type="as-char" svg:width="12.621cm" svg:height="5.556cm" draw:z-index="0"><draw:image xlink:href="https://ucarecdn.com/1020b10e-d124-41ca-b63c-8b346e82b097/" xlink:type="simple" xlink:show="embed" xlink:actuate="onLoad"/></draw:frame></text:p>
          <text:h text:style-name="Heading_20_2" text:outline-level="2"><text:soft-page-break/><text:span text:style-name="Source_20_Text">\b</text:span></text:h>
          <text:p text:style-name="Text_20_body">Очень часто используется как граница слова или числа. Он стоит между <text:span text:style-name="Source_20_Text">\w</text:span> и <text:span text:style-name="Source_20_Text">\W</text:span> и не зависит от того, в каком порядке они расположены: он будет как между <text:span text:style-name="Source_20_Text">\w\W</text:span>, так и между <text:span text:style-name="Source_20_Text">\W\w</text:span>.</text:p>
          <text:p text:style-name="Text_20_body">Представим, что у нас есть следующий текст и такое регулярное выражение:</text:p>
          <text:p text:style-name="Preformatted_20_Text"><text:span text:style-name="Source_20_Text">text = 'That wall was black'</text:span></text:p>
          <text:p text:style-name="P10"><text:span text:style-name="Source_20_Text">regex = r'\b\w\w\w\w\b'</text:span></text:p>
          <text:p text:style-name="Text_20_body">Регулярное выражение найдёт следующие последовательности:<text:line-break/><text:span text:style-name="Strong_20_Emphasis">That</text:span>, <text:span text:style-name="Strong_20_Emphasis">wall</text:span><text:line-break/><text:line-break/>Попытаемся понять, почему так произошло<text:line-break/>Давайте попробуем сопоставить тестовой строке <text:span text:style-name="Source_20_Text">text</text:span> шаблоны <text:span text:style-name="Source_20_Text">\w</text:span> и <text:span text:style-name="Source_20_Text">\W</text:span><text:line-break/>Теперь наглядно видно, почему наше регулярное выражение находит именно такие последовательности<text:line-break/><text:span text:style-name="Strong_20_Emphasis">That</text:span><text:line-break/><text:span text:style-name="Source_20_Text">\W\b\w\w\w\w\b\W</text:span></text:p>
          <text:list xml:id="list8434806937470877087" text:style-name="L1">
            <text:list-item>
              <text:p text:style-name="P55">Перед словом стоит начало строки, оно не относится к <text:span text:style-name="Source_20_Text">\w</text:span>, поэтому будет отнесено к <text:span text:style-name="Source_20_Text">\W</text:span> </text:p>
            </text:list-item>
            <text:list-item>
              <text:p text:style-name="P55">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55">Идут четыре латинских буквы разного регистра. Они принадлежат <text:span text:style-name="Source_20_Text">\w</text:span> </text:p>
            </text:list-item>
            <text:list-item>
              <text:p text:style-name="P55">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20">Пробел не принадлежит <text:span text:style-name="Source_20_Text">\w</text:span>, значит он принадлежит <text:span text:style-name="Source_20_Text">\W</text:span> </text:p>
            </text:list-item>
          </text:list>
          <text:p text:style-name="Text_20_body"><text:line-break/><text:span text:style-name="Strong_20_Emphasis">wall</text:span><text:line-break/><text:span text:style-name="Source_20_Text">\W\b\w\w\w\w\b\W</text:span></text:p>
          <text:list xml:id="list7845291575761647009" text:style-name="L2">
            <text:list-item>
              <text:p text:style-name="P56">Пробел не принадлежит <text:span text:style-name="Source_20_Text">\w</text:span>, значит он принадлежит <text:span text:style-name="Source_20_Text">\W</text:span> </text:p>
            </text:list-item>
            <text:list-item>
              <text:p text:style-name="P56">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56">Идут четыре латинских буквы. Они принадлежат <text:span text:style-name="Source_20_Text">\w</text:span> </text:p>
            </text:list-item>
            <text:list-item>
              <text:p text:style-name="P56">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21">Пробел не принадлежит <text:span text:style-name="Source_20_Text">\w</text:span>, значит он принадлежит <text:span text:style-name="Source_20_Text">\W</text:span> </text:p>
            </text:list-item>
          </text:list>
          <text:p text:style-name="Text_20_body"><text:line-break/><text:span text:style-name="Strong_20_Emphasis">was</text:span><text:line-break/><text:span text:style-name="Source_20_Text">\W\b\w\w\w\b\W</text:span></text:p>
          <text:list xml:id="list266054907654975505" text:style-name="L3">
            <text:list-item>
              <text:p text:style-name="P57">Перед строкой стоит пробел, относим его к <text:span text:style-name="Source_20_Text">\W</text:span> </text:p>
            </text:list-item>
            <text:list-item>
              <text:p text:style-name="P57">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57">3 латинских буквы, относим их к <text:span text:style-name="Source_20_Text">\w</text:span> </text:p>
            </text:list-item>
            <text:list-item>
              <text:p text:style-name="P57">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22">Снова пробел, это будет <text:span text:style-name="Source_20_Text">\W</text:span> </text:p>
            </text:list-item>
          </text:list>
          <text:p text:style-name="Text_20_body"><text:soft-page-break/><text:line-break/><text:span text:style-name="Strong_20_Emphasis">black</text:span><text:line-break/><text:span text:style-name="Source_20_Text">\W\b\w\w\w\w\w\b\W</text:span></text:p>
          <text:list xml:id="list6847038209736814174" text:style-name="L4">
            <text:list-item>
              <text:p text:style-name="P58">Перед строкой стоит пробел, относим его к <text:span text:style-name="Source_20_Text">\W</text:span> </text:p>
            </text:list-item>
            <text:list-item>
              <text:p text:style-name="P58">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58">5 латинских буквы, относим их к <text:span text:style-name="Source_20_Text">\w</text:span> </text:p>
            </text:list-item>
            <text:list-item>
              <text:p text:style-name="P58">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23">Конец строки это <text:span text:style-name="Source_20_Text">\W</text:span> </text:p>
            </text:list-item>
          </text:list>
          <text:p text:style-name="Text_20_body"><text:line-break/>Слова <text:span text:style-name="Strong_20_Emphasis">was </text:span>и <text:span text:style-name="Strong_20_Emphasis">black</text:span> не были найдены регулярным выражением, из-за того что не подходили по длине.</text:p>
          <text:p text:style-name="P2"><draw:frame draw:style-name="fr2" draw:name="image.png" text:anchor-type="as-char" svg:width="14.093cm" svg:height="8.188cm" draw:z-index="1"><draw:image xlink:href="https://ucarecdn.com/a022dec1-3d5e-456f-ab05-33562712217c/" xlink:type="simple" xlink:show="embed" xlink:actuate="onLoad"/></draw:frame></text:p>
          <text:p text:style-name="Text_20_body">Примерно так промежуток <text:span text:style-name="Source_20_Text">\b</text:span> "появляется" между <text:span text:style-name="Source_20_Text">\w\W</text:span> и <text:span text:style-name="Source_20_Text">\w\W</text:span>: </text:p>
          <text:p text:style-name="P2"><draw:frame draw:style-name="fr2" draw:name="Untitled-1.jpg" text:anchor-type="as-char" svg:width="10.135cm" svg:height="4.202cm" draw:z-index="2"><draw:image xlink:href="https://ucarecdn.com/3f16584e-6888-49a5-a931-63938bb6ba52/" xlink:type="simple" xlink:show="embed" xlink:actuate="onLoad"/></draw:frame></text:p>
          <text:list xml:id="list2114801055416878546" text:style-name="L5">
            <text:list-item>
              <text:p text:style-name="P59">Голубая <text:span text:style-name="Source_20_Text">\W</text:span> - в верхнем регистре. </text:p>
            </text:list-item>
            <text:list-item>
              <text:p text:style-name="P59">Розовая <text:span text:style-name="Source_20_Text">\w</text:span> - в нижнем. </text:p>
            </text:list-item>
            <text:list-item>
              <text:p text:style-name="P24">Фиолетовые "палочки" - промежутки <text:span text:style-name="Source_20_Text">\b</text:span>.   </text:p>
            </text:list-item>
          </text:list>
          <text:p text:style-name="Text_20_body">Давайте посмотрим, как применить это на практике.</text:p>
          <text:p text:style-name="Text_20_body">Напишем регулярное выражение, которое ищет 4-буквенные английские слова:</text:p>
          <text:p text:style-name="P2"><text:soft-page-break/><draw:frame draw:style-name="fr2" draw:name="1.png" text:anchor-type="as-char" svg:width="18.371cm" svg:height="16.159cm" draw:z-index="3"><draw:image xlink:href="https://ucarecdn.com/c4ad1965-3e77-49b6-be4b-6443981b7855/" xlink:type="simple" xlink:show="embed" xlink:actuate="onLoad"/></draw:frame></text:p>
          <text:p text:style-name="Text_20_body">Также с помощью <text:span text:style-name="Source_20_Text">\b</text:span> можно искать числа, например, <text:span text:style-name="Source_20_Text">\b123\b</text:span> найдёт все числа 123, окружённые любым символом, кроме <text:span text:style-name="Source_20_Text">\w</text:span>, то есть всё, кроме букв, цифр, и символа <text:span text:style-name="Source_20_Text">_</text:span>. </text:p>
          <text:h text:style-name="Heading_20_3" text:outline-level="3">В чём же подвох?</text:h>
          <text:p text:style-name="Text_20_body">Если вам нужны более точные совпадения, то использовать <text:span text:style-name="Source_20_Text">\b</text:span> как границу слова или числа не стоит. Приведу в пример регулярное выражение <text:span text:style-name="Source_20_Text">\b123\b</text:span>, что написано выше:</text:p>
          <text:p text:style-name="Preformatted_20_Text"><text:span text:style-name="Source_20_Text">Оно найдёт 123 в следующих примерах:</text:span></text:p>
          <text:p text:style-name="Preformatted_20_Text"><text:span text:style-name="Source_20_Text">#123%</text:span></text:p>
          <text:p text:style-name="Preformatted_20_Text"><text:span text:style-name="Source_20_Text"><text:s/>123 </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
          <text:p text:style-name="Preformatted_20_Text"><text:span text:style-name="Source_20_Text">И пропустит 123 в этих примерах:</text:span></text:p>
          <text:p text:style-name="Preformatted_20_Text"><text:span text:style-name="Source_20_Text">a123b</text:span></text:p>
          <text:p text:style-name="Preformatted_20_Text"><text:span text:style-name="Source_20_Text">g123</text:span></text:p>
          <text:p text:style-name="Preformatted_20_Text"><text:soft-page-break/><text:span text:style-name="Source_20_Text">123g</text:span></text:p>
          <text:p text:style-name="Preformatted_20_Text"><text:span text:style-name="Source_20_Text">123_</text:span></text:p>
          <text:p text:style-name="Preformatted_20_Text"><text:span text:style-name="Source_20_Text">_123</text:span></text:p>
          <text:p text:style-name="P10"><text:span text:style-name="Source_20_Text">11234</text:span></text:p>
          <text:p text:style-name="Text_20_body">Регулярное выражение пропускает все числа 123, если рядом с ними будут написаны любые символы из шаблона <text:span text:style-name="Source_20_Text">\w</text:span>: буквы, цифры, <text:span text:style-name="Source_20_Text">_</text:span>.</text:p>
          <text:p text:style-name="Text_20_body">Мы будем использовать <text:span text:style-name="Source_20_Text">\b</text:span> для поиска слов и чисел только в начале курса. Позже научимся искать нужные строки более точно.</text:p>
          <text:p text:style-name="Text_20_body"> </text:p>
          <text:h text:style-name="Heading_20_2" text:outline-level="2"><text:span text:style-name="Source_20_Text">\B</text:span></text:h>
          <text:p text:style-name="Text_20_body">Промежуток между <text:span text:style-name="Source_20_Text">\w\w</text:span> и <text:span text:style-name="Source_20_Text">\W\W</text:span>:</text:p>
          <text:p text:style-name="P2"><draw:frame draw:style-name="fr1" draw:name="2.jpg" text:anchor-type="as-char" svg:width="10.583cm" svg:height="5.953cm" draw:z-index="4"><draw:image xlink:href="https://ucarecdn.com/014e53a7-9390-4956-9939-4a87df47bbf6/" xlink:type="simple" xlink:show="embed" xlink:actuate="onLoad"/></draw:frame></text:p>
          <text:list xml:id="list8234247206866860589" text:style-name="L6">
            <text:list-item>
              <text:p text:style-name="P60">Голубая <text:span text:style-name="Source_20_Text">\W</text:span> - в верхнем регистре. </text:p>
            </text:list-item>
            <text:list-item>
              <text:p text:style-name="P60">Розовая <text:span text:style-name="Source_20_Text">\w</text:span> - в нижнем. </text:p>
            </text:list-item>
            <text:list-item>
              <text:p text:style-name="P25">Фиолетовые "палочки" - символы <text:span text:style-name="Source_20_Text">\B</text:span>.   </text:p>
            </text:list-item>
          </text:list>
          <text:p text:style-name="Text_20_body">Если составим регулярное выражение <text:span text:style-name="Source_20_Text">\B123\B</text:span>, то получим такой результат:</text:p>
          <text:p text:style-name="Preformatted_20_Text"><text:span text:style-name="Source_20_Text">Оно найдёт 123 в следующих примерах:</text:span></text:p>
          <text:p text:style-name="Preformatted_20_Text"><text:span text:style-name="Source_20_Text">a123b</text:span></text:p>
          <text:p text:style-name="Preformatted_20_Text"><text:span text:style-name="Source_20_Text">11234</text:span></text:p>
          <text:p text:style-name="Preformatted_20_Text"/>
          <text:p text:style-name="Preformatted_20_Text"><text:span text:style-name="Source_20_Text">И пропустит 123 в этих примерах:</text:span></text:p>
          <text:p text:style-name="Preformatted_20_Text"><text:span text:style-name="Source_20_Text">#123%</text:span></text:p>
          <text:p text:style-name="Preformatted_20_Text"><text:span text:style-name="Source_20_Text"><text:s/>123 </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g123</text:span></text:p>
          <text:p text:style-name="Preformatted_20_Text"><text:span text:style-name="Source_20_Text">123g</text:span></text:p>
          <text:p text:style-name="Preformatted_20_Text"><text:span text:style-name="Source_20_Text">123_</text:span></text:p>
          <text:p text:style-name="P10"><text:span text:style-name="Source_20_Text">_123</text:span></text:p>
          <text:p text:style-name="Text_20_body"><text:span text:style-name="Source_20_Text">\B</text:span> может понадобиться, если вам нужно найти какую-то строку, состоящую из символов <text:span text:style-name="Source_20_Text">\w</text:span> или <text:span text:style-name="Source_20_Text">\W</text:span>, а также окружённую такими же символами <text:span text:style-name="Source_20_Text">\w</text:span> или <text:span text:style-name="Source_20_Text">\W</text:span>.</text:p>
        </text:section>
      </text:section>
      <text:p text:style-name="Standard"/>
      <text:p text:style-name="Standard"><text:soft-page-break/></text:p>
      <text:section text:style-name="Sect2" text:name="ember5856">
        <text:section text:style-name="Sect2" text:name="ember5857">
          <text:h text:style-name="P8" text:outline-level="1"><text:span text:style-name="T3">[2.8] </text:span>Квантификаторы</text:h>
          <text:p text:style-name="Text_20_body">Очень часто, когда нужно использовать несколько шаблонов подряд, приходится их писать друг за другом. Например, если нужно найти 3 цифры подряд, то можно написать:</text:p>
          <text:p text:style-name="P10"><text:span text:style-name="Source_20_Text">r'\d\d\d'</text:span></text:p>
          <text:p text:style-name="Text_20_body">Эту запись можно сократить с использованием квантификаторов следующим образом:</text:p>
          <text:p text:style-name="P10"><text:span text:style-name="Source_20_Text">r'\d{3}'</text:span></text:p>
          <text:h text:style-name="Heading_20_2" text:outline-level="2">Что же такое квантификатор?</text:h>
          <text:p text:style-name="Text_20_body">Квантификатор - конструкция, которая позволяет указывать количество повторений.</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Квантификатор</text:p>
              </table:table-cell>
              <table:table-cell table:style-name="Таблица3.B1" office:value-type="string">
                <text:p text:style-name="Table_20_Contents">Использование</text:p>
              </table:table-cell>
            </table:table-row>
            <table:table-row>
              <table:table-cell table:style-name="Таблица3.A2" office:value-type="string">
                <text:p text:style-name="Table_20_Contents"><text:span text:style-name="Source_20_Text">{n}</text:span></text:p>
              </table:table-cell>
              <table:table-cell table:style-name="Таблица3.B2" office:value-type="string">
                <text:p text:style-name="Table_20_Contents">Ровно n повторений</text:p>
              </table:table-cell>
            </table:table-row>
            <table:table-row>
              <table:table-cell table:style-name="Таблица3.A2" office:value-type="string">
                <text:p text:style-name="Table_20_Contents"><text:span text:style-name="Source_20_Text">{m,n}</text:span></text:p>
              </table:table-cell>
              <table:table-cell table:style-name="Таблица3.B2" office:value-type="string">
                <text:p text:style-name="Table_20_Contents">От m до n повторений.</text:p>
              </table:table-cell>
            </table:table-row>
            <table:table-row>
              <table:table-cell table:style-name="Таблица3.A2" office:value-type="string">
                <text:p text:style-name="Table_20_Contents"><text:span text:style-name="Source_20_Text">{m,}</text:span></text:p>
              </table:table-cell>
              <table:table-cell table:style-name="Таблица3.B2" office:value-type="string">
                <text:p text:style-name="Table_20_Contents">Не менее m повторений</text:p>
              </table:table-cell>
            </table:table-row>
            <table:table-row>
              <table:table-cell table:style-name="Таблица3.A2" office:value-type="string">
                <text:p text:style-name="Table_20_Contents"><text:span text:style-name="Source_20_Text">{,n}</text:span></text:p>
              </table:table-cell>
              <table:table-cell table:style-name="Таблица3.B2" office:value-type="string">
                <text:p text:style-name="Table_20_Contents">Не более n повторений</text:p>
              </table:table-cell>
            </table:table-row>
            <table:table-row>
              <table:table-cell table:style-name="Таблица3.A2" office:value-type="string">
                <text:p text:style-name="Table_20_Contents"><text:span text:style-name="Source_20_Text">?</text:span></text:p>
              </table:table-cell>
              <table:table-cell table:style-name="Таблица3.B2" office:value-type="string">
                <text:p text:style-name="P9">Ноль или одно повторение</text:p>
                <text:p text:style-name="P9">То же, что и <text:span text:style-name="Source_20_Text">{0,1}</text:span></text:p>
              </table:table-cell>
            </table:table-row>
            <table:table-row>
              <table:table-cell table:style-name="Таблица3.A2" office:value-type="string">
                <text:p text:style-name="P9"><text:span text:style-name="Source_20_Text">*</text:span></text:p>
              </table:table-cell>
              <table:table-cell table:style-name="Таблица3.B2" office:value-type="string">
                <text:p text:style-name="P9">Ноль или более повторений</text:p>
                <text:p text:style-name="P9">То же, что и <text:span text:style-name="Source_20_Text">{0,}</text:span></text:p>
              </table:table-cell>
            </table:table-row>
            <table:table-row>
              <table:table-cell table:style-name="Таблица3.A2" office:value-type="string">
                <text:p text:style-name="P9"><text:span text:style-name="Source_20_Text">+</text:span></text:p>
              </table:table-cell>
              <table:table-cell table:style-name="Таблица3.B2" office:value-type="string">
                <text:p text:style-name="P9">Одно или более повторений</text:p>
                <text:p text:style-name="Table_20_Contents">То же, что и <text:span text:style-name="Source_20_Text">{1,}</text:span></text:p>
              </table:table-cell>
            </table:table-row>
          </table:table>
          <text:h text:style-name="Heading_20_2" text:outline-level="2">Примеры использования</text:h>
          <text:p text:style-name="Text_20_body">Применять квантификаторы достаточно просто - нужно решить, какое количество повторений вам нужно найти, и после этого использовать квантификатор, который ему соответствует:</text:p>
          <text:p text:style-name="Preformatted_20_Text"><text:span text:style-name="Source_20_Text">r'\d{3}' # ищет три подряд идущие цифры в строке</text:span></text:p>
          <text:p text:style-name="Preformatted_20_Text"><text:span text:style-name="Source_20_Text">r'a?b' # ищет последовательности, где 'a' может быть ноль или один раз, а затем следует символ 'b'</text:span></text:p>
          <text:p text:style-name="Preformatted_20_Text"><text:span text:style-name="Source_20_Text">r'[^\d\s]+' # ищет последовательности символов, которые не являются цифрами и не являются пробелами</text:span></text:p>
          <text:p text:style-name="Preformatted_20_Text"><text:span text:style-name="Source_20_Text">r'[A-Za-z]+\d*'# ищет последовательности, начинающиеся с буквенной части, за </text:span><text:span text:style-name="Source_20_Text">которой может следовать числовая часть</text:span></text:p>
          <text:p text:style-name="P10"><text:span text:style-name="Source_20_Text">r'\d{3,5}-[A-Z]{2,4}' # ищет последовательности от трех до пяти цифр, за которыми следует дефис, а затем последовательность от двух до четырех заглавных букв</text:span></text:p>
          <text:h text:style-name="Heading_20_2" text:outline-level="2"><text:soft-page-break/>Интересные факты о квантификаторах</text:h>
          <text:list xml:id="list5285566273757415872" text:style-name="L7">
            <text:list-item>
              <text:p text:style-name="P61">В каждом квантификаторе учитываются и начало, и конец отрезка. </text:p>
            </text:list-item>
            <text:list-item>
              <text:p text:style-name="P26">Каждый квантификатор по умолчанию - жадный. Жадные квантификаторы пытаются захватить как можно больше символов. </text:p>
            </text:list-item>
          </text:list>
          <text:p text:style-name="Text_20_body">Квантификаторы предоставляют эффективный способ определения гибких и точных правил для поиска подстрок в тексте, что делает работу с регулярными выражениями более удобной и эффективной.</text:p>
        </text:section>
      </text:section>
      <text:p text:style-name="Standard"/>
      <text:p text:style-name="Standard"/>
      <text:section text:style-name="Sect2" text:name="ember14530">
        <text:section text:style-name="Sect2" text:name="ember14531">
          <text:h text:style-name="P8" text:outline-level="1"><text:span text:style-name="T3">[2.9] </text:span>Жадные и ленивые квантификаторы</text:h>
          <text:h text:style-name="Heading_20_2" text:outline-level="2">Жадные квантификаторы</text:h>
          <text:p text:style-name="Text_20_body">Все квантификаторы, которые были пройдены в прошлом уроке - по умолчанию жадные. Они пытаются захватить максимальное количество символов.</text:p>
          <text:p text:style-name="Preformatted_20_Text"><text:span text:style-name="Source_20_Text">Жадные квантификаторы:</text:span></text:p>
          <text:p text:style-name="Preformatted_20_Text"/>
          <text:p text:style-name="Preformatted_20_Text"><text:span text:style-name="Source_20_Text">{m,n}</text:span></text:p>
          <text:p text:style-name="Preformatted_20_Text"><text:span text:style-name="Source_20_Text">{,n}</text:span></text:p>
          <text:p text:style-name="Preformatted_20_Text"><text:span text:style-name="Source_20_Text">{m,}</text:span></text:p>
          <text:p text:style-name="Preformatted_20_Text"><text:span text:style-name="Source_20_Text">*</text:span></text:p>
          <text:p text:style-name="Preformatted_20_Text"><text:span text:style-name="Source_20_Text">+</text:span></text:p>
          <text:p text:style-name="P10"><text:span text:style-name="Source_20_Text">?</text:span></text:p>
          <text:h text:style-name="Heading_20_2" text:outline-level="2">Но что делать, если не всегда нужно находить самое длинное вхождение?</text:h>
          <text:p text:style-name="Text_20_body">Например, есть тестовая строка <text:span text:style-name="Source_20_Text">(1)()(gsf)(321312)</text:span> и нужно найти все скобки и их содержимое. Напишем выражение <text:span text:style-name="Source_20_Text">r"\(.*\)"</text:span>, но оно работает не так, как нам нужно:</text:p>
          <text:p text:style-name="Text_20_body"><draw:frame draw:style-name="fr3" draw:name="image.png1" text:anchor-type="as-char" svg:width="8.581cm" svg:height="4.907cm" draw:z-index="5"><draw:image xlink:href="https://ucarecdn.com/501531bd-c019-4190-aba8-f9f6270ad088/" xlink:type="simple" xlink:show="embed" xlink:actuate="onLoad"/></draw:frame></text:p>
          <text:p text:style-name="Text_20_body">Выражение пытается найти самое большое вхождение. Давайте попробуем использовать ленивый квантификатор:</text:p>
          <text:p text:style-name="Text_20_body"><text:soft-page-break/><draw:frame draw:style-name="fr4" draw:name="image.png2" text:anchor-type="as-char" svg:width="8.079cm" svg:height="5.256cm" draw:z-index="6"><draw:image xlink:href="https://ucarecdn.com/e4ead0dd-3263-477a-878e-275d897602a6/" xlink:type="simple" xlink:show="embed" xlink:actuate="onLoad"/></draw:frame></text:p>
          <text:p text:style-name="Text_20_body">Отлично, мы нашли каждое вхождение по отдельности!</text:p>
          <text:h text:style-name="Heading_20_2" text:outline-level="2">Ленивые квантификаторы</text:h>
          <text:p text:style-name="Text_20_body">Если после квантификатора добавить символ <text:span text:style-name="Source_20_Text">?</text:span>, он становится ленивым. Тогда он будет захватывать минимальное количество символов.</text:p>
          <text:p text:style-name="Preformatted_20_Text"><text:span text:style-name="Source_20_Text">Ленивые квантификаторы</text:span></text:p>
          <text:p text:style-name="Preformatted_20_Text"/>
          <text:p text:style-name="Preformatted_20_Text"><text:span text:style-name="Source_20_Text">{m,n}? - от m до n</text:span></text:p>
          <text:p text:style-name="Preformatted_20_Text"><text:span text:style-name="Source_20_Text">{,n}? - до n</text:span></text:p>
          <text:p text:style-name="Preformatted_20_Text"><text:span text:style-name="Source_20_Text">{m,}? - от m</text:span></text:p>
          <text:p text:style-name="Preformatted_20_Text"><text:span text:style-name="Source_20_Text">*? - от 0</text:span></text:p>
          <text:p text:style-name="Preformatted_20_Text"><text:span text:style-name="Source_20_Text">+? - от 1</text:span></text:p>
          <text:p text:style-name="Preformatted_20_Text"><text:span text:style-name="Source_20_Text">?? - от 0 до 1</text:span></text:p>
          <text:p text:style-name="Preformatted_20_Text"/>
          <text:p text:style-name="P10"><text:span text:style-name="Source_20_Text">Каждый из этих квантификаторов будет пытаться захватить как можно меньше символов.</text:span></text:p>
          <text:p text:style-name="Text_20_body">Обратите внимание, что жадность меняет работу всех квантификаторов, кроме квантификатора <text:span text:style-name="Source_20_Text">{n}</text:span>. Но это и логично, так как в любом случае он будет искать нужную последовательность <text:span text:style-name="Source_20_Text">n</text:span> раз, независимо от его жадности. Квантификатор <text:span text:style-name="Source_20_Text">{n}</text:span> будет равносилен квантификатору <text:span text:style-name="Source_20_Text">{n}?</text:span>, правда в последнем нет никакого смысла.</text:p>
        </text:section>
      </text:section>
      <text:p text:style-name="Standard"/>
      <text:section text:style-name="Sect2" text:name="ember2238">
        <text:section text:style-name="Sect2" text:name="ember2239">
          <text:h text:style-name="P6" text:outline-level="1"><text:span text:style-name="T3">[2.10] </text:span>Группирующие скобки</text:h>
          <text:p text:style-name="Text_20_body">Если шаблон регулярного выражения обернуть в  круглые скобки <text:span text:style-name="Source_20_Text">(regex)</text:span> - мы сгруппируем его. Такие группы создаются для получения дополнительной информации о них.</text:p>
          <text:p text:style-name="Text_20_body">Позже мы к ним снова вернёмся и пройдём их работу в Python. Но сейчас нужно изучить сам синтаксис.</text:p>
        </text:section>
      </text:section>
      <text:p text:style-name="Standard"/>
      <text:section text:style-name="Sect2" text:name="ember2247">
        <text:section text:style-name="Sect2" text:name="ember2248">
          <text:h text:style-name="P8" text:outline-level="1">Группирующие скобки</text:h>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Table_20_Heading">Синтаксис</text:p>
                </table:table-cell>
                <table:table-cell table:style-name="Таблица4.B1" office:value-type="string">
                  <text:p text:style-name="Table_20_Heading">Использование</text:p>
                </table:table-cell>
              </table:table-row>
            </table:table-header-rows>
            <table:table-row>
              <table:table-cell table:style-name="Таблица4.A2" office:value-type="string">
                <text:p text:style-name="Table_20_Contents"><text:span text:style-name="Source_20_Text">(regex)</text:span></text:p>
              </table:table-cell>
              <table:table-cell table:style-name="Таблица4.B2" office:value-type="string">
                <text:p text:style-name="P9">Обыкновенная скобочная группа. Захватывает символы, о которых можно будет получить более подробную информацию.</text:p>
              </table:table-cell>
            </table:table-row>
            <table:table-row>
              <table:table-cell table:style-name="Таблица4.A2" office:value-type="string">
                <text:p text:style-name="Table_20_Contents"><text:span text:style-name="Source_20_Text">(?P&lt;name&gt;regex)</text:span></text:p>
              </table:table-cell>
              <table:table-cell table:style-name="Таблица4.B2" office:value-type="string">
                <text:p text:style-name="P9">Обычная скобочная группа, но вместе с номером ей будет присвоено имя <text:span text:style-name="Source_20_Text">name</text:span>.</text:p>
              </table:table-cell>
            </table:table-row>
            <table:table-row>
              <table:table-cell table:style-name="Таблица4.A2" office:value-type="string">
                <text:p text:style-name="Table_20_Contents"><text:span text:style-name="Source_20_Text">(?P&lt;name&gt;regex)(?P=name)</text:span></text:p>
              </table:table-cell>
              <table:table-cell table:style-name="Таблица4.B2" office:value-type="string">
                <text:p text:style-name="P9">Скобочная группа с именем позволяет к ней обращаться и искать такой же текст, который она захватила.</text:p>
              </table:table-cell>
            </table:table-row>
          </table:table>
          <text:p text:style-name="Text_20_body">Эти же группы в реальных примерах:</text:p>
          <text:p text:style-name="Text_20_body"><text:span text:style-name="Strong_20_Emphasis">1)</text:span> Обычная группа <text:span text:style-name="Source_20_Text">([a-z]{4})</text:span>:</text:p>
          <text:p text:style-name="Text_20_body"><draw:frame draw:style-name="fr1" draw:name="Screenshot_2.png" text:anchor-type="as-char" svg:width="14.711cm" svg:height="4.63cm" draw:z-index="7"><draw:image xlink:href="https://ucarecdn.com/c5a1640a-a2e5-4f3d-92ee-e1cb4609b030/" xlink:type="simple" xlink:show="embed" xlink:actuate="onLoad"/></draw:frame></text:p>
          <text:p text:style-name="Text_20_body"><text:span text:style-name="Strong_20_Emphasis">2)</text:span> Та же группа, только уже именованная <text:span text:style-name="Source_20_Text">(?P&lt;name&gt;[a-z]{4})</text:span>:</text:p>
          <text:p text:style-name="Text_20_body"><draw:frame draw:style-name="fr1" draw:name="Screenshot_3.png" text:anchor-type="as-char" svg:width="14.473cm" svg:height="4.154cm" draw:z-index="8"><draw:image xlink:href="https://ucarecdn.com/e905dbdf-d22b-4530-a679-13ff0b9106a8/" xlink:type="simple" xlink:show="embed" xlink:actuate="onLoad"/></draw:frame></text:p>
          <text:p text:style-name="Text_20_body">Теперь мы можем получить её в Python не только по номеру, но и имени. Также к ней можно <text:soft-page-break/>обратиться, смотрите следующий пример.</text:p>
          <text:p text:style-name="Text_20_body"><text:span text:style-name="Strong_20_Emphasis">3)</text:span> Снова именованная группа, но мы получаем текст, который она захватила ранее благодаря синтаксису <text:span text:style-name="Source_20_Text">(?P&lt;name&gt;[a-z]{4})(?P=name)</text:span>:</text:p>
          <text:p text:style-name="Text_20_body"><draw:frame draw:style-name="fr1" draw:name="ezgif-5-6363b6983e.gif" text:anchor-type="as-char" svg:width="15.725cm" svg:height="11.906cm" draw:z-index="9"><draw:image xlink:href="https://ucarecdn.com/c344dd52-2962-466e-b839-4056b2082fcf/" xlink:type="simple" xlink:show="embed" xlink:actuate="onLoad"/></draw:frame></text:p>
          <text:p text:style-name="Text_20_body">В примере выше группа захватила текст <text:span text:style-name="Source_20_Text">test</text:span>. Мы к ней снова обратились, чтобы найти точно такой же текст второй раз.</text:p>
          <text:p text:style-name="Text_20_body">У группирующих скобок существует множество применений, одно из которых - поиск повторяющихся совпадений, как в этом случае.</text:p>
        </text:section>
      </text:section>
      <text:p text:style-name="Standard"/>
      <text:section text:style-name="Sect2" text:name="ember2562">
        <text:section text:style-name="Sect2" text:name="ember2563">
          <text:h text:style-name="P8" text:outline-level="1">Ссылки на нумерованные группы</text:h>
          <text:p text:style-name="Text_20_body">Ссылаться можно не только на именованные группы, но и на обычные. Для этого достаточно использовать синтаксис <text:span text:style-name="Source_20_Text">\1</text:span>, <text:span text:style-name="Source_20_Text">\2</text:span>, <text:span text:style-name="Source_20_Text">\3</text:span>, ... и так далее. Число после слеша означает номер группы, к которой вы обращаетесь.</text:p>
          <text:p text:style-name="Text_20_body">Повторяем регулярное выражение, но уже без именованных групп <text:span text:style-name="Source_20_Text">([a-z]{4})\1</text:span>:</text:p>
          <text:p text:style-name="P2"><text:soft-page-break/><draw:frame draw:style-name="fr1" draw:name="ezgif-3-dd6a1d6d88.gif" text:anchor-type="as-char" svg:width="16.307cm" svg:height="11.906cm" draw:z-index="10"><draw:image xlink:href="https://ucarecdn.com/49ea8f2b-7516-44bc-aa4f-62ef7e576a42/" xlink:type="simple" xlink:show="embed" xlink:actuate="onLoad"/></draw:frame></text:p>
        </text:section>
      </text:section>
      <text:p text:style-name="Standard"/>
      <text:section text:style-name="Sect2" text:name="ember2813">
        <text:section text:style-name="Sect2" text:name="ember2814">
          <text:h text:style-name="P8" text:outline-level="1">Условие <text:span text:style-name="Source_20_Text">(?(n)yes|no)</text:span></text:h>
          <text:p text:style-name="Text_20_body">В регулярных выражениях существуют условия. Если у группы <text:span text:style-name="Source_20_Text">n</text:span> нашлись совпадения - возвращается шаблон до <text:span text:style-name="Source_20_Text">|</text:span>. В противном случае возвращается шаблон после <text:span text:style-name="Source_20_Text">|</text:span>. Шаблон после <text:span text:style-name="Source_20_Text">|</text:span> необязателен и может быть опущен.</text:p>
          <text:p text:style-name="Text_20_body">Очень часто, чтобы условие корректно работало, приходится изворачиваться и добавлять дополнительные проверки на границу слова, конец/начало строки, или lookbehind с lookahead.</text:p>
          <text:p text:style-name="Text_20_body">Давайте напишем какое-то простое условие, и проверим, как оно работает:</text:p>
          <text:p text:style-name="Preformatted_20_Text"><text:span text:style-name="Source_20_Text">regex = r"(a)?(?(1)b|c)"</text:span></text:p>
          <text:p text:style-name="Preformatted_20_Text"/>
          <text:p text:style-name="Preformatted_20_Text"><text:span text:style-name="Source_20_Text"># Группа (a)? ищет букву a. К группе применён квантификатор ?, т.к. этой буквы может не быть в тексте</text:span></text:p>
          <text:p text:style-name="Preformatted_20_Text"><text:span text:style-name="Source_20_Text"># Если в первой группе нашлась буква a, то условие (?(1)b|c) ищет букву b</text:span></text:p>
          <text:p text:style-name="Preformatted_20_Text"><text:span text:style-name="Source_20_Text"># Если первая группа ничего не нашла, то условие ищет букву c</text:span></text:p>
          <text:p text:style-name="Preformatted_20_Text"/>
          <text:p text:style-name="P10"><text:span text:style-name="Source_20_Text"># В данном примере регулярное выражение найдёт все ab и c в тексте</text:span></text:p>
          <text:p text:style-name="P2"><text:soft-page-break/><draw:frame draw:style-name="fr1" draw:name="image.png3" text:anchor-type="as-char" svg:width="9.604cm" svg:height="7.011cm" draw:z-index="11"><draw:image xlink:href="https://ucarecdn.com/de750bc1-8815-4c30-87d9-d3e463830c01/" xlink:type="simple" xlink:show="embed" xlink:actuate="onLoad"/></draw:frame></text:p>
          <text:p text:style-name="Text_20_body">Условие очень удобно использовать для поиска скобок:</text:p>
          <text:p text:style-name="Preformatted_20_Text"><text:span text:style-name="Source_20_Text">regex = r"^(\[)?\d(?(1)\]|)$" # Выражение для поиска цифры в скобках или без скобок</text:span></text:p>
          <text:p text:style-name="Preformatted_20_Text"/>
          <text:p text:style-name="Preformatted_20_Text"><text:span text:style-name="Source_20_Text"># Группа (\[)? ищет первую скобку. К группе применён квантификатор ?, т.к. скобки может и не быть</text:span></text:p>
          <text:p text:style-name="Preformatted_20_Text"><text:span text:style-name="Source_20_Text"># Условие (?(1)\]|) ищет правую скобку, если в первой группе найдена левая скобка.</text:span></text:p>
          <text:p text:style-name="Preformatted_20_Text"><text:span text:style-name="Source_20_Text"># Если первая группа ничего не нашла, то условие ничего не ищет.</text:span></text:p>
          <text:p text:style-name="Preformatted_20_Text"/>
          <text:p text:style-name="Preformatted_20_Text"><text:span text:style-name="Source_20_Text"># Найдёт 1 и [2]</text:span></text:p>
          <text:p text:style-name="P10"><text:span text:style-name="Source_20_Text"># Проигнорирует 3] и [4</text:span></text:p>
          <text:p text:style-name="P2"><draw:frame draw:style-name="fr1" draw:name="image.png4" text:anchor-type="as-char" svg:width="9.895cm" svg:height="9.578cm" draw:z-index="12"><draw:image xlink:href="https://ucarecdn.com/cb8e677d-98e2-4434-b5ed-52b8a5dce0b4/" xlink:type="simple" xlink:show="embed" xlink:actuate="onLoad"/></draw:frame></text:p>
          <text:p text:style-name="Text_20_body">Если из регулярного выражения выше убрать дополнительные проверки, то оно будет находить не совсем то, что нужно:</text:p>
          <text:p text:style-name="P2"><text:soft-page-break/><draw:frame draw:style-name="fr1" draw:name="image.png5" text:anchor-type="as-char" svg:width="10.451cm" svg:height="10.213cm" draw:z-index="13"><draw:image xlink:href="https://ucarecdn.com/1e346937-1382-466b-b626-38ab6c3f9faa/" xlink:type="simple" xlink:show="embed" xlink:actuate="onLoad"/></draw:frame></text:p>
        </text:section>
      </text:section>
      <text:p text:style-name="Standard"/>
      <text:p text:style-name="P4"/>
      <text:section text:style-name="Sect2" text:name="ember3363">
        <text:section text:style-name="Sect2" text:name="ember3364">
          <text:h text:style-name="P8" text:outline-level="1"><text:span text:style-name="T3">[2.11] </text:span>Скобочные выражения</text:h>
          <text:p text:style-name="Text_20_body">Если в группе после открывающейся круглой скобки поставить специальные символы - можно создать особое скобочное выражение, которое добавит новую функциональность регулярным выражениям.</text:p>
        </text:section>
      </text:section>
      <text:p text:style-name="Standard"/>
      <text:section text:style-name="Sect2" text:name="ember3430">
        <text:section text:style-name="Sect2" text:name="ember3431">
          <text:h text:style-name="P8" text:outline-level="1">Non-capturing group, Comment group</text:h>
          <text:h text:style-name="Heading_20_2" text:outline-level="2">Comment group</text:h>
          <text:p text:style-name="Text_20_body"><text:span text:style-name="Source_20_Text">(?#)</text:span> - скобочное выражение, позволяющее написать комментарий в регулярном выражении:</text:p>
          <text:p text:style-name="Text_20_body"><draw:frame draw:style-name="fr1" draw:name="Screenshot_1.png" text:anchor-type="as-char" svg:width="10.266cm" svg:height="3.307cm" draw:z-index="14"><draw:image xlink:href="https://ucarecdn.com/26afc8e1-b9ce-4e01-9655-e3c6ef896ebb/" xlink:type="simple" xlink:show="embed" xlink:actuate="onLoad"/></draw:frame></text:p>
          <text:p text:style-name="Text_20_body">Комментарии могут быть полезны для документирования шаблонов и улучшения их читаемости. Выражения внутри комментариев игнорируются.</text:p>
          <text:h text:style-name="Heading_20_2" text:outline-level="2">Non-capturing group</text:h>
          <text:p text:style-name="Text_20_body"><text:span text:style-name="Source_20_Text">(?:)</text:span> - скобочное выражение, которое группирует регулярное выражение, но не захватывает в его отдельную группу. Так и называется - <text:span text:style-name="Source_20_Text">Non-capturing group</text:span>, т.е. группа без захвата.</text:p>
          <text:p text:style-name="Text_20_body">Его можно использовать, например, чтобы применять квантификаторы сразу к нескольким символам:</text:p>
          <text:p text:style-name="Text_20_body"><draw:frame draw:style-name="fr1" draw:name="Screenshot_2.png1" text:anchor-type="as-char" svg:width="5.636cm" svg:height="4.366cm" draw:z-index="15"><draw:image xlink:href="https://ucarecdn.com/5b8e55ed-f187-4451-b64b-659c5b8715c7/" xlink:type="simple" xlink:show="embed" xlink:actuate="onLoad"/></draw:frame></text:p>
          <text:p text:style-name="Text_20_body"><text:span text:style-name="Source_20_Text">(?:\d.){2}</text:span> равносильно <text:span text:style-name="Source_20_Text">\d.\d.</text:span></text:p>
          <text:p text:style-name="Text_20_body">Если бы мы использовали обычные группирующие скобки, они бы захватили эти символы отдельно:</text:p>
          <text:p text:style-name="Text_20_body"><text:soft-page-break/><draw:frame draw:style-name="fr1" draw:name="Screenshot_3.png1" text:anchor-type="as-char" svg:width="5.583cm" svg:height="4.419cm" draw:z-index="16"><draw:image xlink:href="https://ucarecdn.com/2abcf331-6690-48be-a1a8-2fd44ebe8bd7/" xlink:type="simple" xlink:show="embed" xlink:actuate="onLoad"/></draw:frame></text:p>
          <text:p text:style-name="Text_20_body">Это делает Non-capturing group удобным инструментом для определения областей применения квантификаторов и других операций в регулярных выражениях без создания дополнительных захватываемых групп.</text:p>
          <text:h text:style-name="Heading_20_2" text:outline-level="2">В чём же разница между группой и Non-capturing group?</text:h>
          <text:p text:style-name="Text_20_body">Мы прошли 2 похожих темы: Group и Non-capturing group. Скорее всего, вам может показаться, что от Non-capturing group нет смысла, т.к. обычная группа полностью её заменяет, так ещё и у неё больше возможностей для применения.</text:p>
          <text:p text:style-name="Text_20_body">На самом деле, если рассматривать этот вопрос с точки зрения синтаксиса регулярных выражений, всё так и есть. Но в Python работа функций из модуля re очень сильно зависит от групп, и чтобы ваша программа не вела себя непредсказуемо (т.к. мы ещё не знаем как работают группы в Python), то вместо групп следует использовать Non-capturing group.</text:p>
          <text:p text:style-name="Text_20_body">Даже после изучения работы с группами в Python <text:span text:style-name="Strong_20_Emphasis">группы имеет смысл использовать только тогда, когда вы к ним обращаетесь или работаете с их данными</text:span>. Во всех остальных случаях нужно использовать Non-capturing group.</text:p>
        </text:section>
      </text:section>
      <text:p text:style-name="Standard"/>
      <text:section text:style-name="Sect2" text:name="ember3665">
        <text:section text:style-name="Sect2" text:name="ember3666">
          <text:h text:style-name="P8" text:outline-level="1"/>
          <text:h text:style-name="P6" text:outline-level="1">Lookahead и Lookbehind</text:h>
          <text:p text:style-name="Text_20_body">Очень полезные скобочные группы, которые позволяют "смотреть" что находится сзади и спереди регулярных выражений. Часто используются, когда нужно найти текст или какую-то последовательность между символами, которые не нужно захватывать в регулярное выражение.</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header-rows>
              <table:table-row>
                <table:table-cell table:style-name="Таблица5.A1" office:value-type="string">
                  <text:p text:style-name="Table_20_Heading">Название</text:p>
                </table:table-cell>
                <table:table-cell table:style-name="Таблица5.A1" office:value-type="string">
                  <text:p text:style-name="Table_20_Heading">Синтаксис</text:p>
                </table:table-cell>
                <table:table-cell table:style-name="Таблица5.A1" office:value-type="string">
                  <text:p text:style-name="Table_20_Heading">Использование</text:p>
                </table:table-cell>
                <table:table-cell table:style-name="Таблица5.A1" office:value-type="string">
                  <text:p text:style-name="Table_20_Heading">Пример</text:p>
                </table:table-cell>
                <table:table-cell table:style-name="Таблица5.E1" office:value-type="string">
                  <text:p text:style-name="Table_20_Heading">Применяем к тексту</text:p>
                </table:table-cell>
              </table:table-row>
            </table:table-header-rows>
            <table:table-row>
              <table:table-cell table:style-name="Таблица5.A2" office:value-type="string">
                <text:p text:style-name="Table_20_Contents">Positive Lookahead</text:p>
              </table:table-cell>
              <table:table-cell table:style-name="Таблица5.A2" office:value-type="string">
                <text:p text:style-name="Table_20_Contents"><text:span text:style-name="Source_20_Text">(?=)</text:span></text:p>
              </table:table-cell>
              <table:table-cell table:style-name="Таблица5.A2" office:value-type="string">
                <text:p text:style-name="Table_20_Contents">Проверяет стоит ли переданное выражение после шаблона. Не захватывает никаких символов.</text:p>
              </table:table-cell>
              <table:table-cell table:style-name="Таблица5.A2" office:value-type="string">
                <text:p text:style-name="Table_20_Contents"><text:span text:style-name="Source_20_Text">2(?= 3)</text:span></text:p>
              </table:table-cell>
              <table:table-cell table:style-name="Таблица5.E2" office:value-type="string">
                <text:p text:style-name="P9"><text:span text:style-name="Source_20_Text">1 </text:span><text:span text:style-name="Source_20_Text"><text:span text:style-name="Strong_20_Emphasis">2</text:span></text:span><text:span text:style-name="Source_20_Text"> 3</text:span></text:p>
                <text:p text:style-name="P9"><text:span text:style-name="Source_20_Text">6 2 8</text:span></text:p>
              </table:table-cell>
            </table:table-row>
            <table:table-row>
              <table:table-cell table:style-name="Таблица5.A2" office:value-type="string">
                <text:p text:style-name="Table_20_Contents">Negative Lookahead</text:p>
              </table:table-cell>
              <table:table-cell table:style-name="Таблица5.A2" office:value-type="string">
                <text:p text:style-name="P9"><text:span text:style-name="Source_20_Text">(?!)</text:span></text:p>
              </table:table-cell>
              <table:table-cell table:style-name="Таблица5.A2" office:value-type="string">
                <text:p text:style-name="Table_20_Contents">Проверяет что переданное выражение не стоит после шаблона. Не захватывает никаких символов.</text:p>
              </table:table-cell>
              <table:table-cell table:style-name="Таблица5.A2" office:value-type="string">
                <text:p text:style-name="Table_20_Contents"><text:span text:style-name="Source_20_Text">2(?! 3)</text:span></text:p>
              </table:table-cell>
              <table:table-cell table:style-name="Таблица5.E2" office:value-type="string">
                <text:p text:style-name="P9"><text:span text:style-name="Source_20_Text">1 2 3</text:span></text:p>
                <text:p text:style-name="Table_20_Contents"><text:span text:style-name="Source_20_Text">6 </text:span><text:span text:style-name="Source_20_Text"><text:span text:style-name="Strong_20_Emphasis">2</text:span></text:span><text:span text:style-name="Source_20_Text"> 8</text:span></text:p>
              </table:table-cell>
            </table:table-row>
            <table:table-row>
              <table:table-cell table:style-name="Таблица5.A2" office:value-type="string">
                <text:p text:style-name="Table_20_Contents">Positive Lookbehind</text:p>
              </table:table-cell>
              <table:table-cell table:style-name="Таблица5.A2" office:value-type="string">
                <text:p text:style-name="Table_20_Contents"><text:span text:style-name="Source_20_Text">(?&lt;=)</text:span></text:p>
              </table:table-cell>
              <table:table-cell table:style-name="Таблица5.A2" office:value-type="string">
                <text:p text:style-name="Table_20_Contents">Проверяет стоит ли переданное выражение перед шаблоном. Не захватывает никаких символов.</text:p>
              </table:table-cell>
              <table:table-cell table:style-name="Таблица5.A2" office:value-type="string">
                <text:p text:style-name="Table_20_Contents"><text:span text:style-name="Source_20_Text">(?&lt;=6 )2</text:span></text:p>
              </table:table-cell>
              <table:table-cell table:style-name="Таблица5.E2" office:value-type="string">
                <text:p text:style-name="P9"><text:span text:style-name="Source_20_Text">1 2 3</text:span></text:p>
                <text:p text:style-name="Table_20_Contents"><text:span text:style-name="Source_20_Text">6 </text:span><text:span text:style-name="Source_20_Text"><text:span text:style-name="Strong_20_Emphasis">2</text:span></text:span><text:span text:style-name="Source_20_Text"> 8</text:span></text:p>
              </table:table-cell>
            </table:table-row>
            <table:table-row>
              <table:table-cell table:style-name="Таблица5.A2" office:value-type="string">
                <text:p text:style-name="Table_20_Contents">Negative Lookbehind</text:p>
              </table:table-cell>
              <table:table-cell table:style-name="Таблица5.A2" office:value-type="string">
                <text:p text:style-name="P9"><text:span text:style-name="Source_20_Text">(?&lt;!)</text:span></text:p>
              </table:table-cell>
              <table:table-cell table:style-name="Таблица5.A2" office:value-type="string">
                <text:p text:style-name="Table_20_Contents">Проверяет что переданное выражение не стоит перед шаблоном. Не захватывает никаких символов.</text:p>
              </table:table-cell>
              <table:table-cell table:style-name="Таблица5.A2" office:value-type="string">
                <text:p text:style-name="Table_20_Contents"><text:span text:style-name="Source_20_Text">(?&lt;!6 )2</text:span></text:p>
              </table:table-cell>
              <table:table-cell table:style-name="Таблица5.E2" office:value-type="string">
                <text:p text:style-name="P9"><text:span text:style-name="Source_20_Text">1 </text:span><text:span text:style-name="Source_20_Text"><text:span text:style-name="Strong_20_Emphasis">2</text:span></text:span><text:span text:style-name="Source_20_Text"> 3</text:span></text:p>
                <text:p text:style-name="Table_20_Contents"><text:span text:style-name="Source_20_Text">6 2 8</text:span></text:p>
              </table:table-cell>
            </table:table-row>
          </table:table>
          <text:p text:style-name="Text_20_body"> </text:p>
          <text:p text:style-name="Text_20_body">Давайте разберём их работу на наглядном примере. Допустим, нам нужно найти слово <text:span text:style-name="Source_20_Text">test</text:span>, окружённое среди двух цифр, но сами цифры захватывать не нужно. Тогда мы можем использовать скобочные выражения.</text:p>
          <text:p text:style-name="Text_20_body">Напишем регулярное выражение, которое ищет слово <text:span text:style-name="Source_20_Text">test</text:span> среди двух цифр, но не захватывает их: <text:span text:style-name="Source_20_Text">(?&lt;=\d)test(?=\d)</text:span>.</text:p>
          <text:p text:style-name="Text_20_body">Всё работает:</text:p>
          <text:p text:style-name="P2"><draw:frame draw:style-name="fr1" draw:name="Screenshot_1.png1" text:anchor-type="as-char" svg:width="13.282cm" svg:height="4.921cm" draw:z-index="17"><draw:image xlink:href="https://ucarecdn.com/006983d6-e294-4ea6-8b18-5f6527898bd9/" xlink:type="simple" xlink:show="embed" xlink:actuate="onLoad"/></draw:frame></text:p>
          <text:p text:style-name="Text_20_body">Никто не запрещает ставить несколько lookahead или lookbehind друг за другом. Например, тут выполнятся сразу 2 условия:</text:p>
          <text:p text:style-name="P2"><text:soft-page-break/><draw:frame draw:style-name="fr1" draw:name="image.png6" text:anchor-type="as-char" svg:width="13.996cm" svg:height="6.985cm" draw:z-index="18"><draw:image xlink:href="https://ucarecdn.com/9d739bca-e71e-4d0f-8454-082eccbfafaa/" xlink:type="simple" xlink:show="embed" xlink:actuate="onLoad"/></draw:frame></text:p>
        </text:section>
      </text:section>
      <text:p text:style-name="Standard"/>
      <text:section text:style-name="Sect2" text:name="ember3986">
        <text:section text:style-name="Sect2" text:name="ember3987">
          <text:h text:style-name="P8" text:outline-level="1">Ограничение Lookbehind</text:h>
          <text:p text:style-name="Text_20_body">Обратите внимание, что все выражения в lookbehind должны быть фиксированной ширины, иначе вы получите ошибку <text:span text:style-name="Source_20_Text"><text:span text:style-name="T1">re.error: look-behind requires fixed-width pattern</text:span></text:span>.</text:p>
          <text:p text:style-name="Text_20_body">Движок регулярных выражений в Python не может работать с выражениями неопределённой длины в Lookbehind из-за технических особенностей. </text:p>
          <text:p text:style-name="Preformatted_20_Text"><text:span text:style-name="Source_20_Text"># Вызовут ошибку:</text:span></text:p>
          <text:p text:style-name="Preformatted_20_Text"/>
          <text:p text:style-name="Preformatted_20_Text"><text:span text:style-name="Source_20_Text">r'(?&lt;=test{0,})regex'</text:span></text:p>
          <text:p text:style-name="Preformatted_20_Text"><text:span text:style-name="Source_20_Text">r'(?&lt;=g?)regex'</text:span></text:p>
          <text:p text:style-name="Preformatted_20_Text"><text:span text:style-name="Source_20_Text">r'(?&lt;!Python+)regex'</text:span></text:p>
          <text:p text:style-name="Preformatted_20_Text"/>
          <text:p text:style-name="Preformatted_20_Text"><text:span text:style-name="Source_20_Text"># Длина вхождений выражений в Lookbehind может быть разной</text:span></text:p>
          <text:p text:style-name="Preformatted_20_Text"><text:span text:style-name="Source_20_Text"># Поэтому появится ошибка</text:span></text:p>
          <text:p text:style-name="Preformatted_20_Text"/>
          <text:p text:style-name="Preformatted_20_Text"/>
          <text:p text:style-name="Preformatted_20_Text"/>
          <text:p text:style-name="Preformatted_20_Text"><text:span text:style-name="Source_20_Text"># Ошибки не будет:</text:span></text:p>
          <text:p text:style-name="Preformatted_20_Text"/>
          <text:p text:style-name="Preformatted_20_Text"><text:span text:style-name="Source_20_Text">r'(?&lt;=test)regex'</text:span></text:p>
          <text:p text:style-name="Preformatted_20_Text"><text:span text:style-name="Source_20_Text">r'(?&lt;=g{21})regex'</text:span></text:p>
          <text:p text:style-name="Preformatted_20_Text"><text:span text:style-name="Source_20_Text">r'(?&lt;!Pytho[mn])regex'</text:span></text:p>
          <text:p text:style-name="Preformatted_20_Text"/>
          <text:p text:style-name="Preformatted_20_Text"><text:span text:style-name="Source_20_Text"># Длина вхождений выражений в Lookbehind фиксированная</text:span></text:p>
          <text:p text:style-name="P10"><text:span text:style-name="Source_20_Text"># Всё выполнится без ошибок</text:span></text:p>
          <text:p text:style-name="Text_20_body">Такая особенность есть только у Lookbehind. Lookahead позволяет использовать внутри себя выражения неопределённой длины.</text:p>
        </text:section>
      </text:section>
      <text:p text:style-name="Standard"/>
      <text:p text:style-name="P4"><text:bookmark text:name="ember3986"/></text:p>
      <text:section text:style-name="Sect2" text:name="Раздел1">
        <text:section text:style-name="Sect2" text:name="Раздел2">
          <text:h text:style-name="P8" text:outline-level="1"><text:bookmark text:name="ember3987"/><text:span text:style-name="T3">[2.12] </text:span>Операция или</text:h>
          <text:p text:style-name="Text_20_body">Синтаксис регулярных выражений позволяет писать такие выражения, которые найдут нужные строки при соответствии их хотя бы одному из выражений.</text:p>
          <text:p text:style-name="Text_20_body">Например, выражение:</text:p>
          <text:p text:style-name="P10"><text:span text:style-name="Source_20_Text">r'Привет|Пока'</text:span></text:p>
          <text:p text:style-name="Text_20_body">найдёт все слова <text:span text:style-name="Source_20_Text">Привет</text:span> и <text:span text:style-name="Source_20_Text">Пока</text:span> в тексте.</text:p>
          <text:h text:style-name="Heading_20_3" text:outline-level="3">Оператор "Или" в скобочных выражениях и группах</text:h>
          <text:p text:style-name="Text_20_body">Если использовать оператор или в скобочных выражениях или группах, то он не затронет символы извне.</text:p>
          <text:h text:style-name="Heading_20_3" text:outline-level="3">Оператор "Или" в lookbehind</text:h>
          <text:p text:style-name="Text_20_body">Обратите внимание, что в lookbehind можно использовать <text:span text:style-name="Source_20_Text">|</text:span>, только если все шаблоны одинаковой длины. То есть такие выражения будут правильными:</text:p>
          <text:p text:style-name="Preformatted_20_Text"><text:span text:style-name="Source_20_Text">(?&lt;=hi!|bye)</text:span></text:p>
          <text:p text:style-name="Preformatted_20_Text"><text:span text:style-name="Source_20_Text">(?&lt;![abcdef]|\d)</text:span></text:p>
          <text:p text:style-name="P10"><text:span text:style-name="Source_20_Text">(?&lt;=\w|\W|\s)</text:span></text:p>
          <text:p text:style-name="Text_20_body"> Такое использование lookbehind вызовет ошибку <text:span text:style-name="Source_20_Text">re.error: look-behind requires fixed-width pattern</text:span>:</text:p>
          <text:p text:style-name="Preformatted_20_Text"><text:span text:style-name="Source_20_Text">(?&lt;=hi!|long_text)</text:span></text:p>
          <text:p text:style-name="Preformatted_20_Text"><text:span text:style-name="Source_20_Text">(?&lt;![abcdef]|\d{4})</text:span></text:p>
          <text:p text:style-name="P10"><text:span text:style-name="Source_20_Text">(?&lt;=\w\s|\W)</text:span></text:p>
          <text:p text:style-name="Text_20_body">Для того, чтобы обойти такое исключение, нужно использовать <text:span text:style-name="Source_20_Text">|</text:span> в <text:span text:style-name="Source_20_Text">non-capturing group</text:span>:</text:p>
          <text:p text:style-name="Preformatted_20_Text"><text:span text:style-name="Source_20_Text">(?:(?&lt;=hi!)|(?&lt;=long_text))</text:span></text:p>
          <text:p text:style-name="Preformatted_20_Text"><text:span text:style-name="Source_20_Text">(?:(?&lt;![abcdef])|(?&lt;!\d{4}))</text:span></text:p>
          <text:p text:style-name="P10"><text:span text:style-name="Source_20_Text">(?:(?&lt;=\w\s)|(?&lt;=\W))</text:span></text:p>
          <text:p text:style-name="Text_20_body">В lookahead можно спокойно ставить условия с шаблонами разной длины, ошибок не будет.</text:p>
          <text:h text:style-name="Heading_20_3" text:outline-level="3">Оператор "Или" в квадратных скобках</text:h>
          <text:p text:style-name="Text_20_body">Очень часто вижу эту ошибку у учеников, начинающих изучать регулярные выражения. Если вы поставите символ <text:span text:style-name="Source_20_Text">|</text:span> в квадратные скобки, то ваш шаблон будет просто искать этот символ. Он не будет работать как оператор "Или". </text:p>
          <text:p text:style-name="Preformatted_20_Text"><text:span text:style-name="Source_20_Text"># Задача: Нужно найти слово Hi или Bye</text:span></text:p>
          <text:p text:style-name="Preformatted_20_Text"/>
          <text:p text:style-name="Preformatted_20_Text"><text:span text:style-name="Source_20_Text">wrong_regex = r'[Hi|Bye]'</text:span></text:p>
          <text:p text:style-name="Preformatted_20_Text"><text:span text:style-name="Source_20_Text"># Неправильное регулярное выражение, т.к. оно равносильно следующему выражению [BHeiy|]</text:span></text:p>
          <text:p text:style-name="Preformatted_20_Text"><text:span text:style-name="Source_20_Text"># Квадратные скобки используются только для замены символов, условие или в них не работает</text:span></text:p>
          <text:p text:style-name="Preformatted_20_Text"><text:soft-page-break/></text:p>
          <text:p text:style-name="Preformatted_20_Text"><text:span text:style-name="Source_20_Text">correct_regex = r'(Hi|Bye)'</text:span></text:p>
          <text:p text:style-name="Preformatted_20_Text"><text:span text:style-name="Source_20_Text"># Поставленную выше задачу решает</text:span></text:p>
          <text:p text:style-name="Preformatted_20_Text"/>
          <text:p text:style-name="Preformatted_20_Text"><text:span text:style-name="Source_20_Text">correct_regex2 = r'(?:Hi|Bye)'</text:span></text:p>
          <text:p text:style-name="Preformatted_20_Text"><text:span text:style-name="Source_20_Text"># Non-capturing group идеально подходит для группировки шаблонов</text:span></text:p>
          <text:p text:style-name="Preformatted_20_Text"/>
          <text:p text:style-name="Preformatted_20_Text"><text:span text:style-name="Source_20_Text">correct_regex3 = r'Hi|Bye'</text:span></text:p>
          <text:p text:style-name="P10"><text:span text:style-name="Source_20_Text"># Шаблон без групппировки. Также работает, поставленную выше задачу решает</text:span></text:p>
        </text:section>
      </text:section>
      <text:p text:style-name="Standard"/>
      <text:section text:style-name="Sect2" text:name="ember6897">
        <text:section text:style-name="Sect2" text:name="ember6898">
          <text:h text:style-name="P8" text:outline-level="1">catastrophic backtracking и ReDoS-атака</text:h>
          <text:h text:style-name="Heading_20_2" text:outline-level="2">Что такое ReDoS-атака?</text:h>
          <text:p text:style-name="Text_20_body">Существует атака на сервисы, неправильно использующие регулярные выражения, позволяющая их замедлить или полностью вывести из строя. Такая атака называется ReDoS. Она основана на проблеме регулярных выражений под названием catastrophic backtracking. Если ваш сервис проверяет данные с помощью регулярных выражений с catastrophic backtracking и без дополнительных проверок, то выполнение регулярного выражения может занять очень большое время.</text:p>
          <text:h text:style-name="Heading_20_2" text:outline-level="2">В чём суть catastrophic backtracking?</text:h>
          <text:p text:style-name="Text_20_body">Допустим, у нас есть такое регулярное выражение: <text:span text:style-name="Source_20_Text">r"(a+)+b"</text:span></text:p>
          <text:p text:style-name="Text_20_body">Да, такое выражение можно представить как <text:span text:style-name="Source_20_Text">a+b</text:span>, но давайте будем считать, что <text:span text:style-name="Source_20_Text">a</text:span> и <text:span text:style-name="Source_20_Text">b</text:span> - какие-то очень сложные регулярные выражения.</text:p>
          <text:p text:style-name="Text_20_body">Если строка, в которой мы ищем этот шаблон, не будет содержать <text:span text:style-name="Source_20_Text">b</text:span>, то выражение перебирает строку огромным количеством способов, пытаясь найти совпадение. Время выполнения растёт экспоненциально:</text:p>
          <text:p text:style-name="Preformatted_20_Text"><text:span text:style-name="Source_20_Text">import re</text:span></text:p>
          <text:p text:style-name="Preformatted_20_Text"/>
          <text:p text:style-name="Preformatted_20_Text"><text:span text:style-name="Source_20_Text"># Запустим выражение на строке из 20 символов a:</text:span></text:p>
          <text:p text:style-name="Preformatted_20_Text"><text:span text:style-name="Source_20_Text">re.findall(r"(a+)+b", "a" * 20) </text:span></text:p>
          <text:p text:style-name="Preformatted_20_Text"><text:span text:style-name="Source_20_Text"># Выполнилось за 0.07218690006993711</text:span></text:p>
          <text:p text:style-name="Preformatted_20_Text"/>
          <text:p text:style-name="Preformatted_20_Text"><text:span text:style-name="Source_20_Text"># Запустим выражение на строке из 30 символов a:</text:span></text:p>
          <text:p text:style-name="Preformatted_20_Text"><text:span text:style-name="Source_20_Text">re.findall(r"(a+)+b", "a" * 30) </text:span></text:p>
          <text:p text:style-name="Preformatted_20_Text"><text:span text:style-name="Source_20_Text"># Выполнилось за 75.4667053000303</text:span></text:p>
          <text:p text:style-name="Preformatted_20_Text"/>
          <text:p text:style-name="P10"><text:span text:style-name="Source_20_Text"># Прирост более чем в тысячу раз!!!</text:span></text:p>
          <text:p text:style-name="Text_20_body">Если совпадений нет, то движок возвращается к предыдущим позициям, где снова начинает поиск. Движок регулярных выражений пытается сделать это много раз, пока не исследует все возможные пути.</text:p>
          <text:h text:style-name="Heading_20_2" text:outline-level="2"><text:soft-page-break/>Регулярные выражения, которые попадают под catastrophic backtracking:</text:h>
          <text:p text:style-name="Text_20_body">Если к группе применён квантификатор и внутри этой группы используется ещё один квантификатор или <text:span text:style-name="Source_20_Text">|</text:span>, то регулярное выражение может быть неконтролируемым.</text:p>
          <text:p text:style-name="Text_20_body">Примеры таких выражений:</text:p>
          <text:list xml:id="list3965757238489568080" text:style-name="L8">
            <text:list-item>
              <text:p text:style-name="P62"><text:span text:style-name="Source_20_Text">(?:a+)+</text:span> </text:p>
            </text:list-item>
            <text:list-item>
              <text:p text:style-name="P62"><text:span text:style-name="Source_20_Text">([a-zA-Z_]+)*</text:span> </text:p>
            </text:list-item>
            <text:list-item>
              <text:p text:style-name="P62"><text:span text:style-name="Source_20_Text">(?:a|aa)+</text:span> </text:p>
            </text:list-item>
            <text:list-item>
              <text:p text:style-name="P27"><text:span text:style-name="Source_20_Text">(a|a?)+</text:span> </text:p>
            </text:list-item>
          </text:list>
          <text:h text:style-name="Heading_20_2" text:outline-level="2">Что делать если в выражении есть catastrophic backtracking?</text:h>
          <text:p text:style-name="Text_20_body">Есть следующие способы решить эту проблему:</text:p>
          <text:list xml:id="list653868795192250925" text:style-name="L9">
            <text:list-item>
              <text:p text:style-name="P63">Постараться переписать регулярное выражение, если это возможно (сократить количество квантификаторов и условий или) </text:p>
            </text:list-item>
            <text:list-item>
              <text:p text:style-name="P63">Перед использованием выражения проверять входные данные (например, не принимать слишком большой текст) </text:p>
            </text:list-item>
            <text:list-item>
              <text:p text:style-name="P63">Использовать специальные средства из модуля <text:span text:style-name="Source_20_Text">re</text:span> (сейчас мы их пройдём) </text:p>
            </text:list-item>
            <text:list-item>
              <text:p text:style-name="P28">Контролировать использование регулярного выражения (например, останавливать поиск, если он идёт слишком долго) </text:p>
            </text:list-item>
          </text:list>
        </text:section>
      </text:section>
      <text:p text:style-name="Standard"/>
      <text:section text:style-name="Sect2" text:name="ember7045">
        <text:section text:style-name="Sect2" text:name="ember7046">
          <text:h text:style-name="P8" text:outline-level="1">Притяжательные квантификаторы ?</text:h>
          <text:p text:style-name="Text_20_body">Если после жадного квантификатора поставить <text:span text:style-name="Source_20_Text">+</text:span>, то он станет притяжательным:</text:p>
          <text:p text:style-name="Preformatted_20_Text"><text:span text:style-name="Source_20_Text">{m,n}+</text:span></text:p>
          <text:p text:style-name="Preformatted_20_Text"><text:span text:style-name="Source_20_Text">{,n}+</text:span></text:p>
          <text:p text:style-name="Preformatted_20_Text"><text:span text:style-name="Source_20_Text">{m,}+</text:span></text:p>
          <text:p text:style-name="Preformatted_20_Text"><text:span text:style-name="Source_20_Text">*+</text:span></text:p>
          <text:p text:style-name="Preformatted_20_Text"><text:span text:style-name="Source_20_Text">++</text:span></text:p>
          <text:p text:style-name="P10"><text:span text:style-name="Source_20_Text">?+</text:span></text:p>
          <text:p text:style-name="Text_20_body">Притяжательные квантификаторы, как и жадные, пытаются найти максимально возможное количество вхождений. Но, в отличие от жадных квантификаторов, они не разрешают back-tracking, когда регулярное выражение не может найти совпадение.</text:p>
          <text:p text:style-name="Text_20_body">Это значит, что движок не будет проходить огромное количество путей и закончит свою работу раньше, если совпадение не будет найдено.</text:p>
          <text:p text:style-name="Text_20_body">Как и в случае с ленивыми квантификаторами, смысла делать квантификатор <text:span text:style-name="Source_20_Text">{n}</text:span> притяжательным нет.</text:p>
        </text:section>
      </text:section>
      <text:p text:style-name="Standard"/>
      <text:section text:style-name="Sect2" text:name="ember7167">
        <text:section text:style-name="Sect2" text:name="ember7168">
          <text:h text:style-name="P8" text:outline-level="1"><text:soft-page-break/>Атомарная группировка ?</text:h>
          <text:p text:style-name="Text_20_body">Второе решение проблемы с catastrophic backtracking - атомарная группировка:</text:p>
          <text:p text:style-name="P10"><text:span text:style-name="Source_20_Text">(?&gt;regex)</text:span></text:p>
          <text:p text:style-name="Text_20_body">Пытается найти вхождения <text:span text:style-name="Source_20_Text">regex</text:span>, как если бы оно было отдельным регулярным выражением. Если совпадения найдены - движок регулярных выражений пытается найти совпадения для оставшейся части регулярного выражения, следующего после атомарной группировки. Если совпадений нет - движок регулярных выражения может откатиться назад только на место до атомарной группировки.</text:p>
          <text:p text:style-name="Text_20_body">С помощью атомарной группировки можно сказать движку, что откатываться в этом месте и искать всевозможные пути не имеет смысла: внутри <text:span text:style-name="Source_20_Text">(?&gt;regex)</text:span> откат запрещён.</text:p>
          <text:p text:style-name="Text_20_body">Например, выражение <text:span text:style-name="Source_20_Text">(?&gt;.*).</text:span> никогда не найдёт совпадений, потому что шаблон <text:span text:style-name="Source_20_Text">.*</text:span> нашёл бы все возможные символы в тексте, и оставшаяся <text:span text:style-name="Source_20_Text">.</text:span> не смогла бы найти совпадение.</text:p>
          <text:p text:style-name="Preformatted_20_Text"><text:span text:style-name="Source_20_Text">x{m,n}+ одно и то же, что и (?&gt;x{m,n})</text:span></text:p>
          <text:p text:style-name="Preformatted_20_Text"/>
          <text:p text:style-name="Preformatted_20_Text"><text:span text:style-name="Source_20_Text">x*+ одно и то же, что и (?&gt;x*)</text:span></text:p>
          <text:p text:style-name="Preformatted_20_Text"><text:span text:style-name="Source_20_Text">x++ одно и то же, что и (?&gt;x+)</text:span></text:p>
          <text:p text:style-name="P10"><text:span text:style-name="Source_20_Text">x?+ одно и то же, что и (?&gt;x?)</text:span></text:p>
        </text:section>
      </text:section>
      <text:p text:style-name="Standard"/>
      <text:p text:style-name="P5">3.2 Объект Match </text:p>
      <text:section text:style-name="Sect2" text:name="ember3354">
        <text:p text:style-name="Standard"/>
      </text:section>
      <text:section text:style-name="Sect2" text:name="ember8688">
        <text:section text:style-name="Sect2" text:name="ember8689">
          <text:h text:style-name="P8" text:outline-level="1"><text:span text:style-name="T3">[3.2] </text:span>Объект Match</text:h>
          <text:p text:style-name="Text_20_body">В следующих четырёх функциях из модуля <text:span text:style-name="Source_20_Text">re</text:span> используется объект <text:span text:style-name="Source_20_Text">Match</text:span>. Он нужен чтобы получать более детальную информацию о найденных совпадениях. </text:p>
          <text:p text:style-name="Text_20_body">У объекта <text:span text:style-name="Source_20_Text">Match</text:span> есть несколько интересных методов и атрибутов:</text:p>
          <text:list xml:id="list4773209034486585080" text:style-name="L10">
            <text:list-item>
              <text:p text:style-name="P64"><text:span text:style-name="Source_20_Text"><text:span text:style-name="T1">expand()</text:span></text:span> </text:p>
            </text:list-item>
            <text:list-item>
              <text:p text:style-name="P64"><text:span text:style-name="Source_20_Text"><text:span text:style-name="T2">group()</text:span></text:span> </text:p>
            </text:list-item>
            <text:list-item>
              <text:p text:style-name="P64"><text:span text:style-name="Source_20_Text"><text:span text:style-name="T1">groups()</text:span></text:span> </text:p>
            </text:list-item>
            <text:list-item>
              <text:p text:style-name="P64"><text:span text:style-name="Source_20_Text"><text:span text:style-name="T1">groupdict()</text:span></text:span> </text:p>
            </text:list-item>
            <text:list-item>
              <text:p text:style-name="P64"><text:span text:style-name="Source_20_Text"><text:span text:style-name="T2">start()</text:span></text:span> </text:p>
            </text:list-item>
            <text:list-item>
              <text:p text:style-name="P64"><text:span text:style-name="Source_20_Text"><text:span text:style-name="T2">end()</text:span></text:span> </text:p>
            </text:list-item>
            <text:list-item>
              <text:p text:style-name="P64"><text:span text:style-name="Source_20_Text"><text:span text:style-name="T2">span()</text:span></text:span> </text:p>
            </text:list-item>
            <text:list-item>
              <text:p text:style-name="P64"><text:span text:style-name="Source_20_Text"><text:span text:style-name="T1">lastindex</text:span></text:span> </text:p>
            </text:list-item>
            <text:list-item>
              <text:p text:style-name="P64"><text:span text:style-name="Source_20_Text"><text:span text:style-name="T1">lastgroup</text:span></text:span> </text:p>
            </text:list-item>
            <text:list-item>
              <text:p text:style-name="P64"><text:span text:style-name="Source_20_Text"><text:span text:style-name="T2">pos</text:span></text:span> </text:p>
            </text:list-item>
            <text:list-item>
              <text:p text:style-name="P64"><text:span text:style-name="Source_20_Text"><text:span text:style-name="T2">endpos</text:span></text:span> </text:p>
            </text:list-item>
            <text:list-item>
              <text:p text:style-name="P64"><text:span text:style-name="Source_20_Text"><text:span text:style-name="T2">re</text:span></text:span> </text:p>
            </text:list-item>
            <text:list-item>
              <text:p text:style-name="P29"><text:span text:style-name="Source_20_Text"><text:span text:style-name="T2">string</text:span></text:span> </text:p>
            </text:list-item>
          </text:list>
          <text:p text:style-name="Text_20_body">Сейчас нам понадобятся только синие методы и атрибуты. Оставшиеся будут разобраны в следующем модуле.</text:p>
          <text:p text:style-name="Text_20_body"> </text:p>
          <text:h text:style-name="Heading_20_2" text:outline-level="2">Нулевая группа</text:h>
          <text:p text:style-name="Text_20_body">Почти все методы принимают на вход необязательный аргумент <text:span text:style-name="Source_20_Text">__group</text:span>. Этот аргумент - номер группы, у которой нужно получить соответствующее значение.</text:p>
          <text:p text:style-name="Text_20_body">С группами мы будем работать позже, поэтому <text:span text:style-name="Strong_20_Emphasis">пока будем вызывать методы без аргументов или с аргументом 0</text:span>.</text:p>
          <text:p text:style-name="Text_20_body">Нулевая группа - полная строка, которую захватило регулярное выражение.</text:p>
          <text:p text:style-name="Text_20_body">В этом модуле не нужно работать с группами, заменяйте их на non-capturing group.</text:p>
          <text:p text:style-name="Text_20_body"> </text:p>
          <text:h text:style-name="Heading_20_2" text:outline-level="2">Методы</text:h>
          <text:p text:style-name="Text_20_body">Давайте напишем какой-то простой код, чтобы можно было разбирать методы на примерах:</text:p>
          <text:p text:style-name="Preformatted_20_Text"><text:span text:style-name="Source_20_Text">import re</text:span></text:p>
          <text:p text:style-name="Preformatted_20_Text"/>
          <text:p text:style-name="Preformatted_20_Text"><text:span text:style-name="Source_20_Text">regex = r'П.+?т'</text:span></text:p>
          <text:p text:style-name="Preformatted_20_Text"><text:span text:style-name="Source_20_Text">text = 'Привет, как тебя зовут?'</text:span></text:p>
          <text:p text:style-name="Preformatted_20_Text"/>
          <text:p text:style-name="Preformatted_20_Text"><text:span text:style-name="Source_20_Text"># Не обращайте внимание на эту функцию, мы её разберём уже на следующем уроке</text:span></text:p>
          <text:p text:style-name="Preformatted_20_Text"><text:span text:style-name="Source_20_Text"># Всё, что нужно о ней знать это то, что в результате своей работы она </text:span><text:soft-page-break/><text:span text:style-name="Source_20_Text">возвращает Match-объект</text:span></text:p>
          <text:p text:style-name="Preformatted_20_Text"><text:span text:style-name="Source_20_Text"># В данном случае мы записываем Match-объект в переменную match</text:span></text:p>
          <text:p text:style-name="Preformatted_20_Text"/>
          <text:p text:style-name="P10"><text:span text:style-name="Source_20_Text">match = re.match(regex, text) </text:span></text:p>
          <text:p text:style-name="Text_20_body"> Если вывести его через <text:span text:style-name="Source_20_Text">print</text:span>, то он будет выглядеть примерно так:</text:p>
          <text:p text:style-name="P10"><text:span text:style-name="Source_20_Text">&lt;re.Match object; span=(0, 6), match='Привет'&gt;</text:span></text:p>
          <text:p text:style-name="Text_20_body">Где <text:span text:style-name="Source_20_Text">span</text:span> - индексы начала и конца совпадения, а <text:span text:style-name="Source_20_Text">match</text:span> - само совпадение.</text:p>
          <text:p text:style-name="Text_20_body"> </text:p>
          <text:h text:style-name="Heading_20_3" text:outline-level="3"><text:span text:style-name="Source_20_Text">group([</text:span><text:span text:style-name="Source_20_Text"><text:span text:style-name="Emphasis">group1</text:span></text:span><text:span text:style-name="Source_20_Text">, </text:span><text:span text:style-name="Source_20_Text"><text:span text:style-name="Emphasis">...</text:span></text:span><text:span text:style-name="Source_20_Text">])</text:span></text:h>
          <text:p text:style-name="Text_20_body">Возвращает найденное совпадение по номеру группы.</text:p>
          <text:p text:style-name="Preformatted_20_Text"><text:span text:style-name="Source_20_Text">print(match.group()) <text:s/># Если в метод не передать аргумент, то он по умолчанию выведет нулевую группу</text:span></text:p>
          <text:p text:style-name="Preformatted_20_Text"><text:span text:style-name="Source_20_Text">print(match.group(0)) # Можно передать номер нужной группы в метод</text:span></text:p>
          <text:p text:style-name="Preformatted_20_Text"><text:span text:style-name="Source_20_Text">print(match[0]) <text:s text:c="6"/># Благодаря геттеру в Match-объекте к группам можно обращаться с помощью квадратных скобок</text:span></text:p>
          <text:p text:style-name="Preformatted_20_Text"/>
          <text:p text:style-name="Preformatted_20_Text"><text:span text:style-name="Source_20_Text"># Все вызовы сверху выведут совпадение нулевой группы, т.е. всего регулярного выражения</text:span></text:p>
          <text:p text:style-name="P10"><text:span text:style-name="Source_20_Text"># В данном случае они выведут строку "Привет"</text:span></text:p>
          <text:p text:style-name="Text_20_body"> </text:p>
          <text:h text:style-name="Heading_20_3" text:outline-level="3"><text:span text:style-name="Source_20_Text">start(__group=0)</text:span>, <text:span text:style-name="Source_20_Text">end(__group=0)</text:span></text:h>
          <text:p text:style-name="Text_20_body">Методы <text:span text:style-name="Source_20_Text">start</text:span> и <text:span text:style-name="Source_20_Text">end</text:span> возвращают индексы начала и конца совпадения с регулярным выражением группы, номер которой был передан в метод:</text:p>
          <text:p text:style-name="Preformatted_20_Text"><text:span text:style-name="Source_20_Text">print(match.start()) <text:s/># 0</text:span></text:p>
          <text:p text:style-name="Preformatted_20_Text"><text:span text:style-name="Source_20_Text">print(match.end()) <text:s text:c="3"/># 6</text:span></text:p>
          <text:p text:style-name="Preformatted_20_Text"><text:span text:style-name="Source_20_Text">print(match.start(0)) # 0</text:span></text:p>
          <text:p text:style-name="P10"><text:span text:style-name="Source_20_Text">print(match.end(0)) <text:s text:c="2"/># 6</text:span></text:p>
          <text:p text:style-name="Text_20_body"> </text:p>
          <text:h text:style-name="Heading_20_3" text:outline-level="3"><text:span text:style-name="Source_20_Text">span(__group=0)</text:span></text:h>
          <text:p text:style-name="Text_20_body">Метод <text:span text:style-name="Source_20_Text">span</text:span> возвращает кортеж с индексом начала и конца совпадения группы, номер которой был передан в метод. Он работает аналогично методам <text:span text:style-name="Source_20_Text">start</text:span>, <text:span text:style-name="Source_20_Text">end</text:span>, но возвращает пару чисел:</text:p>
          <text:p text:style-name="Preformatted_20_Text"><text:span text:style-name="Source_20_Text">print(match.span()) <text:s/># (0, 6)</text:span></text:p>
          <text:p text:style-name="P10"><text:span text:style-name="Source_20_Text">print(match.span(0)) # (0, 6)</text:span></text:p>
          <text:h text:style-name="Heading_20_2" text:outline-level="2"> </text:h>
          <text:h text:style-name="Heading_20_2" text:outline-level="2"/>
          <text:h text:style-name="P7" text:outline-level="2">Атрибуты</text:h>
          <text:p text:style-name="Text_20_body"> </text:p>
          <text:h text:style-name="Heading_20_3" text:outline-level="3"><text:span text:style-name="Source_20_Text">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pos</text:span>, переданный в функцию. <text:span text:style-name="Source_20_Text">pos</text:span> - это позиция, с которой функция начинает искать совпадения.</text:p>
          <text:p text:style-name="Text_20_body"><text:span text:style-name="Source_20_Text">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pos</text:span> стоит значение по умолчанию 0:</text:p>
          <text:p text:style-name="P10"><text:span text:style-name="Source_20_Text">print(match.pos) # 0</text:span></text:p>
          <text:p text:style-name="Text_20_body"> </text:p>
          <text:h text:style-name="Heading_20_3" text:outline-level="3"><text:span text:style-name="Source_20_Text">end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endpos</text:span>, переданный в функцию. <text:span text:style-name="Source_20_Text">endpos</text:span> - это позиция, до которой функция ищет совпадения.</text:p>
          <text:p text:style-name="Text_20_body"><text:span text:style-name="Source_20_Text">end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endpos</text:span> стоит значение по умолчанию: индекс последнего символа в строке.</text:p>
          <text:p text:style-name="P10"><text:span text:style-name="Source_20_Text">print(match.endpos) # 23</text:span></text:p>
          <text:p text:style-name="Text_20_body"> </text:p>
          <text:h text:style-name="Heading_20_3" text:outline-level="3"><text:span text:style-name="Source_20_Text">re</text:span></text:h>
          <text:p text:style-name="Text_20_body">Если обратиться к атрибуту, то можно получить регулярное выражение, которое использовалось для поиска:</text:p>
          <text:p text:style-name="P10"><text:span text:style-name="Source_20_Text">print(match.re) # re.compile('П.+?т')</text:span></text:p>
          <text:p text:style-name="Text_20_body">Правда возвращается не строка с регулярным выражением, а объект <text:span text:style-name="Source_20_Text">Pattern</text:span>, который мы разберём чуть позже.</text:p>
          <text:p text:style-name="Text_20_body"> </text:p>
          <text:h text:style-name="Heading_20_3" text:outline-level="3"><text:span text:style-name="Source_20_Text">string</text:span></text:h>
          <text:p text:style-name="Text_20_body">Если обратиться к атрибуту, то можно получить строку, в которой искались совпадения:</text:p>
          <text:p text:style-name="P10"><text:span text:style-name="Source_20_Text">print(match.string) # Привет, как тебя зовут?</text:span></text:p>
        </text:section>
      </text:section>
      <text:p text:style-name="Standard"/>
      <text:section text:style-name="Sect2" text:name="ember3331">
        <text:section text:style-name="Sect2" text:name="ember3332">
          <text:h text:style-name="P8" text:outline-level="1"><text:span text:style-name="Source_20_Text"/></text:h>
          <text:h text:style-name="P6" text:outline-level="1"><text:span text:style-name="Source_20_Text"><text:span text:style-name="Source_20_Text"><text:span text:style-name="T3">[3.3] </text:span></text:span></text:span><text:span text:style-name="Source_20_Text">re.search()</text:span></text:h>
          <text:p text:style-name="Text_20_body"><text:span text:style-name="Source_20_Text"><text:span text:style-name="Strong_20_Emphasis">re.search(pattern, string, flags=0)</text:span></text:span> -  ищет первое совпадение в строке</text:p>
          <text:h text:style-name="Heading_20_3" text:outline-level="3">Параметры:</text:h>
          <text:list xml:id="list1196435366934370232" text:style-name="L11">
            <text:list-item>
              <text:p text:style-name="P65"><text:span text:style-name="Source_20_Text">pattern</text:span> - регулярное выражение </text:p>
            </text:list-item>
            <text:list-item>
              <text:p text:style-name="P65"><text:span text:style-name="Source_20_Text">string</text:span> - строка, к которой нужно применить регулярное выражение </text:p>
            </text:list-item>
            <text:list-item>
              <text:p text:style-name="P30"><text:span text:style-name="Source_20_Text">flags</text:span> - флаги, пройдём позже </text:p>
            </text:list-item>
          </text:list>
          <text:h text:style-name="Heading_20_3" text:outline-level="3">Возвращаемое значение:</text:h>
          <text:list xml:id="list3139728771952775625" text:style-name="L12">
            <text:list-item>
              <text:p text:style-name="P66">Объект <text:span text:style-name="Source_20_Text">Match</text:span>, если совпадение было найдено </text:p>
            </text:list-item>
            <text:list-item>
              <text:p text:style-name="P31"><text:span text:style-name="Source_20_Text">None</text:span>, если нету совпадений </text:p>
            </text:list-item>
          </text:list>
          <text:h text:style-name="Heading_20_3" text:outline-level="3">Примеры использования:</text:h>
          <text:p text:style-name="Text_20_body">Поиск первой последовательности из трёх чисел в строке:</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text:span text:style-name="Source_20_Text"># Ищет только одно вхождение, самое первое</text:span></text:p>
          <text:p text:style-name="Preformatted_20_Text"><text:span text:style-name="Source_20_Text">result = re.search(pattern, string)</text:span></text:p>
          <text:p text:style-name="Preformatted_20_Text"/>
          <text:p text:style-name="P10"><text:span text:style-name="Source_20_Text">print(result) # &lt;re.Match object; span=(4, 7), match='123'&gt;</text:span></text:p>
          <text:p text:style-name="Text_20_body">Если в строке ничего не будет найдено, то функция вернёт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result = re.search(r'\d{3}', "abcdef")</text:span></text:p>
          <text:p text:style-name="Preformatted_20_Text"/>
          <text:p text:style-name="P10"><text:span text:style-name="Source_20_Text">print(result) # None</text:span></text:p>
        </text:section>
      </text:section>
      <text:p text:style-name="Standard"/>
      <text:p text:style-name="P4"/>
      <text:section text:style-name="Sect2" text:name="ember1899">
        <text:section text:style-name="Sect2" text:name="ember1900">
          <text:h text:style-name="P8" text:outline-level="1"><text:span text:style-name="Source_20_Text"><text:span text:style-name="Source_20_Text"><text:span text:style-name="T3">[3.4] </text:span></text:span></text:span><text:span text:style-name="Source_20_Text">re.match()</text:span></text:h>
          <text:p text:style-name="Text_20_body"><text:span text:style-name="Source_20_Text"><text:span text:style-name="Strong_20_Emphasis">re.match(pattern, string, flags=0)</text:span></text:span> – то же самое, что и <text:span text:style-name="Source_20_Text">re.search()</text:span>, но <text:span text:style-name="Strong_20_Emphasis">ищет совпадение в начале строки</text:span>.</text:p>
          <text:h text:style-name="Heading_20_3" text:outline-level="3">Параметры:</text:h>
          <text:list xml:id="list8441260461383845942" text:style-name="L13">
            <text:list-item>
              <text:p text:style-name="P67"><text:span text:style-name="Source_20_Text">pattern</text:span> - регулярное выражение </text:p>
            </text:list-item>
            <text:list-item>
              <text:p text:style-name="P67"><text:span text:style-name="Source_20_Text">string</text:span> - строка, к которой нужно применить регулярное выражение </text:p>
            </text:list-item>
            <text:list-item>
              <text:p text:style-name="P32"><text:span text:style-name="Source_20_Text">flags</text:span> - флаги, пройдём позже </text:p>
            </text:list-item>
          </text:list>
          <text:h text:style-name="Heading_20_3" text:outline-level="3">Возвращаемое значение:</text:h>
          <text:list xml:id="list4364172260819897800" text:style-name="L14">
            <text:list-item>
              <text:p text:style-name="P68">Объект <text:span text:style-name="Source_20_Text">Match</text:span>, если совпадение было найдено </text:p>
            </text:list-item>
            <text:list-item>
              <text:p text:style-name="P33"><text:span text:style-name="Source_20_Text">None</text:span>, если нету совпадений </text:p>
            </text:list-item>
          </text:list>
          <text:h text:style-name="Heading_20_3" text:outline-level="3">Примеры использования:</text:h>
          <text:p text:style-name="Text_20_body">Если возьмём код с прошлого урока и заменим <text:span text:style-name="Source_20_Text">re.search()</text:span> на <text:span text:style-name="Source_20_Text">re.match()</text:span>, то он вернёт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pan text:style-name="Source_20_Text">result = re.match(pattern, string)</text:span></text:p>
          <text:p text:style-name="Preformatted_20_Text"/>
          <text:p text:style-name="P10"><text:span text:style-name="Source_20_Text">print(result) # None</text:span></text:p>
          <text:p text:style-name="Text_20_body"><text:span text:style-name="Source_20_Text">re.match()</text:span> ничего не нашёл, т.к. в начале строки не было совпадений. Если перенести последовательность из трёх цифр в начало, то тогда он сможет её найти:</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123 abc 456 def 654 cba 321'</text:span></text:p>
          <text:p text:style-name="Preformatted_20_Text"/>
          <text:p text:style-name="Preformatted_20_Text"><text:span text:style-name="Source_20_Text">result = re.match(pattern, string)</text:span></text:p>
          <text:p text:style-name="Preformatted_20_Text"/>
          <text:p text:style-name="P10"><text:span text:style-name="Source_20_Text">print(result) # &lt;re.Match object; span=(0, 3), match='123'&gt;</text:span></text:p>
        </text:section>
      </text:section>
      <text:p text:style-name="Standard"/>
      <text:p text:style-name="P4"/>
      <text:section text:style-name="Sect2" text:name="ember5838">
        <text:section text:style-name="Sect2" text:name="ember5839">
          <text:h text:style-name="P8" text:outline-level="1"><text:span text:style-name="Source_20_Text"><text:span text:style-name="Source_20_Text"><text:span text:style-name="T3">[3.5] </text:span></text:span></text:span><text:span text:style-name="Source_20_Text">re.fullmatch()</text:span></text:h>
          <text:p text:style-name="Text_20_body"><text:span text:style-name="Strong_20_Emphasis"><text:span text:style-name="Source_20_Text">re.fullmatch(pattern, string, flags=0)</text:span></text:span> - определяет соответствие строки переданному шаблону. Если вся строка соответствует шаблону - выводит объект <text:span text:style-name="Source_20_Text">Match</text:span>, иначе - <text:span text:style-name="Source_20_Text">None</text:span>.</text:p>
          <text:h text:style-name="Heading_20_3" text:outline-level="3">Параметры:</text:h>
          <text:list xml:id="list8634924714495882686" text:style-name="L15">
            <text:list-item>
              <text:p text:style-name="P69"><text:span text:style-name="Source_20_Text">pattern</text:span> - регулярное выражение </text:p>
            </text:list-item>
            <text:list-item>
              <text:p text:style-name="P69"><text:span text:style-name="Source_20_Text">string</text:span> - строка, к которой нужно применить регулярное выражение </text:p>
            </text:list-item>
            <text:list-item>
              <text:p text:style-name="P34"><text:span text:style-name="Source_20_Text">flags</text:span> - флаги, пройдём позже </text:p>
            </text:list-item>
          </text:list>
          <text:h text:style-name="Heading_20_3" text:outline-level="3">Возвращаемое значение:</text:h>
          <text:list xml:id="list1426471025917938677" text:style-name="L16">
            <text:list-item>
              <text:p text:style-name="P70">Объект <text:span text:style-name="Source_20_Text">Match</text:span>, если вся строка соответствует шаблону </text:p>
            </text:list-item>
            <text:list-item>
              <text:p text:style-name="P35"><text:span text:style-name="Source_20_Text">None</text:span>, если строка не соответствует шаблону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rint(re.fullmatch('\d', '111')) # None</text:span></text:p>
          <text:p text:style-name="P10"><text:span text:style-name="Source_20_Text">print(re.fullmatch('\d', '1')) <text:s text:c="2"/># &lt;re.Match object; span=(0, 1), match='1'&gt;</text:span></text:p>
        </text:section>
      </text:section>
      <text:p text:style-name="Standard"/>
      <text:section text:style-name="Sect2" text:name="ember3460">
        <text:section text:style-name="Sect2" text:name="ember3461">
          <text:h text:style-name="P8" text:outline-level="1"><text:span text:style-name="Source_20_Text"><text:span text:style-name="Source_20_Text"><text:span text:style-name="T3">[3.6] </text:span></text:span></text:span><text:span text:style-name="Source_20_Text">re.finditer()</text:span></text:h>
          <text:p text:style-name="Text_20_body"><text:span text:style-name="Strong_20_Emphasis"><text:span text:style-name="Source_20_Text">re.finditer(pattern, string, flags=0)</text:span></text:span> - возвращает итератор <text:span text:style-name="Source_20_Text">Match</text:span> объектов с вхождениями <text:span text:style-name="Source_20_Text">pattern</text:span> в строке <text:span text:style-name="Source_20_Text">string</text:span>.</text:p>
          <text:h text:style-name="Heading_20_3" text:outline-level="3">Параметры:</text:h>
          <text:list xml:id="list2283973414087427816" text:style-name="L17">
            <text:list-item>
              <text:p text:style-name="P71"><text:span text:style-name="Source_20_Text">pattern</text:span> - регулярное выражение </text:p>
            </text:list-item>
            <text:list-item>
              <text:p text:style-name="P71"><text:span text:style-name="Source_20_Text">string</text:span> - строка, к которой нужно применить регулярное выражение </text:p>
            </text:list-item>
            <text:list-item>
              <text:p text:style-name="P36"><text:span text:style-name="Source_20_Text">flags</text:span> - флаги, пройдём позже </text:p>
            </text:list-item>
          </text:list>
          <text:h text:style-name="Heading_20_3" text:outline-level="3">Возвращаемое значение:</text:h>
          <text:list xml:id="list5839320789746160117" text:style-name="L18">
            <text:list-item>
              <text:p text:style-name="P37">Итератор <text:span text:style-name="Source_20_Text">Match</text:span> объектов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oft-page-break/><text:span text:style-name="Source_20_Text">result = re.finditer(pattern, string, 0)</text:span></text:p>
          <text:p text:style-name="Preformatted_20_Text"/>
          <text:p text:style-name="Preformatted_20_Text"><text:span text:style-name="Source_20_Text">for i in result:</text:span></text:p>
          <text:p text:style-name="Preformatted_20_Text"><text:span text:style-name="Source_20_Text"><text:s text:c="4"/>print(i)</text:span></text:p>
          <text:p text:style-name="Preformatted_20_Text"/>
          <text:p text:style-name="Preformatted_20_Text"><text:span text:style-name="Source_20_Text"># В данном примере будет выведено:</text:span></text:p>
          <text:p text:style-name="Preformatted_20_Text"><text:span text:style-name="Source_20_Text"># &lt;re.Match object; span=(4, 7), match='123'&gt;</text:span></text:p>
          <text:p text:style-name="Preformatted_20_Text"><text:span text:style-name="Source_20_Text"># &lt;re.Match object; span=(12, 15), match='456'&gt;</text:span></text:p>
          <text:p text:style-name="P10"><text:span text:style-name="Source_20_Text"># &lt;re.Match object; span=(20, 23), match='321'&gt;</text:span></text:p>
        </text:section>
      </text:section>
      <text:p text:style-name="Standard"/>
      <text:section text:style-name="Sect2" text:name="ember3597">
        <text:section text:style-name="Sect2" text:name="ember3598">
          <text:h text:style-name="P8" text:outline-level="1"><text:span text:style-name="Source_20_Text"><text:span text:style-name="Source_20_Text"><text:span text:style-name="T3">[3.7] </text:span></text:span></text:span><text:span text:style-name="Source_20_Text">re.findall()</text:span></text:h>
          <text:p text:style-name="Text_20_body"><text:span text:style-name="Source_20_Text"><text:span text:style-name="Strong_20_Emphasis">re.findall(pattern, string, flags=0)</text:span></text:span> - возвращает список всех найденных совпадений.</text:p>
          <text:h text:style-name="Heading_20_3" text:outline-level="3">Параметры:</text:h>
          <text:list xml:id="list7693221231961617308" text:style-name="L19">
            <text:list-item>
              <text:p text:style-name="P72"><text:span text:style-name="Source_20_Text">pattern</text:span> - регулярное выражение </text:p>
            </text:list-item>
            <text:list-item>
              <text:p text:style-name="P72"><text:span text:style-name="Source_20_Text">string</text:span> - строка, к которой нужно применить регулярное выражение </text:p>
            </text:list-item>
            <text:list-item>
              <text:p text:style-name="P38"><text:span text:style-name="Source_20_Text">flags</text:span> - флаги, пройдём позже </text:p>
            </text:list-item>
          </text:list>
          <text:h text:style-name="Heading_20_3" text:outline-level="3">Возвращаемое значение:</text:h>
          <text:list xml:id="list5859355706308817538" text:style-name="L20">
            <text:list-item>
              <text:p text:style-name="P73">Список совпадений, если они есть </text:p>
            </text:list-item>
            <text:list-item>
              <text:p text:style-name="P39">Пустой список, если совпадений нет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pan text:style-name="Source_20_Text">result = re.findall(pattern, string)</text:span></text:p>
          <text:p text:style-name="Preformatted_20_Text"/>
          <text:p text:style-name="P10"><text:span text:style-name="Source_20_Text">print(result) # ['123', '456', '321']</text:span></text:p>
        </text:section>
      </text:section>
      <text:p text:style-name="Standard"/>
      <text:section text:style-name="Sect2" text:name="ember3751">
        <text:section text:style-name="Sect2" text:name="ember3752">
          <text:h text:style-name="P6" text:outline-level="1"><text:span text:style-name="Source_20_Text"><text:span text:style-name="Source_20_Text"><text:span text:style-name="T3">[3.8] </text:span></text:span></text:span><text:span text:style-name="Source_20_Text">re.split()</text:span></text:h>
          <text:p text:style-name="Text_20_body"><text:span text:style-name="Source_20_Text"><text:span text:style-name="Strong_20_Emphasis">re.split(pattern, string, maxsplit=0, flags=0)</text:span></text:span> – разбивает строки по заданному паттерну.</text:p>
          <text:h text:style-name="Heading_20_3" text:outline-level="3">Параметры:</text:h>
          <text:list xml:id="list3948528226798372206" text:style-name="L21">
            <text:list-item>
              <text:p text:style-name="P74"><text:span text:style-name="Source_20_Text">pattern</text:span> - регулярное выражение </text:p>
            </text:list-item>
            <text:list-item>
              <text:p text:style-name="P74"><text:span text:style-name="Source_20_Text">string</text:span> - строка, к которой нужно применить регулярное выражение </text:p>
            </text:list-item>
            <text:list-item>
              <text:p text:style-name="P74"><text:span text:style-name="Source_20_Text">maxsplit</text:span> - максимальное количество делений строки </text:p>
            </text:list-item>
            <text:list-item>
              <text:p text:style-name="P40"><text:span text:style-name="Source_20_Text">flags</text:span> - флаги, пройдём позже </text:p>
            </text:list-item>
          </text:list>
          <text:h text:style-name="Heading_20_3" text:outline-level="3">Возвращаемое значение:</text:h>
          <text:list xml:id="list2057149177472501894" text:style-name="L22">
            <text:list-item>
              <text:p text:style-name="P75">Если совпадения есть - список частей разделённой строки. </text:p>
            </text:list-item>
            <text:list-item>
              <text:p text:style-name="P41"><text:span text:style-name="Source_20_Text">[</text:span><text:span text:style-name="Source_20_Text"><text:span text:style-name="Strong_20_Emphasis">string</text:span></text:span><text:span text:style-name="Source_20_Text">]</text:span>, если совпадений нет </text:p>
            </text:list-item>
          </text:list>
          <text:h text:style-name="Heading_20_3" text:outline-level="3">Примеры использования:</text:h>
          <text:p text:style-name="Text_20_body">Если совпадения есть, то разделит строку на части:</text:p>
          <text:p text:style-name="Preformatted_20_Text"><text:span text:style-name="Source_20_Text">import re</text:span></text:p>
          <text:p text:style-name="Preformatted_20_Text"/>
          <text:p text:style-name="Preformatted_20_Text"><text:span text:style-name="Source_20_Text">pattern = r'\s\d{3}\s'</text:span></text:p>
          <text:p text:style-name="Preformatted_20_Text"><text:span text:style-name="Source_20_Text">string = 'abc 123 def 456 fed 321 cba'</text:span></text:p>
          <text:p text:style-name="Preformatted_20_Text"/>
          <text:p text:style-name="Preformatted_20_Text"><text:span text:style-name="Source_20_Text">result = re.split(pattern, string)</text:span></text:p>
          <text:p text:style-name="Preformatted_20_Text"/>
          <text:p text:style-name="P10"><text:span text:style-name="Source_20_Text">print(result) # ['abc', 'def', 'fed', 'cba']</text:span></text:p>
          <text:p text:style-name="Text_20_body"> Если нужно разделить строку только определённое количество раз, то можно передать аргумент в <text:span text:style-name="Source_20_Text">maxsplit</text:span>:</text:p>
          <text:p text:style-name="Preformatted_20_Text"><text:span text:style-name="Source_20_Text">import re</text:span></text:p>
          <text:p text:style-name="Preformatted_20_Text"/>
          <text:p text:style-name="Preformatted_20_Text"><text:span text:style-name="Source_20_Text">pattern = r'\s\d{3}\s'</text:span></text:p>
          <text:p text:style-name="Preformatted_20_Text"><text:span text:style-name="Source_20_Text">string = 'abc 123 def 456 fed 321 cba'</text:span></text:p>
          <text:p text:style-name="Preformatted_20_Text"/>
          <text:p text:style-name="Preformatted_20_Text"><text:span text:style-name="Source_20_Text">result = re.split(pattern, string, 2)</text:span></text:p>
          <text:p text:style-name="Preformatted_20_Text"/>
          <text:p text:style-name="P10"><text:span text:style-name="Source_20_Text">print(result) # ['abc', 'def', 'fed 321 cba']</text:span></text:p>
          <text:p text:style-name="Text_20_body">Если совпадений нет, то функция вернёт <text:span text:style-name="Source_20_Text">[string]</text:span>:</text:p>
          <text:p text:style-name="Preformatted_20_Text"><text:span text:style-name="Source_20_Text">import re</text:span></text:p>
          <text:p text:style-name="Preformatted_20_Text"/>
          <text:p text:style-name="Preformatted_20_Text"><text:span text:style-name="Source_20_Text">pattern = r'123'</text:span></text:p>
          <text:p text:style-name="Preformatted_20_Text"><text:span text:style-name="Source_20_Text">string = '456'</text:span></text:p>
          <text:p text:style-name="Preformatted_20_Text"/>
          <text:p text:style-name="Preformatted_20_Text"><text:span text:style-name="Source_20_Text">result = re.split(pattern, string)</text:span></text:p>
          <text:p text:style-name="Preformatted_20_Text"/>
          <text:p text:style-name="P10"><text:span text:style-name="Source_20_Text">print(result) # ['456']</text:span></text:p>
        </text:section>
      </text:section>
      <text:p text:style-name="Standard"/>
      <text:p text:style-name="P4"/>
      <text:section text:style-name="Sect2" text:name="ember3836">
        <text:section text:style-name="Sect2" text:name="ember3837">
          <text:h text:style-name="P8" text:outline-level="1"><text:span text:style-name="Source_20_Text"><text:span text:style-name="Source_20_Text"><text:span text:style-name="T3">[3.9] </text:span></text:span></text:span><text:span text:style-name="Source_20_Text">re.sub()</text:span></text:h>
          <text:p text:style-name="Text_20_body"><text:line-break/><text:span text:style-name="Strong_20_Emphasis"><text:span text:style-name="Source_20_Text">re.sub(pattern, replace, string, count=0, flags=0)</text:span></text:span> – заменяет найденные вхождения на заданные символы и возвращает исправленную строку.</text:p>
          <text:h text:style-name="Heading_20_3" text:outline-level="3">Параметры:</text:h>
          <text:list xml:id="list6782307630667762865" text:style-name="L23">
            <text:list-item>
              <text:p text:style-name="P76"><text:span text:style-name="Source_20_Text">pattern</text:span> - регулярное выражение </text:p>
            </text:list-item>
            <text:list-item>
              <text:p text:style-name="P76"><text:span text:style-name="Source_20_Text">replace</text:span> - то, на что нужно заменить найденное вхождение </text:p>
            </text:list-item>
            <text:list-item>
              <text:p text:style-name="P76"><text:span text:style-name="Source_20_Text">string</text:span> - строка, к которой нужно применить регулярное выражение </text:p>
            </text:list-item>
            <text:list-item>
              <text:p text:style-name="P76"><text:span text:style-name="Source_20_Text">count</text:span> - необязательный аргумент, максимальное число вхождений, подлежащих замене. Если этот параметр опущен или равен нулю, то произойдет замена всех вхождений. </text:p>
            </text:list-item>
            <text:list-item>
              <text:p text:style-name="P42"><text:span text:style-name="Source_20_Text">flags</text:span> - флаги, пройдём позже </text:p>
            </text:list-item>
          </text:list>
          <text:h text:style-name="Heading_20_3" text:outline-level="3">Возвращаемое значение:</text:h>
          <text:list xml:id="list2322508253587449462" text:style-name="L24">
            <text:list-item>
              <text:p text:style-name="P77">Если совпадения есть - изменённая строка </text:p>
            </text:list-item>
            <text:list-item>
              <text:p text:style-name="P43"><text:span text:style-name="Source_20_Text"><text:span text:style-name="Strong_20_Emphasis">string</text:span></text:span>, если совпадений нет </text:p>
            </text:list-item>
          </text:list>
          <text:h text:style-name="Heading_20_3" text:outline-level="3">Примеры использования:</text:h>
          <text:p text:style-name="Text_20_body">Заменяем все трёхбуквенные последовательности на <text:span text:style-name="Source_20_Text">111</text:span>:</text:p>
          <text:p text:style-name="Preformatted_20_Text"><text:span text:style-name="Source_20_Text">import re</text:span></text:p>
          <text:p text:style-name="Preformatted_20_Text"/>
          <text:p text:style-name="Preformatted_20_Text"/>
          <text:p text:style-name="Preformatted_20_Text"><text:span text:style-name="Source_20_Text">pattern = r'[a-z]{3}'</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pattern, replace, string)</text:span></text:p>
          <text:p text:style-name="Preformatted_20_Text"/>
          <text:p text:style-name="P10"><text:span text:style-name="Source_20_Text">print(result) # 111 123 111 456 111 321 111</text:span></text:p>
          <text:p text:style-name="Text_20_body"> Заменяем первые две трёхбуквенные последовательности на <text:span text:style-name="Source_20_Text">111</text:span>:</text:p>
          <text:p text:style-name="Preformatted_20_Text"><text:span text:style-name="Source_20_Text">import re</text:span></text:p>
          <text:p text:style-name="Preformatted_20_Text"/>
          <text:p text:style-name="Preformatted_20_Text"/>
          <text:p text:style-name="Preformatted_20_Text"><text:span text:style-name="Source_20_Text">pattern = r'[a-z]{3}'</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pattern, replace, string, 2)</text:span></text:p>
          <text:p text:style-name="Preformatted_20_Text"/>
          <text:p text:style-name="P10"><text:span text:style-name="Source_20_Text">print(result) # 111 123 111 456 fed 321 cba</text:span></text:p>
          <text:p text:style-name="Text_20_body">Если совпадений нет, но получаем строку обратно:</text:p>
          <text:p text:style-name="Preformatted_20_Text"><text:span text:style-name="Source_20_Text">import re</text:span></text:p>
          <text:p text:style-name="Preformatted_20_Text"/>
          <text:p text:style-name="Preformatted_20_Text"><text:soft-page-break/></text:p>
          <text:p text:style-name="Preformatted_20_Text"><text:span text:style-name="Source_20_Text">pattern = r'[a-z]{10}'</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pattern, replace, string)</text:span></text:p>
          <text:p text:style-name="Preformatted_20_Text"/>
          <text:p text:style-name="P10"><text:span text:style-name="Source_20_Text">print(result) # abc 123 def 456 fed 321 cba</text:span></text:p>
        </text:section>
      </text:section>
      <text:p text:style-name="Standard"/>
      <text:section text:style-name="Sect2" text:name="ember4887">
        <text:section text:style-name="Sect2" text:name="ember4888">
          <text:h text:style-name="P8" text:outline-level="1"><text:span text:style-name="Source_20_Text">match.expand()</text:span></text:h>
          <text:h text:style-name="Heading_20_3" text:outline-level="3"><text:span text:style-name="Source_20_Text">match.expand(template)</text:span></text:h>
          <text:p text:style-name="Text_20_body">Метод работает почти как функция <text:span text:style-name="Source_20_Text">re.sub()</text:span> с группами:</text:p>
          <text:p text:style-name="Preformatted_20_Text"><text:span text:style-name="Source_20_Text">import re</text:span></text:p>
          <text:p text:style-name="Preformatted_20_Text"/>
          <text:p text:style-name="Preformatted_20_Text"/>
          <text:p text:style-name="Preformatted_20_Text"><text:span text:style-name="Source_20_Text">match = re.search(r"(\d{4})", "Бойцовский клуб (1999)")</text:span></text:p>
          <text:p text:style-name="Preformatted_20_Text"/>
          <text:p text:style-name="P10"><text:span text:style-name="Source_20_Text">print(match.expand(r"Год выпуска фильма: \1")) <text:s text:c="3"/># Год выпуска фильма: 1999</text:span></text:p>
          <text:h text:style-name="Heading_20_3" text:outline-level="3">Зачем нужен <text:span text:style-name="Source_20_Text">match.expand()</text:span>?</text:h>
          <text:p text:style-name="Text_20_body"><text:span text:style-name="Source_20_Text">match.expand()</text:span> генерирует строку, путём вставки в неё значений из найденных групп.</text:p>
          <text:p text:style-name="Text_20_body"><text:span text:style-name="Source_20_Text">re.sub()</text:span> ищет совпадения в тексте, если совпадения найдены, то генерирует строку, путём вставки в неё значений из найденных групп, и заменяет совпадения на сгенерированные строки.</text:p>
          <text:p text:style-name="Text_20_body">С помощью <text:span text:style-name="Source_20_Text">match.expand()</text:span> удобно генерировать строки с найденными данными.</text:p>
        </text:section>
      </text:section>
      <text:p text:style-name="Standard"/>
      <text:section text:style-name="Sect2" text:name="ember3968">
        <text:section text:style-name="Sect2" text:name="ember3969">
          <text:h text:style-name="P8" text:outline-level="1"><text:span text:style-name="Source_20_Text"><text:span text:style-name="Source_20_Text"><text:span text:style-name="T3">[3.10] </text:span></text:span></text:span><text:span text:style-name="Source_20_Text">re.subn()</text:span></text:h>
          <text:p text:style-name="Text_20_body"><text:span text:style-name="Strong_20_Emphasis"><text:span text:style-name="Source_20_Text">re.subn(pattern, replace, string, count=0, flags=0)</text:span></text:span> выполняет ту же операцию, что и функция <text:span text:style-name="Source_20_Text">re.sub()</text:span>, но возвращает кортеж.</text:p>
          <text:h text:style-name="Heading_20_3" text:outline-level="3">Параметры:</text:h>
          <text:list xml:id="list314735637762955211" text:style-name="L25">
            <text:list-item>
              <text:p text:style-name="P78"><text:span text:style-name="Source_20_Text">pattern</text:span> - регулярное выражение </text:p>
            </text:list-item>
            <text:list-item>
              <text:p text:style-name="P78"><text:span text:style-name="Source_20_Text">replace</text:span> - то, на что нужно заменить найденное вхождение </text:p>
            </text:list-item>
            <text:list-item>
              <text:p text:style-name="P78"><text:span text:style-name="Source_20_Text">string</text:span> - строка, к которой нужно применить регулярное выражение </text:p>
            </text:list-item>
            <text:list-item>
              <text:p text:style-name="P78"><text:span text:style-name="Source_20_Text">count</text:span> - необязательный аргумент, максимальное число вхождений, подлежащих замене. Если этот параметр опущен или равен нулю, то произойдет замена всех вхождений. </text:p>
            </text:list-item>
            <text:list-item>
              <text:p text:style-name="P44"><text:span text:style-name="Source_20_Text">flags</text:span> - флаги, пройдём позже </text:p>
            </text:list-item>
          </text:list>
          <text:h text:style-name="Heading_20_3" text:outline-level="3"><text:soft-page-break/>Возвращаемое значение:</text:h>
          <text:p text:style-name="Text_20_body">Кортеж <text:span text:style-name="Source_20_Text">(new_string, number_of_subs)</text:span>, где</text:p>
          <text:list xml:id="list5257952599273487910" text:style-name="L26">
            <text:list-item>
              <text:p text:style-name="P79"><text:span text:style-name="Source_20_Text">new_string</text:span> - новая строка, или старая, если не было совершено замен. </text:p>
            </text:list-item>
            <text:list-item>
              <text:p text:style-name="P45"><text:span text:style-name="Source_20_Text">number_of_subs</text:span> - количество сделанных замен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
          <text:p text:style-name="Preformatted_20_Text"><text:span text:style-name="Source_20_Text">pattern = r'[a-z]{3}'</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n(pattern, replace, string)</text:span></text:p>
          <text:p text:style-name="Preformatted_20_Text"/>
          <text:p text:style-name="P10"><text:span text:style-name="Source_20_Text">print(result) # ('111 123 111 456 111 321 111', 4)</text:span></text:p>
        </text:section>
      </text:section>
      <text:p text:style-name="Standard"/>
      <text:p text:style-name="P4"/>
      <text:section text:style-name="Sect2" text:name="ember4102">
        <text:section text:style-name="Sect2" text:name="ember4103">
          <text:h text:style-name="P8" text:outline-level="1"><text:span text:style-name="Source_20_Text"><text:span text:style-name="Source_20_Text"><text:span text:style-name="T3">[3.11] </text:span></text:span></text:span><text:span text:style-name="Source_20_Text">re.escape()</text:span></text:h>
          <text:p text:style-name="Text_20_body"><text:span text:style-name="Source_20_Text"><text:span text:style-name="Strong_20_Emphasis">re.escape(pattern)</text:span></text:span> - экранирует специальные символы в <text:span text:style-name="Source_20_Text">pattern</text:span>. Полезно, если нужно использовать полученную строку как регулярное выражение, но в ней могут содержаться спецсимволы.</text:p>
          <text:p text:style-name="Text_20_body">Если в метод передавать не сырую строку, а обычную - некоторые символы могут экранироваться и "потеряться". В итоге вы получите немного не ту строку для регулярного выражения, которую вы ожидали.</text:p>
          <text:p text:style-name="Text_20_body">Это и логично, ведь если мы передаём строку в метод <text:span text:style-name="Source_20_Text">re.escape()</text:span>, то мы ожидаем, что она может содержать экранируемые последовательности или спецсимволы из регулярных выражений.</text:p>
          <text:h text:style-name="Heading_20_3" text:outline-level="3">Параметры:</text:h>
          <text:list xml:id="list6774137460772221315" text:style-name="L27">
            <text:list-item>
              <text:p text:style-name="P46"><text:span text:style-name="Source_20_Text">pattern</text:span> - строка, в которой нужно экранировать спецсимволы, чтобы впоследствии использовать в регулярном выражении. </text:p>
            </text:list-item>
          </text:list>
          <text:h text:style-name="Heading_20_3" text:outline-level="3">Возвращаемое значение:</text:h>
          <text:list xml:id="list488195607662172772" text:style-name="L28">
            <text:list-item>
              <text:p text:style-name="P47">Строка, с экранированными спецсимволами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rint(re.escape(r'https://stepik.org/lesson/694442/step/1?unit=694231'))</text:span></text:p>
          <text:p text:style-name="P10"><text:span text:style-name="Source_20_Text"># Выводит https\:\/\/stepik\.org\/lesson\/694442\/step\/1\?unit\=694231</text:span></text:p>
        </text:section>
      </text:section>
      <text:p text:style-name="Standard"/>
      <text:section text:style-name="Sect2" text:name="ember4560">
        <text:section text:style-name="Sect2" text:name="ember4561">
          <text:h text:style-name="P6" text:outline-level="1"><text:span text:style-name="T3">[4.1] </text:span>Объект Match</text:h>
          <text:p text:style-name="Text_20_body">Пришло время закончить изучение Match-объектов и начать работать с группами.</text:p>
          <text:p text:style-name="Text_20_body">Теперь стоит пройти все методы и атрибуты более подробно:</text:p>
          <text:list xml:id="list2723825992445253523" text:style-name="L29">
            <text:list-item>
              <text:p text:style-name="P80"><text:span text:style-name="Source_20_Text">expand()</text:span> </text:p>
            </text:list-item>
            <text:list-item>
              <text:p text:style-name="P80"><text:span text:style-name="Source_20_Text">group()</text:span> </text:p>
            </text:list-item>
            <text:list-item>
              <text:p text:style-name="P80"><text:span text:style-name="Source_20_Text">groups()</text:span> </text:p>
            </text:list-item>
            <text:list-item>
              <text:p text:style-name="P80"><text:span text:style-name="Source_20_Text">groupdict()</text:span> </text:p>
            </text:list-item>
            <text:list-item>
              <text:p text:style-name="P80"><text:span text:style-name="Source_20_Text">start()</text:span> </text:p>
            </text:list-item>
            <text:list-item>
              <text:p text:style-name="P80"><text:span text:style-name="Source_20_Text">end()</text:span> </text:p>
            </text:list-item>
            <text:list-item>
              <text:p text:style-name="P80"><text:span text:style-name="Source_20_Text">span()</text:span> </text:p>
            </text:list-item>
            <text:list-item>
              <text:p text:style-name="P80"><text:span text:style-name="Source_20_Text">lastindex</text:span> </text:p>
            </text:list-item>
            <text:list-item>
              <text:p text:style-name="P80"><text:span text:style-name="Source_20_Text">lastgroup</text:span> </text:p>
            </text:list-item>
            <text:list-item>
              <text:p text:style-name="P80"><text:span text:style-name="Source_20_Text">pos</text:span> </text:p>
            </text:list-item>
            <text:list-item>
              <text:p text:style-name="P80"><text:span text:style-name="Source_20_Text">endpos</text:span> </text:p>
            </text:list-item>
            <text:list-item>
              <text:p text:style-name="P80"><text:span text:style-name="Source_20_Text">re</text:span> </text:p>
            </text:list-item>
            <text:list-item>
              <text:p text:style-name="P48"><text:span text:style-name="Source_20_Text">string</text:span> </text:p>
            </text:list-item>
          </text:list>
          <text:h text:style-name="Heading_20_2" text:outline-level="2"> </text:h>
          <text:h text:style-name="Heading_20_2" text:outline-level="2">Методы</text:h>
          <text:p text:style-name="Text_20_body">Снова напишем какой-то код, чтобы можно было рассмотреть работу каждого метода и атрибута на примерах.</text:p>
          <text:p text:style-name="Preformatted_20_Text"><text:span text:style-name="Source_20_Text">import re</text:span></text:p>
          <text:p text:style-name="Preformatted_20_Text"/>
          <text:p text:style-name="Preformatted_20_Text"><text:span text:style-name="Source_20_Text">regex = r'П(?P&lt;name&gt;.+?)т' # Захватим весь текст между П и т в группу с именем name</text:span></text:p>
          <text:p text:style-name="Preformatted_20_Text"><text:span text:style-name="Source_20_Text">text = 'Привет, как тебя зовут?'</text:span></text:p>
          <text:p text:style-name="Preformatted_20_Text"/>
          <text:p text:style-name="P10"><text:span text:style-name="Source_20_Text">match = re.match(regex, text) </text:span></text:p>
          <text:p text:style-name="Text_20_body"> Если вывести его через <text:span text:style-name="Source_20_Text">print</text:span>, то он будет выглядеть примерно так:</text:p>
          <text:p text:style-name="P10"><text:span text:style-name="Source_20_Text">&lt;re.Match object; span=(0, 6), match='Привет'&gt;</text:span></text:p>
          <text:p text:style-name="Text_20_body">Где <text:span text:style-name="Source_20_Text">span</text:span> - индексы начала и конца совпадения, а <text:span text:style-name="Source_20_Text">match</text:span> - само совпадение.</text:p>
          <text:p text:style-name="Text_20_body"> </text:p>
          <text:h text:style-name="Heading_20_3" text:outline-level="3"><text:span text:style-name="Source_20_Text">group([</text:span><text:span text:style-name="Source_20_Text"><text:span text:style-name="Emphasis">group1</text:span></text:span><text:span text:style-name="Source_20_Text">, </text:span><text:span text:style-name="Source_20_Text"><text:span text:style-name="Emphasis">...</text:span></text:span><text:span text:style-name="Source_20_Text">])</text:span></text:h>
          <text:p text:style-name="Text_20_body">Возвращает найденное совпадение по номеру или имени группы.</text:p>
          <text:p text:style-name="Text_20_body"><text:span text:style-name="Strong_20_Emphasis">1)</text:span> Попробуем получить нулевую группу, т.е. всё, что захватило регулярное выражение:</text:p>
          <text:p text:style-name="Preformatted_20_Text"><text:span text:style-name="Source_20_Text"># Выведет строку "Привет":</text:span></text:p>
          <text:p text:style-name="Preformatted_20_Text"/>
          <text:p text:style-name="Preformatted_20_Text"><text:span text:style-name="Source_20_Text">print(match.group()) <text:s/># Если в метод не передать аргумент, то он по умолчанию </text:span><text:soft-page-break/><text:span text:style-name="Source_20_Text">выведет нулевую группу</text:span></text:p>
          <text:p text:style-name="Preformatted_20_Text"><text:span text:style-name="Source_20_Text">print(match.group(0)) # Можно передать номер нужной группы в метод</text:span></text:p>
          <text:p text:style-name="P10"><text:span text:style-name="Source_20_Text">print(match[0]) <text:s text:c="6"/># Благодаря геттеру в Match-объекте к группам можно обращаться с помощью квадратных скобок</text:span></text:p>
          <text:p text:style-name="Text_20_body"><text:span text:style-name="Strong_20_Emphasis">2)</text:span> Теперь переходим к первой группе</text:p>
          <text:p text:style-name="Preformatted_20_Text"><text:span text:style-name="Source_20_Text"># Выведет строку "риве":</text:span></text:p>
          <text:p text:style-name="Preformatted_20_Text"/>
          <text:p text:style-name="Preformatted_20_Text"><text:span text:style-name="Source_20_Text">print(match.group(1)) # Получаем то, что захватила первая группа</text:span></text:p>
          <text:p text:style-name="P10"><text:span text:style-name="Source_20_Text">print(match[1]) <text:s text:c="6"/># Получаем то, что захватила первая группа через квадратные скобки</text:span></text:p>
          <text:p text:style-name="Text_20_body"><text:span text:style-name="Strong_20_Emphasis">3)</text:span> Если обратиться к несуществующей группе, то получим ошибку <text:span text:style-name="Source_20_Text">IndexError: no such group</text:span>:</text:p>
          <text:p text:style-name="Preformatted_20_Text"><text:span text:style-name="Source_20_Text"># Ошибка: IndexError: no such group</text:span></text:p>
          <text:p text:style-name="Preformatted_20_Text"/>
          <text:p text:style-name="Preformatted_20_Text"><text:span text:style-name="Source_20_Text">print(match.group(2))</text:span></text:p>
          <text:p text:style-name="P10"><text:span text:style-name="Source_20_Text">print(match[2])</text:span></text:p>
          <text:p text:style-name="Text_20_body"><text:span text:style-name="Strong_20_Emphasis">4)</text:span> Если у группы есть имя, то по нему можно получить нужную группу:</text:p>
          <text:p text:style-name="Preformatted_20_Text"><text:span text:style-name="Source_20_Text"># Выведет строку "риве":</text:span></text:p>
          <text:p text:style-name="Preformatted_20_Text"/>
          <text:p text:style-name="Preformatted_20_Text"><text:span text:style-name="Source_20_Text">print(match.group("name")) # Получаем то, что захватила группа с именем name</text:span></text:p>
          <text:p text:style-name="P10"><text:span text:style-name="Source_20_Text">print(match["name"]) <text:s text:c="6"/># Получаем то, что захватила группа с именем name через квадратные скобки</text:span></text:p>
          <text:p text:style-name="Text_20_body"><text:span text:style-name="Strong_20_Emphasis">5)</text:span> Через метод можно получить сразу несколько групп. Для этого нужно указать нужные группы через запятую:</text:p>
          <text:p text:style-name="Preformatted_20_Text"><text:span text:style-name="Source_20_Text"># Выведет кортеж ('Привет', 'риве', 'риве'):</text:span></text:p>
          <text:p text:style-name="Preformatted_20_Text"/>
          <text:p text:style-name="P10"><text:span text:style-name="Source_20_Text">print(match.group(0, "name", 1))</text:span></text:p>
          <text:p text:style-name="Text_20_body"> </text:p>
          <text:h text:style-name="Heading_20_3" text:outline-level="3"><text:span text:style-name="Source_20_Text">start(__group=0)</text:span>, <text:span text:style-name="Source_20_Text">end(__group=0)</text:span></text:h>
          <text:p text:style-name="Text_20_body">Методы <text:span text:style-name="Source_20_Text">start</text:span> и <text:span text:style-name="Source_20_Text">end</text:span> возвращают индексы начала и конца совпадения с регулярным выражением группы, номер или имя которой были переданы в метод:</text:p>
          <text:p text:style-name="Preformatted_20_Text"><text:span text:style-name="Source_20_Text">print(match.start(0)) # 0</text:span></text:p>
          <text:p text:style-name="Preformatted_20_Text"><text:span text:style-name="Source_20_Text">print(match.end(0)) <text:s text:c="2"/># 6</text:span></text:p>
          <text:p text:style-name="Preformatted_20_Text"><text:span text:style-name="Source_20_Text">print(match.start(1)) # 1</text:span></text:p>
          <text:p text:style-name="P10"><text:span text:style-name="Source_20_Text">print(match.end(1)) <text:s text:c="2"/># 5</text:span></text:p>
          <text:p text:style-name="Text_20_body"> </text:p>
          <text:h text:style-name="Heading_20_3" text:outline-level="3"><text:span text:style-name="Source_20_Text">span(__group=0)</text:span></text:h>
          <text:p text:style-name="Text_20_body">Метод <text:span text:style-name="Source_20_Text">span</text:span> возвращает кортеж с индексом начала и конца совпадения группы, номер или имя которой были переданы в метод. Он работает аналогично методам <text:span text:style-name="Source_20_Text">start</text:span>, <text:span text:style-name="Source_20_Text">end</text:span>, но возвращает пару чисел:</text:p>
          <text:p text:style-name="Preformatted_20_Text"><text:span text:style-name="Source_20_Text">print(match.span(0)) # (0, 6)</text:span></text:p>
          <text:p text:style-name="P10"><text:span text:style-name="Source_20_Text">print(match.span(1)) # (1, 5)</text:span></text:p>
          <text:p text:style-name="Text_20_body"><text:soft-page-break/> </text:p>
          <text:h text:style-name="Heading_20_3" text:outline-level="3"><text:span text:style-name="Source_20_Text">groups(</text:span><text:span text:style-name="Source_20_Text"><text:span text:style-name="Emphasis">default=None</text:span></text:span><text:span text:style-name="Source_20_Text">)</text:span></text:h>
          <text:p text:style-name="Text_20_body">Метод <text:span text:style-name="Source_20_Text">groups</text:span> возвращает кортеж со всеми группами, кроме нулевой:</text:p>
          <text:p text:style-name="P10"><text:span text:style-name="Source_20_Text">print(match.groups()) # ('риве',)</text:span></text:p>
          <text:p text:style-name="Text_20_body">Если какая-либо группа ничего не нашла, то вместо найденного совпадения будет значение аргумента <text:span text:style-name="Source_20_Text">default</text:span>, по умолчанию это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regex = r'П(?P&lt;name&gt;.+?)т,(2 группа)?'</text:span></text:p>
          <text:p text:style-name="Preformatted_20_Text"><text:span text:style-name="Source_20_Text">text = 'Привет, как тебя зовут?'</text:span></text:p>
          <text:p text:style-name="Preformatted_20_Text"><text:span text:style-name="Source_20_Text">match = re.match(regex, text) </text:span></text:p>
          <text:p text:style-name="Preformatted_20_Text"/>
          <text:p text:style-name="Preformatted_20_Text"><text:span text:style-name="Source_20_Text">print(match.groups()) <text:s text:c="19"/># ('риве', None)</text:span></text:p>
          <text:p text:style-name="P10"><text:span text:style-name="Source_20_Text">print(match.groups("Ничего не найдено")) # ('риве', 'Ничего не найдено')</text:span></text:p>
          <text:p text:style-name="Text_20_body"> </text:p>
          <text:h text:style-name="Heading_20_3" text:outline-level="3"><text:span text:style-name="Source_20_Text">groupdict(</text:span><text:span text:style-name="Source_20_Text"><text:span text:style-name="Emphasis">default=None</text:span></text:span><text:span text:style-name="Source_20_Text">)</text:span></text:h>
          <text:p text:style-name="Text_20_body">Метод <text:span text:style-name="Source_20_Text">groupdict</text:span> возвращает словарь, ключи которого - имена групп, а значения - найденные совпадения этих групп:</text:p>
          <text:p text:style-name="P10"><text:span text:style-name="Source_20_Text">print(match.groupdict()) # {'name': 'риве'}</text:span></text:p>
          <text:p text:style-name="Text_20_body">Если в регулярном выражении не используются именованные группы, то он вернёт пустой словарь.</text:p>
          <text:p text:style-name="Text_20_body">Аргумент <text:span text:style-name="Source_20_Text">default</text:span> работает точно так же, как и в методе <text:span text:style-name="Source_20_Text">groups</text:span>.</text:p>
          <text:p text:style-name="Text_20_body"> </text:p>
          <text:h text:style-name="Heading_20_3" text:outline-level="3"><text:span text:style-name="Source_20_Text">expand(template)</text:span></text:h>
          <text:p text:style-name="Text_20_body">Метод работает почти точь-в-точь как функция <text:span text:style-name="Source_20_Text">re.sub()</text:span> с группами. Поэтому он будет пройден вместе с <text:span text:style-name="Source_20_Text">re.sub()</text:span>.</text:p>
          <text:h text:style-name="Heading_20_2" text:outline-level="2"> </text:h>
          <text:h text:style-name="Heading_20_2" text:outline-level="2">Атрибуты</text:h>
          <text:h text:style-name="Heading_20_3" text:outline-level="3"><text:span text:style-name="Source_20_Text">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pos</text:span>, переданный в функцию. <text:span text:style-name="Source_20_Text">pos</text:span> - это позиция, с которой функция начинает искать совпадения.</text:p>
          <text:p text:style-name="Text_20_body"><text:span text:style-name="Source_20_Text">pos</text:span> можно использовать только с объектом <text:span text:style-name="Source_20_Text">Pattern</text:span>. В коде выше <text:span text:style-name="Source_20_Text">Pattern</text:span> не <text:soft-page-break/>используется, поэтому у <text:span text:style-name="Source_20_Text">pos</text:span> стоит значение по умолчанию 0:</text:p>
          <text:p text:style-name="P10"><text:span text:style-name="Source_20_Text">print(match.pos) # 0</text:span></text:p>
          <text:p text:style-name="Text_20_body"> </text:p>
          <text:h text:style-name="Heading_20_3" text:outline-level="3"><text:span text:style-name="Source_20_Text">end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endpos</text:span>, переданный в функцию. <text:span text:style-name="Source_20_Text">endpos</text:span> - это позиция, до которой функция ищет совпадения.</text:p>
          <text:p text:style-name="Text_20_body"><text:span text:style-name="Source_20_Text">end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endpos</text:span> стоит значение по умолчанию: индекс последнего символа в строке.</text:p>
          <text:p text:style-name="P10"><text:span text:style-name="Source_20_Text">print(match.endpos) # 23</text:span></text:p>
          <text:p text:style-name="Text_20_body"> </text:p>
          <text:h text:style-name="Heading_20_3" text:outline-level="3"><text:span text:style-name="Source_20_Text">re</text:span></text:h>
          <text:p text:style-name="Text_20_body">Если обратиться к атрибуту, то можно получить регулярное выражение, которое использовалось для поиска:</text:p>
          <text:p text:style-name="P10"><text:span text:style-name="Source_20_Text">print(match.re) # re.compile('П(?P&lt;name&gt;.+?)т')</text:span></text:p>
          <text:p text:style-name="Text_20_body">Правда возвращается не строка с регулярным выражением, а объект <text:span text:style-name="Source_20_Text">Pattern</text:span>, который мы разберём чуть позже.</text:p>
          <text:p text:style-name="Text_20_body"> </text:p>
          <text:h text:style-name="Heading_20_3" text:outline-level="3"><text:span text:style-name="Source_20_Text">string</text:span></text:h>
          <text:p text:style-name="Text_20_body">Если обратиться к атрибуту, то можно получить строку, в которой искались совпадения:</text:p>
          <text:p text:style-name="P10"><text:span text:style-name="Source_20_Text">print(match.string) # Привет, как тебя зовут?</text:span></text:p>
          <text:p text:style-name="Text_20_body"> </text:p>
          <text:h text:style-name="Heading_20_3" text:outline-level="3"><text:span text:style-name="Source_20_Text">lastindex</text:span></text:h>
          <text:p text:style-name="Text_20_body">Возвращает номер последней найденной группы. <text:span text:style-name="Source_20_Text">None</text:span>, если группы не используются.</text:p>
          <text:p text:style-name="P10"><text:span text:style-name="Source_20_Text">print(match.lastindex) # 1</text:span></text:p>
          <text:p text:style-name="Text_20_body"> </text:p>
          <text:h text:style-name="Heading_20_3" text:outline-level="3"><text:span text:style-name="Source_20_Text">lastgroup</text:span></text:h>
          <text:p text:style-name="Text_20_body">Возвращает имя последней найденной именованной группы. <text:span text:style-name="Source_20_Text">None</text:span>, если именованные группы не используются.</text:p>
          <text:p text:style-name="P10"><text:span text:style-name="Source_20_Text">print(match.lastgroup) # name</text:span></text:p>
        </text:section>
      </text:section>
      <text:section text:style-name="Sect2" text:name="ember4768">
        <text:section text:style-name="Sect2" text:name="ember4769">
          <text:h text:style-name="P8" text:outline-level="1"><text:soft-page-break/><text:span text:style-name="T3">[4.2] </text:span>Группы и <text:span text:style-name="Source_20_Text">re.findall()</text:span></text:h>
          <text:p text:style-name="Text_20_body">Если в регулярном выражении используются скобочные группы, то вместо списка со всеми соответствиями вернётся список с кортежами совпадений соответствующих групп.</text:p>
          <text:p text:style-name="Preformatted_20_Text"><text:span text:style-name="Source_20_Text">import re</text:span></text:p>
          <text:p text:style-name="Preformatted_20_Text"/>
          <text:p text:style-name="Preformatted_20_Text"><text:span text:style-name="Source_20_Text">pattern = r'(=)(\w{3})='</text:span></text:p>
          <text:p text:style-name="Preformatted_20_Text"><text:span text:style-name="Source_20_Text">string = '=abc= =123= =def= 456 =fed= =321= =cba='</text:span></text:p>
          <text:p text:style-name="Preformatted_20_Text"/>
          <text:p text:style-name="Preformatted_20_Text"><text:span text:style-name="Source_20_Text">result = re.findall(pattern, string)</text:span></text:p>
          <text:p text:style-name="Preformatted_20_Text"/>
          <text:p text:style-name="P10"><text:span text:style-name="Source_20_Text">print(result) # [('=', 'abc'), ('=', '123'), ('=', 'def'), ('=', 'fed'), ('=', '321'), ('=', 'cba')]</text:span></text:p>
          <text:p text:style-name="Text_20_body"><text:span text:style-name="Source_20_Text"><text:span text:style-name="T4">Особенности работы re.findall() с группирующими скобками:</text:span></text:span></text:p>
          <text:p text:style-name="Text_20_body"><text:span text:style-name="Source_20_Text"><text:span text:style-name="T4">1. Без скобок – полный список совпадений.</text:span></text:span></text:p>
          <text:p text:style-name="Text_20_body"><text:span text:style-name="Source_20_Text"><text:span text:style-name="T4">2. Одна группа – список найденных значений внутри группы.</text:span></text:span></text:p>
          <text:p text:style-name="Text_20_body"><text:span text:style-name="Source_20_Text"><text:span text:style-name="T4">3. Несколько групп – список кортежей с содержимым каждой группы.</text:span></text:span></text:p>
          <text:p text:style-name="Text_20_body"><text:span text:style-name="Source_20_Text"><text:span text:style-name="T4">4. (?: ...) позволяет группировать без включения в результат.</text:span></text:span></text:p>
          <text:p text:style-name="Text_20_body"><text:span text:style-name="Source_20_Text"><text:span text:style-name="T4">Это важно учитывать при написании регулярных выражений, чтобы получить нужный формат данных. </text:span></text:span></text:p>
        </text:section>
      </text:section>
      <text:p text:style-name="Standard"/>
      <text:section text:style-name="Sect2" text:name="ember4807">
        <text:section text:style-name="Sect2" text:name="ember4808">
          <text:h text:style-name="P8" text:outline-level="1"><text:span text:style-name="T3">[4.3] </text:span>Группы и <text:span text:style-name="Source_20_Text">re.split()</text:span></text:h>
          <text:p text:style-name="Text_20_body">Если в шаблоне регулярного выражения используются групппы, то их значения будут вставлены между разделёнными строками:</text:p>
          <text:p text:style-name="Preformatted_20_Text"><text:span text:style-name="Source_20_Text">import re</text:span></text:p>
          <text:p text:style-name="Preformatted_20_Text"/>
          <text:p text:style-name="Preformatted_20_Text"><text:span text:style-name="Source_20_Text">res1 = re.split(r'\s[+*=]\s', '2 + 2 * 2 = 6')</text:span></text:p>
          <text:p text:style-name="Preformatted_20_Text"><text:span text:style-name="Source_20_Text"># ['2', '2', '2', '6']</text:span></text:p>
          <text:p text:style-name="Preformatted_20_Text"><text:span text:style-name="Source_20_Text"># Если в шаблоне нет групп, re.split работает так же, как и str.split</text:span></text:p>
          <text:p text:style-name="Preformatted_20_Text"/>
          <text:p text:style-name="Preformatted_20_Text"><text:span text:style-name="Source_20_Text">res2 = re.split(r'(\s)([+*=])(\s)', '2 + 2 * 2 = 6')</text:span></text:p>
          <text:p text:style-name="Preformatted_20_Text"><text:span text:style-name="Source_20_Text"># ['2', ' ', '+', ' ', '2', ' ', '*', ' ', '2', ' ', '=', ' ', '6']</text:span></text:p>
          <text:p text:style-name="Preformatted_20_Text"><text:span text:style-name="Source_20_Text"># Если использовать группы, то между каждыми разделёнными строками будут значения из групп</text:span></text:p>
          <text:p text:style-name="Preformatted_20_Text"/>
          <text:p text:style-name="Preformatted_20_Text"><text:span text:style-name="Source_20_Text">res3 = re.split(r'\s([+*=])\s', '2 + 2 * 2 = 6')</text:span></text:p>
          <text:p text:style-name="Preformatted_20_Text"><text:span text:style-name="Source_20_Text"># ['2', '+', '2', '*', '2', '=', '6']</text:span></text:p>
          <text:p text:style-name="Preformatted_20_Text"><text:span text:style-name="Source_20_Text"># Сначала не очень понятно, зачем использовать группы с re.split. </text:span></text:p>
          <text:p text:style-name="P10"><text:span text:style-name="Source_20_Text"># Но если убрать ненужные группы из второго примера, то всё становится ясно</text:span></text:p>
          <text:p text:style-name="Text_20_body">Это может понадобиться, если нужно разделить строки, и оставить между ними разделитель.</text:p>
        </text:section>
      </text:section>
      <text:section text:style-name="Sect2" text:name="ember5008">
        <text:section text:style-name="Sect2" text:name="ember5009">
          <text:h text:style-name="P8" text:outline-level="1"><text:span text:style-name="T3">[4.4] </text:span>Группы в <text:span text:style-name="Source_20_Text">re.sub()</text:span> и <text:span text:style-name="Source_20_Text">re.subn()</text:span></text:h>
          <text:p text:style-name="Text_20_body"><text:line-break/>Группы в <text:span text:style-name="Source_20_Text">re.sub()</text:span> и re.<text:span text:style-name="Source_20_Text">subn()</text:span> ничего не дают, но их можно использовать в заменах!</text:p>
          <text:p text:style-name="Text_20_body"><text:soft-page-break/>Если в строке, на которую будет происходить замена найденных совпадений написать <text:span text:style-name="Source_20_Text">\n</text:span> или <text:span text:style-name="Source_20_Text">\g&lt;name&gt;</text:span>, где <text:span text:style-name="Source_20_Text">n</text:span> это номер группы, а <text:span text:style-name="Source_20_Text">name</text:span> это имя группы, то они будут заменены на совпадения этих групп:</text:p>
          <text:p text:style-name="Preformatted_20_Text"><text:span text:style-name="Source_20_Text">import re</text:span></text:p>
          <text:p text:style-name="Preformatted_20_Text"/>
          <text:p text:style-name="Preformatted_20_Text"><text:span text:style-name="Source_20_Text">string = "Ненавижу людей, которые пишут дату в формате mm/dd/yyyy. Ну кто пишет 02/22/2022 или 07/13/2022?"</text:span></text:p>
          <text:p text:style-name="Preformatted_20_Text"><text:span text:style-name="Source_20_Text">print(re.sub(r'(\d{2}).(\d{2}).(\d{4})', r'\2.\1.\3', string))</text:span></text:p>
          <text:p text:style-name="P10"><text:span text:style-name="Source_20_Text"># Ненавижу людей, которые пишут дату в формате mm/dd/yyyy. Ну кто пишет 22.02.2022 или 13.07.2022?</text:span></text:p>
        </text:section>
      </text:section>
      <text:section text:style-name="Sect2" text:name="ember5079">
        <text:section text:style-name="Sect2" text:name="ember5080">
          <text:h text:style-name="P8" text:outline-level="1"><text:span text:style-name="T3">[4.5] </text:span>Функции в <text:span text:style-name="Source_20_Text">re.sub()</text:span> и <text:span text:style-name="Source_20_Text">re.subn()</text:span></text:h>
          <text:p text:style-name="Text_20_body"><text:line-break/>Вместо строки, на которую нужно заменить вхождение, в <text:span text:style-name="Source_20_Text">re.sub()</text:span> и <text:span text:style-name="Source_20_Text">re.subn()</text:span> можно передать функцию, которая будет генерировать ту самую строку.</text:p>
          <text:p text:style-name="Text_20_body">В функцию передаётся <text:span text:style-name="Source_20_Text">Match</text:span> объект, и теперь мы можем получать доступ к группам, а также как-либо изменять и обрабатывать эти данные.</text:p>
          <text:p text:style-name="Text_20_body">Например, нам нужно найти все слова и заменить их на их же длину. Давайте сделаем это с помощью функций!</text:p>
          <text:p text:style-name="Preformatted_20_Text"><text:span text:style-name="Source_20_Text">import re</text:span></text:p>
          <text:p text:style-name="Preformatted_20_Text"/>
          <text:p text:style-name="Preformatted_20_Text"/>
          <text:p text:style-name="Preformatted_20_Text"><text:span text:style-name="Source_20_Text">def func(m):</text:span></text:p>
          <text:p text:style-name="Preformatted_20_Text"><text:span text:style-name="Source_20_Text"><text:s text:c="4"/>return str(len(m[0]))</text:span></text:p>
          <text:p text:style-name="Preformatted_20_Text"/>
          <text:p text:style-name="Preformatted_20_Text"><text:span text:style-name="Source_20_Text">regex = r'[a-zA-Z]{1,}'</text:span></text:p>
          <text:p text:style-name="Preformatted_20_Text"><text:span text:style-name="Source_20_Text">text = 'Lorem Ipsum is simply dummy text of the printing and typesetting industry.'</text:span></text:p>
          <text:p text:style-name="Preformatted_20_Text"/>
          <text:p text:style-name="Preformatted_20_Text"><text:span text:style-name="Source_20_Text">res_func = re.sub(regex, func, text)</text:span></text:p>
          <text:p text:style-name="Preformatted_20_Text"><text:span text:style-name="Source_20_Text">res_lambda = re.sub(regex, lambda m: str(len(m[0])), text)</text:span></text:p>
          <text:p text:style-name="Preformatted_20_Text"/>
          <text:p text:style-name="Preformatted_20_Text"><text:span text:style-name="Source_20_Text">print(res_func) <text:s/># 5 5 2 6 5 4 2 3 8 3 11 8.</text:span></text:p>
          <text:p text:style-name="P10"><text:span text:style-name="Source_20_Text">print(res_func == res_lambda) <text:s/># True</text:span></text:p>
          <text:p text:style-name="Text_20_body">В примере сверху в функциях я:</text:p>
          <text:list xml:id="list4967657574101464114" text:style-name="L30">
            <text:list-item>
              <text:p text:style-name="P81">Получаю <text:span text:style-name="Source_20_Text">Match</text:span> объект в функции. </text:p>
            </text:list-item>
            <text:list-item>
              <text:p text:style-name="P81">Из него беру нулевую группу - т.е. всё, что захватило регулярное выражение. </text:p>
            </text:list-item>
            <text:list-item>
              <text:p text:style-name="P49">Получаю её длину, конвертирую в строку, и возвращаю значение. </text:p>
            </text:list-item>
          </text:list>
          <text:p text:style-name="Text_20_body">Можно использовать как и лямбда-функции, так и обычные.</text:p>
        </text:section>
      </text:section>
      <text:p text:style-name="Standard"/>
      <text:p text:style-name="P4"/>
      <text:section text:style-name="Sect2" text:name="ember5241">
        <text:section text:style-name="Sect2" text:name="ember5242">
          <text:h text:style-name="P8" text:outline-level="1"><text:span text:style-name="Source_20_Text"><text:span text:style-name="Source_20_Text"><text:span text:style-name="T3">[5] </text:span></text:span></text:span><text:span text:style-name="Source_20_Text">re.compile()</text:span></text:h>
          <text:p text:style-name="Text_20_body"><text:span text:style-name="Source_20_Text">re.compile(pattern, flags=0)</text:span> - метод, который позволяет вручную компилировать регулярные выражения.</text:p>
          <text:h text:style-name="Heading_20_3" text:outline-level="3">Параметры:</text:h>
          <text:list xml:id="list5948258735928886197" text:style-name="L31">
            <text:list-item>
              <text:p text:style-name="P82"><text:span text:style-name="Source_20_Text">pattern</text:span> - регулярное выражение </text:p>
            </text:list-item>
            <text:list-item>
              <text:p text:style-name="P50"><text:span text:style-name="Source_20_Text">flags</text:span> - флаги, пройдём позже </text:p>
            </text:list-item>
          </text:list>
          <text:h text:style-name="Heading_20_3" text:outline-level="3">Возвращаемое значение:</text:h>
          <text:list xml:id="list5251545909249215845" text:style-name="L32">
            <text:list-item>
              <text:p text:style-name="P51">Объект Pattern - скомпилированное регулярное выражение </text:p>
            </text:list-item>
          </text:list>
          <text:h text:style-name="Heading_20_3" text:outline-level="3">Зачем нужен <text:span text:style-name="Source_20_Text">re.compile()</text:span>?</text:h>
          <text:p text:style-name="Text_20_body">Каждый раз, когда вы используете регулярное выражение в каком-либо методе, оно автоматически компилируется. С помощью метода <text:span text:style-name="Source_20_Text">re.compile()</text:span> можно вручную скомпилировать регулярное выражение, и уже использовать его по назначению.</text:p>
          <text:p text:style-name="Text_20_body">С помощью <text:span text:style-name="Source_20_Text">re.compile()</text:span> можно:</text:p>
          <text:list xml:id="list5154808302251311510" text:style-name="L33">
            <text:list-item>
              <text:p text:style-name="P83">уменьшить количество кода, если одно регулярное выражение используется несколько раз </text:p>
            </text:list-item>
            <text:list-item>
              <text:p text:style-name="P52">увеличить производительность кода, если одно регулярное выражение используется несколько раз </text:p>
            </text:list-item>
          </text:list>
          <text:p text:style-name="Text_20_body">Если вы не используете много регулярных выражений - не стоит бояться что производительность упадёт, так как все использованные регулярные выражения кешируются, и им не приходится компилироваться во второй раз, пока не очистится кеш. Кеш кстати очищается с помощью метода <text:span text:style-name="Source_20_Text">re.purge()</text:span>, но его нет смысла использовать, так как кеш чистится автоматически.</text:p>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regex = re.compile(r'[a-zA-Z]{1,}')</text:span></text:p>
          <text:p text:style-name="Preformatted_20_Text"><text:span text:style-name="Source_20_Text"># Регулярное выражение скомпилировано</text:span></text:p>
          <text:p text:style-name="Preformatted_20_Text"/>
          <text:p text:style-name="Preformatted_20_Text"><text:span text:style-name="Source_20_Text">print(regex) <text:s/># re.compile('[a-zA-Z]{1,}')</text:span></text:p>
          <text:p text:style-name="Preformatted_20_Text"/>
          <text:p text:style-name="Preformatted_20_Text"><text:span text:style-name="Source_20_Text"># Теперь можно использовать методы:</text:span></text:p>
          <text:p text:style-name="Preformatted_20_Text"/>
          <text:p text:style-name="Preformatted_20_Text"><text:span text:style-name="Source_20_Text">print(regex.findall('Some words.')) <text:s/># ['Some', 'words']</text:span></text:p>
          <text:p text:style-name="P10"><text:span text:style-name="Source_20_Text">print(regex.sub('deleted', 'Some words again.')) <text:s/># deleted deleted deleted.</text:span></text:p>
        </text:section>
      </text:section>
      <text:p text:style-name="Standard"/>
      <text:section text:style-name="Sect2" text:name="ember5381">
        <text:section text:style-name="Sect2" text:name="ember5382">
          <text:h text:style-name="P17" text:outline-level="1">Объект Pattern</text:h>
          <text:p text:style-name="Text_20_body">После компиляции регулярного выражения, функция <text:span text:style-name="Source_20_Text">re.compile()</text:span> возвращает объект <text:span text:style-name="Source_20_Text">Pattern</text:span>.</text:p>
          <text:p text:style-name="Text_20_body">Именно через этот объект можно обратиться ко всем функция из модуля re, но они будут уже не функциями, а методами этого объекта.</text:p>
          <text:p text:style-name="Preformatted_20_Text"><text:span text:style-name="Source_20_Text">import re</text:span></text:p>
          <text:p text:style-name="Preformatted_20_Text"/>
          <text:p text:style-name="P10"><text:span text:style-name="Source_20_Text">pattern = re.compile(r'(?P&lt;group1&gt;[a-zA-Z]{1,})')</text:span></text:p>
          <text:h text:style-name="Heading_20_2" text:outline-level="2">Атрибуты</text:h>
          <text:h text:style-name="Heading_20_3" text:outline-level="3"><text:span text:style-name="Source_20_Text">pattern.flags</text:span></text:h>
          <text:p text:style-name="Text_20_body">Каждый флаг - хранится как какое-либо число. <text:span text:style-name="Source_20_Text">pattern.flags</text:span> возвращает сумму этих чисел:</text:p>
          <text:p text:style-name="P10"><text:span text:style-name="Source_20_Text">print(pattern.flags) # 32</text:span></text:p>
          <text:h text:style-name="Heading_20_3" text:outline-level="3"><text:span text:style-name="Source_20_Text">pattern.groups</text:span></text:h>
          <text:p text:style-name="Text_20_body">Возвращает количество групп в регулярном выражении:</text:p>
          <text:p text:style-name="P10"><text:span text:style-name="Source_20_Text">print(pattern.groups) # 1</text:span></text:p>
          <text:h text:style-name="Heading_20_3" text:outline-level="3"><text:span text:style-name="Source_20_Text">pattern.groupindex</text:span></text:h>
          <text:p text:style-name="Text_20_body">Возвращает словарь, в котором ключи - именованные группы, а значения - номера этих групп:</text:p>
          <text:p text:style-name="P10"><text:span text:style-name="Source_20_Text">print(pattern.groupindex) # {'group1': 1}</text:span></text:p>
          <text:h text:style-name="Heading_20_3" text:outline-level="3"><text:span text:style-name="Source_20_Text">pattern.pattern</text:span></text:h>
          <text:p text:style-name="Text_20_body">Возвращает регулярное выражение:</text:p>
          <text:p text:style-name="P10"><text:span text:style-name="Source_20_Text">print(pattern.pattern) # (?P&lt;group1&gt;[a-zA-Z]{1,})</text:span></text:p>
          <text:p text:style-name="Text_20_body"> </text:p>
          <text:h text:style-name="Heading_20_2" text:outline-level="2">Методы</text:h>
          <text:p text:style-name="Text_20_body">Благодаря объекту Pattern в методах <text:span text:style-name="Source_20_Text">search()</text:span>, <text:span text:style-name="Source_20_Text">match()</text:span>, <text:span text:style-name="Source_20_Text">fullmatch()</text:span>, <text:span text:style-name="Source_20_Text">finditer()</text:span>, <text:span text:style-name="Source_20_Text">findall()</text:span> появляются дополнительные параметры:</text:p>
          <text:list xml:id="list4493371393803530993" text:style-name="L34">
            <text:list-item>
              <text:p text:style-name="P53"><text:span text:style-name="Source_20_Text">pos</text:span> - позволяет указывать индекс в строке, с которого надо начать искать совпадение</text:p>
            </text:list-item>
            <text:list-item>
              <text:p text:style-name="P53"><text:span text:style-name="Source_20_Text">endpos</text:span> - указывает, до какого индекса надо выполнять поиск</text:p>
            </text:list-item>
          </text:list>
          <text:p text:style-name="Preformatted_20_Text"><text:span text:style-name="Source_20_Text">import re</text:span></text:p>
          <text:p text:style-name="Preformatted_20_Text"/>
          <text:p text:style-name="Preformatted_20_Text"><text:soft-page-break/><text:span text:style-name="Source_20_Text">pattern = re.compile(r'(?P&lt;group1&gt;[a-zA-Z]{1,})')</text:span></text:p>
          <text:p text:style-name="Preformatted_20_Text"/>
          <text:p text:style-name="Preformatted_20_Text"><text:span text:style-name="Source_20_Text">match1 = pattern.match("Some words.", 4) # None</text:span></text:p>
          <text:p text:style-name="P10"><text:span text:style-name="Source_20_Text">match2 = pattern.match("Some words.", 5) # words</text:span></text:p>
        </text:section>
      </text:section>
      <text:p text:style-name="Standard"/>
      <text:section text:style-name="Sect2" text:name="ember5641">
        <text:section text:style-name="Sect2" text:name="ember5642">
          <text:h text:style-name="P8" text:outline-level="1">Для чего нужны флаги?</text:h>
          <text:p text:style-name="Text_20_body">Флаги нужны для изменения работы регулярных выражений. Всего существует 9 флагов, которые открывают нам доступ к новым свойствам регулярных выражений.</text:p>
        </text:section>
      </text:section>
      <text:p text:style-name="Standard"/>
      <text:section text:style-name="Sect2" text:name="ember5650">
        <text:section text:style-name="Sect2" text:name="ember5651">
          <text:h text:style-name="P8" text:outline-level="1"><text:span text:style-name="T3">[6.1] </text:span>Как использовать флаги?</text:h>
          <text:p text:style-name="Text_20_body">Чтобы использовать флаги, достаточно их передать как именованный аргумент в нужный метод:</text:p>
          <text:p text:style-name="Preformatted_20_Text"><text:span text:style-name="Source_20_Text">import re</text:span></text:p>
          <text:p text:style-name="Preformatted_20_Text"/>
          <text:p text:style-name="Preformatted_20_Text"><text:span text:style-name="Source_20_Text">test1 = re.findall('123', '123', flags=re.MULTILINE) <text:s/># 1 флаг</text:span></text:p>
          <text:p text:style-name="Preformatted_20_Text"><text:span text:style-name="Source_20_Text">test2 = re.findall('123', '123', flags=re.MULTILINE + re.IGNORECASE) <text:s/># 2 флага</text:span></text:p>
          <text:p text:style-name="P10"><text:span text:style-name="Source_20_Text">test3 = re.findall('123', '123', flags=re.MULTILINE + re.IGNORECASE + re.DOTALL) <text:s/># 3 флага</text:span></text:p>
          <text:p text:style-name="Text_20_body">Если нужно использовать несколько флагов сразу - нужно сложить их вместе. Да, именно сложить.</text:p>
          <text:p text:style-name="Text_20_body">Ну или написать между ними символ <text:span text:style-name="Source_20_Text">|</text:span>:</text:p>
          <text:p text:style-name="Preformatted_20_Text"><text:span text:style-name="Source_20_Text">import re</text:span></text:p>
          <text:p text:style-name="Preformatted_20_Text"/>
          <text:p text:style-name="Preformatted_20_Text"><text:span text:style-name="Source_20_Text">test1 = re.findall('123', '123', flags=re.MULTILINE) <text:s/># 1 флаг</text:span></text:p>
          <text:p text:style-name="Preformatted_20_Text"><text:span text:style-name="Source_20_Text">test2 = re.findall('123', '123', flags=re.MULTILINE | re.IGNORECASE) <text:s/># 2 флага</text:span></text:p>
          <text:p text:style-name="P10"><text:span text:style-name="Source_20_Text">test3 = re.findall('123', '123', flags=re.MULTILINE | re.IGNORECASE | re.DOTALL) <text:s/># 3 флага</text:span></text:p>
        </text:section>
      </text:section>
      <text:p text:style-name="Standard"/>
      <text:section text:style-name="Sect2" text:name="ember5681">
        <text:section text:style-name="Sect2" text:name="ember5682">
          <text:h text:style-name="P8" text:outline-level="1">Сокращённые версии</text:h>
          <text:p text:style-name="Text_20_body">У флагов сущестуют сокращённые версии. Они позволяют сократить код в размере.</text:p>
          <text:p text:style-name="Preformatted_20_Text"><text:span text:style-name="Source_20_Text">import re</text:span></text:p>
          <text:p text:style-name="Preformatted_20_Text"/>
          <text:p text:style-name="Preformatted_20_Text"><text:span text:style-name="Source_20_Text">test1 = re.findall('123', '123', flags=re.MULTILINE) <text:s/># 1 флаг</text:span></text:p>
          <text:p text:style-name="Preformatted_20_Text"><text:span text:style-name="Source_20_Text">test2 = re.findall('123', '123', flags=re.MULTILINE + re.IGNORECASE) <text:s/># 2 флага</text:span></text:p>
          <text:p text:style-name="P10"><text:span text:style-name="Source_20_Text">test3 = re.findall('123', '123', flags=re.MULTILINE + re.IGNORECASE + re.DOTALL) <text:s/># 3 флага</text:span></text:p>
          <text:p text:style-name="Text_20_body">Если заменить флаги из примера с прошлого шага их сокращёнными версиями, то получим:</text:p>
          <text:p text:style-name="Preformatted_20_Text"><text:span text:style-name="Source_20_Text">import re</text:span></text:p>
          <text:p text:style-name="Preformatted_20_Text"/>
          <text:p text:style-name="Preformatted_20_Text"><text:span text:style-name="Source_20_Text">test1 = re.findall('123', '123', flags=re.M) <text:s/># 1 флаг</text:span></text:p>
          <text:p text:style-name="Preformatted_20_Text"><text:span text:style-name="Source_20_Text">test2 = re.findall('123', '123', flags=re.M + re.I) <text:s/># 2 флага</text:span></text:p>
          <text:p text:style-name="P10"><text:soft-page-break/><text:span text:style-name="Source_20_Text">test3 = re.findall('123', '123', flags=re.M + re.I + re.S) <text:s/># 3 флага</text:span></text:p>
        </text:section>
      </text:section>
      <text:p text:style-name="Standard"/>
      <text:section text:style-name="Sect2" text:name="ember5732">
        <text:section text:style-name="Sect2" text:name="ember5733">
          <text:h text:style-name="P8" text:outline-level="1">Встроенные флаги</text:h>
          <text:p text:style-name="Text_20_body">Также флаги можно указать в самом регулярном выражении. Достаточно просто поставить встроенный флаг перед регулярным выражением <text:span text:style-name="Source_20_Text">r"(?i)I like flags"</text:span>:</text:p>
          <text:p text:style-name="Text_20_body"><draw:frame draw:style-name="fr1" draw:name="Screenshot_1.png" text:anchor-type="as-char" svg:width="10.769cm" svg:height="4.577cm" draw:z-index="19"><draw:image xlink:href="https://ucarecdn.com/f20a604a-9a43-49ac-b19e-a08c58aa5bad/" xlink:type="simple" xlink:show="embed" xlink:actuate="onLoad"/></draw:frame></text:p>
          <text:p text:style-name="Text_20_body">Встроенные флаги нужно ставить в начало выражения.</text:p>
          <text:p text:style-name="Text_20_body">Если нужно использовать сразу несколько флагов - достаточно их перечислить: <text:span text:style-name="Source_20_Text">r"(?ims)I like flags"</text:span>.</text:p>
        </text:section>
      </text:section>
      <text:p text:style-name="Standard"/>
      <text:section text:style-name="Sect2" text:name="ember5767">
        <text:section text:style-name="Sect2" text:name="ember5768">
          <text:h text:style-name="P8" text:outline-level="1">Локальные и глобальные флаги</text:h>
          <text:p text:style-name="Text_20_body">Все флаги которые только что были пройдены - глобальные, т.е. они действуют на всё регулярное выражение целиком.</text:p>
          <text:p text:style-name="Text_20_body">Но что если нам нужно отключить флаг в какой-либо части выражения, или вообще использовать его только там?</text:p>
          <text:p text:style-name="Text_20_body">На помощь приходят локальные флаги! Пока они есть только в встроенном виде: <text:span text:style-name="Source_20_Text">(?aiLmsux-imsx:regex)</text:span></text:p>
          <text:p text:style-name="Text_20_body">Все флаги до <text:span text:style-name="Source_20_Text">-</text:span> используются вместе с <text:span text:style-name="Source_20_Text">regex</text:span>, а флаги, стоящие после <text:span text:style-name="Source_20_Text">-</text:span> перестают работать с <text:span text:style-name="Source_20_Text">regex</text:span>.</text:p>
          <text:p text:style-name="Text_20_body">Например, в следующем регулярном выражении:</text:p>
          <text:p text:style-name="P10"><text:span text:style-name="Source_20_Text">regex = r"(?i)(?ms-i:local) global"</text:span></text:p>
          <text:p text:style-name="Text_20_body">Используется глобальный флаг <text:span text:style-name="Source_20_Text">i</text:span>, но он будет работать только при поиске текста <text:span text:style-name="Source_20_Text">global</text:span>.</text:p>
          <text:p text:style-name="Text_20_body">А при поиске текста <text:span text:style-name="Source_20_Text">local</text:span>, флаг <text:span text:style-name="Source_20_Text">i</text:span> отключается, и вместо него используются флаги <text:span text:style-name="Source_20_Text">m</text:span> и <text:span text:style-name="Source_20_Text">s</text:span>.</text:p>
        </text:section>
      </text:section>
      <text:p text:style-name="Standard"/>
      <text:section text:style-name="Sect2" text:name="ember5819">
        <text:section text:style-name="Sect2" text:name="ember5820">
          <text:h text:style-name="P8" text:outline-level="1">Объект RegexFlag</text:h>
          <text:p text:style-name="Text_20_body">Ещё совсем недавно мы получали из объекта <text:span text:style-name="Source_20_Text">Pattern</text:span> флаги в числовом виде. Чтобы конвертировать их в привычный нам вид, достаточно провести следующие манипуляции:</text:p>
          <text:p text:style-name="Preformatted_20_Text"><text:span text:style-name="Source_20_Text">import re</text:span></text:p>
          <text:p text:style-name="Preformatted_20_Text"><text:soft-page-break/></text:p>
          <text:p text:style-name="Preformatted_20_Text"><text:span text:style-name="Source_20_Text">pattern = re.compile(r'[a-zA-Z]{1,}')</text:span></text:p>
          <text:p text:style-name="Preformatted_20_Text"><text:span text:style-name="Source_20_Text">print(pattern.flags) # 32</text:span></text:p>
          <text:p text:style-name="P10"><text:span text:style-name="Source_20_Text">print(re.RegexFlag(32)) # re.UNICODE</text:span></text:p>
        </text:section>
      </text:section>
      <text:p text:style-name="Standard"/>
      <text:section text:style-name="Sect2" text:name="ember5863">
        <text:section text:style-name="Sect2" text:name="ember5864">
          <text:h text:style-name="P8" text:outline-level="1"><text:span text:style-name="T3">[6.2] </text:span>re.IGNORECASE</text:h>
          <text:h text:style-name="Heading_20_3" text:outline-level="3">Зачем нужен:</text:h>
          <text:p text:style-name="Text_20_body">При использовании флага регулярные выражения будут игнорировать регистр.</text:p>
          <text:h text:style-name="Heading_20_3" text:outline-level="3">Полная версия:</text:h>
          <text:p text:style-name="Text_20_body"><text:span text:style-name="Source_20_Text">re.IGNORECASE</text:span></text:p>
          <text:h text:style-name="Heading_20_3" text:outline-level="3">Сокращённая версия:</text:h>
          <text:p text:style-name="Text_20_body"><text:span text:style-name="Source_20_Text">re.I</text:span></text:p>
          <text:h text:style-name="Heading_20_3" text:outline-level="3">Встроенный флаг:</text:h>
          <text:p text:style-name="Text_20_body"><text:span text:style-name="Source_20_Text">(?i)</text:span></text:p>
          <text:h text:style-name="Heading_20_3" text:outline-level="3">Числовое представление:</text:h>
          <text:p text:style-name="Text_20_body"><text:span text:style-name="Source_20_Text">2</text:span></text:p>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string = 'I like flags I LIKE FLAGS i like flags'</text:span></text:p>
          <text:p text:style-name="Preformatted_20_Text"/>
          <text:p text:style-name="Preformatted_20_Text"><text:span text:style-name="Source_20_Text">test1 = re.findall(r'I like flags', string, flags=re.IGNORECASE)</text:span></text:p>
          <text:p text:style-name="Preformatted_20_Text"><text:span text:style-name="Source_20_Text">test2 = re.findall(r'I like flags', string, flags=re.I)</text:span></text:p>
          <text:p text:style-name="Preformatted_20_Text"><text:span text:style-name="Source_20_Text">test3 = re.findall(r'(?i)I like flags', string)</text:span></text:p>
          <text:p text:style-name="Preformatted_20_Text"/>
          <text:p text:style-name="Preformatted_20_Text"><text:span text:style-name="Source_20_Text">print(test1) <text:s/># ['I like flags', 'I LIKE FLAGS', 'i like flags']</text:span></text:p>
          <text:p text:style-name="P10"><text:span text:style-name="Source_20_Text">print(test1 == test2 and test2 == test3) <text:s/># True</text:span></text:p>
        </text:section>
      </text:section>
      <text:p text:style-name="Standard"/>
      <text:section text:style-name="Sect2" text:name="ember6060">
        <text:section text:style-name="Sect2" text:name="ember6061">
          <text:h text:style-name="P8" text:outline-level="1"><text:span text:style-name="T3">[6.3] </text:span>re.MULTILINE</text:h>
          <text:h text:style-name="Heading_20_3" text:outline-level="3">Зачем нужен:</text:h>
          <text:p text:style-name="Text_20_body">При использовании флага спецсимволы <text:span text:style-name="Source_20_Text">^</text:span> и <text:span text:style-name="Source_20_Text">$</text:span> будут совпадать не с началом и концом всего текста, а с началом и концом строк. Это было разобрано <text:a xlink:type="simple" xlink:href="https://stepik.org/lesson/694359/step/1?unit=694140" text:style-name="Internet_20_link" text:visited-style-name="Visited_20_Internet_20_Link">тут</text:a>.</text:p>
          <text:h text:style-name="Heading_20_3" text:outline-level="3"><text:soft-page-break/>Полная версия:</text:h>
          <text:p text:style-name="Text_20_body"><text:span text:style-name="Source_20_Text">re.MULTILINE</text:span></text:p>
          <text:h text:style-name="Heading_20_3" text:outline-level="3">Сокращённая версия:</text:h>
          <text:p text:style-name="Text_20_body"><text:span text:style-name="Source_20_Text">re.M</text:span></text:p>
          <text:h text:style-name="Heading_20_3" text:outline-level="3">Встроенный флаг:</text:h>
          <text:p text:style-name="Text_20_body"><text:span text:style-name="Source_20_Text">(?m)</text:span></text:p>
          <text:h text:style-name="Heading_20_3" text:outline-level="3">Числовое представление:</text:h>
          <text:p text:style-name="Text_20_body"><text:span text:style-name="Source_20_Text">8</text:span></text:p>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string = '''</text:span></text:p>
          <text:p text:style-name="Preformatted_20_Text"><text:span text:style-name="Source_20_Text">I like flags</text:span></text:p>
          <text:p text:style-name="Preformatted_20_Text"><text:span text:style-name="Source_20_Text">I like flags</text:span></text:p>
          <text:p text:style-name="Preformatted_20_Text"><text:span text:style-name="Source_20_Text">I like flags</text:span></text:p>
          <text:p text:style-name="Preformatted_20_Text"><text:span text:style-name="Source_20_Text">'''</text:span></text:p>
          <text:p text:style-name="Preformatted_20_Text"/>
          <text:p text:style-name="Preformatted_20_Text"><text:span text:style-name="Source_20_Text">test1 = re.findall(r'^I like flags$', string, flags=re.MULTILINE)</text:span></text:p>
          <text:p text:style-name="Preformatted_20_Text"><text:span text:style-name="Source_20_Text">test2 = re.findall(r'^I like flags$', string, flags=re.M)</text:span></text:p>
          <text:p text:style-name="Preformatted_20_Text"><text:span text:style-name="Source_20_Text">test3 = re.findall(r'(?m)^I like flags$', string)</text:span></text:p>
          <text:p text:style-name="Preformatted_20_Text"/>
          <text:p text:style-name="Preformatted_20_Text"><text:span text:style-name="Source_20_Text">print(test1) <text:s/># ['I like flags', 'I like flags', 'I like flags']</text:span></text:p>
          <text:p text:style-name="P10"><text:span text:style-name="Source_20_Text">print(test1 == test2 and test2 == test3) <text:s/># True</text:span></text:p>
        </text:section>
      </text:section>
      <text:h text:style-name="P8" text:outline-level="1"><text:span text:style-name="T3">[6.4] </text:span>re.ASCII, re.UNICODE</text:h>
      <text:p text:style-name="P2"/>
      <text:h text:style-name="Heading_20_3" text:outline-level="3">Зачем нужен:</text:h>
      <text:p text:style-name="Text_20_body">Шаблоны <text:span text:style-name="Source_20_Text">\w</text:span>, <text:span text:style-name="Source_20_Text">\W</text:span>, <text:span text:style-name="Source_20_Text">\b</text:span>, <text:span text:style-name="Source_20_Text">\B</text:span>, <text:span text:style-name="Source_20_Text">\d</text:span>, <text:span text:style-name="Source_20_Text">\D</text:span>, <text:span text:style-name="Source_20_Text">\s</text:span> и <text:span text:style-name="Source_20_Text">\S</text:span> будут выполнять только ASCII соответствие, вместо соответствия по умолчанию - соответствия по UNICODE .</text:p>
      <text:h text:style-name="Heading_20_3" text:outline-level="3">Полная версия:</text:h>
      <text:p text:style-name="Text_20_body"><text:span text:style-name="Source_20_Text">re.ASCII</text:span></text:p>
      <text:h text:style-name="Heading_20_3" text:outline-level="3">Сокращённая версия:</text:h>
      <text:p text:style-name="Text_20_body"><text:span text:style-name="Source_20_Text">re.A</text:span></text:p>
      <text:h text:style-name="Heading_20_3" text:outline-level="3">Встроенный флаг:</text:h>
      <text:p text:style-name="Text_20_body"><text:span text:style-name="Source_20_Text">(?a)</text:span></text:p>
      <text:h text:style-name="Heading_20_3" text:outline-level="3"><text:soft-page-break/>Числовое представление:</text:h>
      <text:p text:style-name="Text_20_body"><text:span text:style-name="Source_20_Text">256</text:span></text:p>
      <text:h text:style-name="Heading_20_3" text:outline-level="3">Примеры использования:</text:h>
      <text:p text:style-name="Text_20_body">В некоторых шаблонах, описанных выше, теперь будут искаться только латинские буквы или только арабские цифры. Можно использовать, чтобы отсечь ненужные языки и не писать длинные выражения в квадратных в скобках. Возможно поиск будет происходить чуть быстрее, т.к. будет обрезано большое количество символов.</text:p>
      <text:p text:style-name="Standard"/>
      <text:section text:style-name="Sect2" text:name="ember6251">
        <text:section text:style-name="Sect2" text:name="ember6252">
          <text:h text:style-name="P8" text:outline-level="1">re.UNICODE</text:h>
          <text:h text:style-name="Heading_20_3" text:outline-level="3">Зачем нужен:</text:h>
          <text:p text:style-name="Text_20_body">Шаблоны <text:span text:style-name="Source_20_Text">\w</text:span>, <text:span text:style-name="Source_20_Text">\W</text:span>, <text:span text:style-name="Source_20_Text">\b</text:span>, <text:span text:style-name="Source_20_Text">\B</text:span>, <text:span text:style-name="Source_20_Text">\d</text:span>, <text:span text:style-name="Source_20_Text">\D</text:span>, <text:span text:style-name="Source_20_Text">\s</text:span> и <text:span text:style-name="Source_20_Text">\S</text:span> будут выполнять соответствие по UNICODE. Существует для обратной совместимости с <text:span text:style-name="Source_20_Text">re.ASCII</text:span>, но он является излишеством, так как по умолчанию Python выполняет сопоставления в UNICODE.</text:p>
          <text:h text:style-name="Heading_20_3" text:outline-level="3">Полная версия:</text:h>
          <text:p text:style-name="Text_20_body"><text:span text:style-name="Source_20_Text">re.UNICODE</text:span></text:p>
          <text:h text:style-name="Heading_20_3" text:outline-level="3">Сокращённая версия:</text:h>
          <text:p text:style-name="Text_20_body"><text:span text:style-name="Source_20_Text">re.U</text:span></text:p>
          <text:h text:style-name="Heading_20_3" text:outline-level="3">Встроенный флаг:</text:h>
          <text:p text:style-name="Text_20_body"><text:span text:style-name="Source_20_Text">(?u)</text:span></text:p>
          <text:h text:style-name="Heading_20_3" text:outline-level="3">Числовое представление:</text:h>
          <text:p text:style-name="Text_20_body"><text:span text:style-name="Source_20_Text">32</text:span></text:p>
          <text:h text:style-name="Heading_20_3" text:outline-level="3">Примеры использования:</text:h>
          <text:p text:style-name="Text_20_body">Python по умолчанию выполняет сопоставления в UNICODE ¯\_(ツ)_/¯</text:p>
        </text:section>
      </text:section>
      <text:p text:style-name="Standard"/>
      <text:section text:style-name="Sect2" text:name="ember6286">
        <text:section text:style-name="Sect2" text:name="ember6287">
          <text:h text:style-name="P8" text:outline-level="1"><text:span text:style-name="T3">[6.5] </text:span>re.LOCALE</text:h>
          <text:h text:style-name="Heading_20_3" text:outline-level="3">Зачем нужен:</text:h>
          <text:p text:style-name="Text_20_body">Сопоставляет <text:span text:style-name="Source_20_Text">\w</text:span>, <text:span text:style-name="Source_20_Text">\W</text:span>, <text:span text:style-name="Source_20_Text">\b</text:span>, <text:span text:style-name="Source_20_Text">\B</text:span>  без учета регистра, зависимо от текущей локали. Использование этого флага не рекомендуется, так как механизм локализации очень ненадежен и он работает только с 8-битными локалями.</text:p>
          <text:h text:style-name="Heading_20_3" text:outline-level="3"><text:soft-page-break/>Полная версия:</text:h>
          <text:p text:style-name="Text_20_body"><text:span text:style-name="Source_20_Text">re.LOCALE</text:span></text:p>
          <text:h text:style-name="Heading_20_3" text:outline-level="3">Сокращённая версия:</text:h>
          <text:p text:style-name="Text_20_body"><text:span text:style-name="Source_20_Text">re.L</text:span></text:p>
          <text:h text:style-name="Heading_20_3" text:outline-level="3">Встроенный флаг:</text:h>
          <text:p text:style-name="Text_20_body"><text:span text:style-name="Source_20_Text">(?L)</text:span></text:p>
          <text:h text:style-name="Heading_20_3" text:outline-level="3">Числовое представление:</text:h>
          <text:p text:style-name="Text_20_body"><text:span text:style-name="Source_20_Text">4</text:span></text:p>
          <text:h text:style-name="Heading_20_3" text:outline-level="3">Примеры использования:</text:h>
          <text:p text:style-name="Text_20_body">Не нашёл применения для этого флага ¯\_(ツ)_/¯</text:p>
        </text:section>
      </text:section>
      <text:p text:style-name="Standard"/>
      <text:section text:style-name="Sect2" text:name="ember6383">
        <text:section text:style-name="Sect2" text:name="ember6384">
          <text:h text:style-name="P8" text:outline-level="1"><text:span text:style-name="T3">[6.6] </text:span>re.DOTALL</text:h>
          <text:h text:style-name="Heading_20_3" text:outline-level="3">Зачем нужен:</text:h>
          <text:p text:style-name="Text_20_body">Точка <text:span text:style-name="Source_20_Text">‎.</text:span> теперь будет соответствовать любому символу. Если флаг не используется - точка соответствует любому символу, кроме символа новой строки.</text:p>
          <text:h text:style-name="Heading_20_3" text:outline-level="3">Полная версия:</text:h>
          <text:p text:style-name="Text_20_body"><text:span text:style-name="Source_20_Text">re.DOTALL</text:span></text:p>
          <text:h text:style-name="Heading_20_3" text:outline-level="3">Сокращённая версия:</text:h>
          <text:p text:style-name="Text_20_body"><text:span text:style-name="Source_20_Text">re.S</text:span></text:p>
          <text:h text:style-name="Heading_20_3" text:outline-level="3">Встроенный флаг:</text:h>
          <text:p text:style-name="Text_20_body"><text:span text:style-name="Source_20_Text">(?s)</text:span></text:p>
          <text:h text:style-name="Heading_20_3" text:outline-level="3">Числовое представление:</text:h>
          <text:p text:style-name="Text_20_body"><text:span text:style-name="Source_20_Text">16</text:span></text:p>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string = '''</text:span></text:p>
          <text:p text:style-name="Preformatted_20_Text"><text:span text:style-name="Source_20_Text">I like flags</text:span></text:p>
          <text:p text:style-name="Preformatted_20_Text"><text:span text:style-name="Source_20_Text">I like flags</text:span></text:p>
          <text:p text:style-name="Preformatted_20_Text"><text:soft-page-break/><text:span text:style-name="Source_20_Text">I like flags</text:span></text:p>
          <text:p text:style-name="Preformatted_20_Text"><text:span text:style-name="Source_20_Text">'''</text:span></text:p>
          <text:p text:style-name="Preformatted_20_Text"/>
          <text:p text:style-name="Preformatted_20_Text"><text:span text:style-name="Source_20_Text">test1 = re.findall(r'I like flags.', string, flags=re.DOTALL)</text:span></text:p>
          <text:p text:style-name="Preformatted_20_Text"><text:span text:style-name="Source_20_Text">test2 = re.findall(r'I like flags.', string, flags=re.S)</text:span></text:p>
          <text:p text:style-name="Preformatted_20_Text"><text:span text:style-name="Source_20_Text">test3 = re.findall(r'(?s)I like flags.', string)</text:span></text:p>
          <text:p text:style-name="Preformatted_20_Text"/>
          <text:p text:style-name="Preformatted_20_Text"><text:span text:style-name="Source_20_Text">print(test1) <text:s/># ['I like flags\n', 'I like flags\n', 'I like flags\n']</text:span></text:p>
          <text:p text:style-name="P10"><text:span text:style-name="Source_20_Text">print(test1 == test2 and test2 == test3) <text:s/># True</text:span></text:p>
        </text:section>
      </text:section>
      <text:p text:style-name="Standard"/>
      <text:section text:style-name="Sect2" text:name="ember6512">
        <text:section text:style-name="Sect2" text:name="ember6513">
          <text:h text:style-name="P8" text:outline-level="1"><text:span text:style-name="T3">[6.7] </text:span>re.VERBOSE</text:h>
          <text:h text:style-name="Heading_20_3" text:outline-level="3">Зачем нужен:</text:h>
          <text:p text:style-name="Text_20_body">Позволяет писать более читабельные регулярные выражения, отделять части регулярного выражения пробелами и переносами строк, а также писать комментарии после символа <text:span text:style-name="Source_20_Text">#</text:span>.</text:p>
          <text:h text:style-name="Heading_20_3" text:outline-level="3">Полная версия:</text:h>
          <text:p text:style-name="Text_20_body"><text:span text:style-name="Source_20_Text">re.VERBOSE</text:span></text:p>
          <text:h text:style-name="Heading_20_3" text:outline-level="3">Сокращённая версия:</text:h>
          <text:p text:style-name="Text_20_body"><text:span text:style-name="Source_20_Text">re.X</text:span></text:p>
          <text:h text:style-name="Heading_20_3" text:outline-level="3">Встроенный флаг:</text:h>
          <text:p text:style-name="Text_20_body"><text:span text:style-name="Source_20_Text">(?x)</text:span></text:p>
          <text:h text:style-name="Heading_20_3" text:outline-level="3">Числовое представление:</text:h>
          <text:p text:style-name="Text_20_body"><text:span text:style-name="Source_20_Text">64</text:span></text:p>
          <text:h text:style-name="Heading_20_3" text:outline-level="3">Примеры использования:</text:h>
          <text:p text:style-name="Text_20_body">Можно писать такие регулярные выражения, и всё будет работать:</text:p>
          <text:p text:style-name="Preformatted_20_Text"><text:span text:style-name="Source_20_Text">import re</text:span></text:p>
          <text:p text:style-name="Preformatted_20_Text"/>
          <text:p text:style-name="Preformatted_20_Text"><text:span text:style-name="Source_20_Text">test1 = re.findall(r"""[1-9] + <text:s/># Любая цифра, кроме 0</text:span></text:p>
          <text:p text:style-name="Preformatted_20_Text"><text:span text:style-name="Source_20_Text"><text:s text:c="19"/>. <text:s text:c="11"/># Любой символ, кроме новой строки</text:span></text:p>
          <text:p text:style-name="Preformatted_20_Text"><text:span text:style-name="Source_20_Text"><text:s text:c="19"/>\d {2,} <text:s text:c="5"/># Любая цифра""", '4G22', flags=re.VERBOSE)</text:span></text:p>
          <text:p text:style-name="Preformatted_20_Text"/>
          <text:p text:style-name="Preformatted_20_Text"><text:span text:style-name="Source_20_Text">test2 = re.findall(r"""[1-9] +</text:span></text:p>
          <text:p text:style-name="Preformatted_20_Text"><text:span text:style-name="Source_20_Text"><text:s text:c="19"/>.</text:span></text:p>
          <text:p text:style-name="P10"><text:span text:style-name="Source_20_Text"><text:s text:c="19"/>\d {2,}""", '4G22', flags=re.VERBOSE)</text:span></text:p>
          <text:p text:style-name="Text_20_body">Использование сокращённых и встроенных флагов:</text:p>
          <text:p text:style-name="Preformatted_20_Text"><text:span text:style-name="Source_20_Text">import re</text:span></text:p>
          <text:p text:style-name="Preformatted_20_Text"/>
          <text:p text:style-name="Preformatted_20_Text"><text:span text:style-name="Source_20_Text">test1 = re.findall(r"""[1-9] +</text:span></text:p>
          <text:p text:style-name="Preformatted_20_Text"><text:span text:style-name="Source_20_Text"><text:s text:c="19"/>.</text:span></text:p>
          <text:p text:style-name="Preformatted_20_Text"><text:soft-page-break/><text:span text:style-name="Source_20_Text"><text:s text:c="19"/>\d {2,}""", '4G22', flags=re.VERBOSE)</text:span></text:p>
          <text:p text:style-name="Preformatted_20_Text"/>
          <text:p text:style-name="Preformatted_20_Text"><text:span text:style-name="Source_20_Text">test2 = re.findall(r"""[1-9] +</text:span></text:p>
          <text:p text:style-name="Preformatted_20_Text"><text:span text:style-name="Source_20_Text"><text:s text:c="19"/>.</text:span></text:p>
          <text:p text:style-name="Preformatted_20_Text"><text:span text:style-name="Source_20_Text"><text:s text:c="19"/>\d {2,}""", '4G22', flags=re.X)</text:span></text:p>
          <text:p text:style-name="Preformatted_20_Text"/>
          <text:p text:style-name="Preformatted_20_Text"><text:span text:style-name="Source_20_Text">test3 = re.findall(r"""(?x)</text:span></text:p>
          <text:p text:style-name="Preformatted_20_Text"><text:span text:style-name="Source_20_Text"><text:s text:c="19"/>[1-9] +</text:span></text:p>
          <text:p text:style-name="Preformatted_20_Text"><text:span text:style-name="Source_20_Text"><text:s text:c="19"/>.</text:span></text:p>
          <text:p text:style-name="Preformatted_20_Text"><text:span text:style-name="Source_20_Text"><text:s text:c="19"/>\d {2,}""", '4G22')</text:span></text:p>
          <text:p text:style-name="Preformatted_20_Text"/>
          <text:p text:style-name="Preformatted_20_Text"><text:span text:style-name="Source_20_Text">print(test3) <text:s/># ['4G22']</text:span></text:p>
          <text:p text:style-name="P10"><text:span text:style-name="Source_20_Text">print(test1 == test2 and test2 == test3) <text:s/># True</text:span></text:p>
        </text:section>
      </text:section>
      <text:p text:style-name="Standard"/>
      <text:section text:style-name="Sect2" text:name="ember6638">
        <text:section text:style-name="Sect2" text:name="ember6639">
          <text:h text:style-name="P8" text:outline-level="1"><text:span text:style-name="T3">[6.8] </text:span>re.DEBUG</text:h>
          <text:h text:style-name="Heading_20_3" text:outline-level="3">Зачем нужен:</text:h>
          <text:p text:style-name="Text_20_body">Показывает отладочную информацию о скомпилированном выражении. Используется только с <text:span text:style-name="Source_20_Text">re.compile</text:span>.</text:p>
          <text:h text:style-name="Heading_20_3" text:outline-level="3">Полная версия:</text:h>
          <text:p text:style-name="Text_20_body"><text:span text:style-name="Source_20_Text">re.DEBUG</text:span></text:p>
          <text:h text:style-name="Heading_20_3" text:outline-level="3">Сокращённая версия:</text:h>
          <text:p text:style-name="Text_20_body">Нет</text:p>
          <text:h text:style-name="Heading_20_3" text:outline-level="3">Встроенный флаг:</text:h>
          <text:p text:style-name="Text_20_body">Нет</text:p>
          <text:h text:style-name="Heading_20_3" text:outline-level="3">Числовое представление:</text:h>
          <text:p text:style-name="Text_20_body"><text:span text:style-name="Source_20_Text">128</text:span></text:p>
          <text:h text:style-name="Heading_20_3" text:outline-level="3">Примеры использования:</text:h>
          <text:p text:style-name="Preformatted_20_Text"><text:span text:style-name="Source_20_Text">import re</text:span></text:p>
          <text:p text:style-name="Preformatted_20_Text"/>
          <text:p text:style-name="Preformatted_20_Text"/>
          <text:p text:style-name="Preformatted_20_Text"><text:span text:style-name="Source_20_Text">regex = re.compile(r'I like flags', flags=re.DEBUG)</text:span></text:p>
          <text:p text:style-name="Preformatted_20_Text"/>
          <text:p text:style-name="Preformatted_20_Text"><text:span text:style-name="Source_20_Text">'''</text:span></text:p>
          <text:p text:style-name="Preformatted_20_Text"><text:span text:style-name="Source_20_Text">Выводит следующую информацию:</text:span></text:p>
          <text:p text:style-name="Preformatted_20_Text"/>
          <text:p text:style-name="Preformatted_20_Text"><text:span text:style-name="Source_20_Text">LITERAL 73</text:span></text:p>
          <text:p text:style-name="Preformatted_20_Text"><text:span text:style-name="Source_20_Text">LITERAL 32</text:span></text:p>
          <text:p text:style-name="Preformatted_20_Text"><text:span text:style-name="Source_20_Text">LITERAL 108</text:span></text:p>
          <text:p text:style-name="Preformatted_20_Text"><text:span text:style-name="Source_20_Text">LITERAL 105</text:span></text:p>
          <text:p text:style-name="Preformatted_20_Text"><text:span text:style-name="Source_20_Text">LITERAL 107</text:span></text:p>
          <text:p text:style-name="Preformatted_20_Text"><text:span text:style-name="Source_20_Text">LITERAL 101</text:span></text:p>
          <text:p text:style-name="Preformatted_20_Text"><text:soft-page-break/><text:span text:style-name="Source_20_Text">LITERAL 32</text:span></text:p>
          <text:p text:style-name="Preformatted_20_Text"><text:span text:style-name="Source_20_Text">LITERAL 102</text:span></text:p>
          <text:p text:style-name="Preformatted_20_Text"><text:span text:style-name="Source_20_Text">LITERAL 108</text:span></text:p>
          <text:p text:style-name="Preformatted_20_Text"><text:span text:style-name="Source_20_Text">LITERAL 97</text:span></text:p>
          <text:p text:style-name="Preformatted_20_Text"><text:span text:style-name="Source_20_Text">LITERAL 103</text:span></text:p>
          <text:p text:style-name="Preformatted_20_Text"><text:span text:style-name="Source_20_Text">LITERAL 115</text:span></text:p>
          <text:p text:style-name="Preformatted_20_Text"/>
          <text:p text:style-name="Preformatted_20_Text"><text:span text:style-name="Source_20_Text"><text:s/>0. INFO 30 0b11 12 12 (to 31)</text:span></text:p>
          <text:p text:style-name="Preformatted_20_Text"><text:span text:style-name="Source_20_Text"><text:s text:c="6"/>prefix_skip 12</text:span></text:p>
          <text:p text:style-name="Preformatted_20_Text"><text:span text:style-name="Source_20_Text"><text:s text:c="6"/>prefix [0x49, 0x20, 0x6c, 0x69, 0x6b, 0x65, 0x20, 0x66, 0x6c, 0x61, 0x67, 0x73] ('I like flags')</text:span></text:p>
          <text:p text:style-name="Preformatted_20_Text"><text:span text:style-name="Source_20_Text"><text:s text:c="6"/>overlap [0, 0, 0, 0, 0, 0, 0, 0, 0, 0, 0, 0]</text:span></text:p>
          <text:p text:style-name="Preformatted_20_Text"><text:span text:style-name="Source_20_Text">31: LITERAL 0x49 ('I')</text:span></text:p>
          <text:p text:style-name="Preformatted_20_Text"><text:span text:style-name="Source_20_Text">33. LITERAL 0x20 (' ')</text:span></text:p>
          <text:p text:style-name="Preformatted_20_Text"><text:span text:style-name="Source_20_Text">35. LITERAL 0x6c ('l')</text:span></text:p>
          <text:p text:style-name="Preformatted_20_Text"><text:span text:style-name="Source_20_Text">37. LITERAL 0x69 ('i')</text:span></text:p>
          <text:p text:style-name="Preformatted_20_Text"><text:span text:style-name="Source_20_Text">39. LITERAL 0x6b ('k')</text:span></text:p>
          <text:p text:style-name="Preformatted_20_Text"><text:span text:style-name="Source_20_Text">41. LITERAL 0x65 ('e')</text:span></text:p>
          <text:p text:style-name="Preformatted_20_Text"><text:span text:style-name="Source_20_Text">43. LITERAL 0x20 (' ')</text:span></text:p>
          <text:p text:style-name="Preformatted_20_Text"><text:span text:style-name="Source_20_Text">45. LITERAL 0x66 ('f')</text:span></text:p>
          <text:p text:style-name="Preformatted_20_Text"><text:span text:style-name="Source_20_Text">47. LITERAL 0x6c ('l')</text:span></text:p>
          <text:p text:style-name="Preformatted_20_Text"><text:span text:style-name="Source_20_Text">49. LITERAL 0x61 ('a')</text:span></text:p>
          <text:p text:style-name="Preformatted_20_Text"><text:span text:style-name="Source_20_Text">51. LITERAL 0x67 ('g')</text:span></text:p>
          <text:p text:style-name="Preformatted_20_Text"><text:span text:style-name="Source_20_Text">53. LITERAL 0x73 ('s')</text:span></text:p>
          <text:p text:style-name="Preformatted_20_Text"><text:span text:style-name="Source_20_Text">55. SUCCESS</text:span></text:p>
          <text:p text:style-name="P10"><text:span text:style-name="Source_20_Text">'''</text:span></text:p>
        </text:section>
      </text:section>
      <text:p text:style-name="Standard"/>
      <text:section text:style-name="Sect2" text:name="ember6774">
        <text:section text:style-name="Sect2" text:name="ember6775">
          <text:h text:style-name="P8" text:outline-level="1"><text:span text:style-name="T3">[6.9] </text:span>re.NOFLAG</text:h>
          <text:h text:style-name="Heading_20_3" text:outline-level="3">Зачем нужен:</text:h>
          <text:p text:style-name="Text_20_body">Указывает, что в функции/методе не применяется флаг.</text:p>
          <text:h text:style-name="Heading_20_3" text:outline-level="3">Полная версия:</text:h>
          <text:p text:style-name="Text_20_body"><text:span text:style-name="Source_20_Text">re.NOFLAG</text:span></text:p>
          <text:h text:style-name="Heading_20_3" text:outline-level="3">Сокращённая версия:</text:h>
          <text:p text:style-name="Text_20_body">Нет</text:p>
          <text:h text:style-name="Heading_20_3" text:outline-level="3">Встроенный флаг:</text:h>
          <text:p text:style-name="Text_20_body">Нет</text:p>
          <text:h text:style-name="Heading_20_3" text:outline-level="3">Числовое представление:</text:h>
          <text:p text:style-name="Text_20_body"><text:span text:style-name="Source_20_Text">0</text:span></text:p>
          <text:h text:style-name="Heading_20_3" text:outline-level="3">Примеры использования:</text:h>
          <text:p text:style-name="Text_20_body">Можно использовать как значение по умолчанию для своих функций:</text:p>
          <text:p text:style-name="Preformatted_20_Text"><text:soft-page-break/><text:span text:style-name="Source_20_Text">def myfunc(text, flags=re.NOFLAG):</text:span></text:p>
          <text:p text:style-name="P10"><text:span text:style-name="Source_20_Text"><text:s text:c="4"/>return re.match(text, flags)</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17T13:41:29.17</meta:creation-date>
    <dc:date>2025-04-04T18:14:31.80</dc:date>
    <meta:editing-duration>P1DT21H7M54S</meta:editing-duration>
    <meta:editing-cycles>14</meta:editing-cycles>
    <meta:generator>OpenOffice/4.1.15$Win32 OpenOffice.org_project/4115m2$Build-9813</meta:generator>
    <dc:creator>Boris Kin</dc:creator>
    <meta:document-statistic meta:table-count="5" meta:image-count="20" meta:object-count="0" meta:page-count="57" meta:paragraph-count="1367" meta:word-count="8291" meta:character-count="56799"/>
  </office:meta>
</office:document-meta>
</file>